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3.587cm"/>
    </style:style>
    <style:style style:name="co4" style:family="table-column">
      <style:table-column-properties fo:break-before="auto" style:column-width="15.887cm"/>
    </style:style>
    <style:style style:name="co5" style:family="table-column">
      <style:table-column-properties fo:break-before="auto" style:column-width="33.385cm"/>
    </style:style>
    <style:style style:name="co6" style:family="table-column">
      <style:table-column-properties fo:break-before="auto" style:column-width="63.108cm"/>
    </style:style>
    <style:style style:name="co7" style:family="table-column">
      <style:table-column-properties fo:break-before="auto" style:column-width="34.43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7d1d5"/>
    </style:style>
    <style:style style:name="ce1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upAn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 calcext:value-type="string">
            <text:p>Orthogroup.ID</text:p>
          </table:table-cell>
          <table:table-cell office:value-type="string" calcext:value-type="string">
            <text:p>AHRD.Descriptions</text:p>
          </table:table-cell>
          <table:table-cell office:value-type="string" calcext:value-type="string">
            <text:p>TAIR.Gene.s..Descriptions</text:p>
          </table:table-cell>
          <table:table-cell office:value-type="string" calcext:value-type="string">
            <text:p>Pfam.Domains</text:p>
          </table:table-cell>
          <table:table-cell office:value-type="string" calcext:value-type="string">
            <text:p>GO.Molecular.Functions</text:p>
          </table:table-cell>
          <table:table-cell office:value-type="string" calcext:value-type="string">
            <text:p>GO.Biological.Processes</text:p>
          </table:table-cell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1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790.464934803628" calcext:value-type="float">
            <text:p>790.464934803628</text:p>
          </table:table-cell>
          <table:table-cell office:value-type="float" office:value="-2.89667291807025" calcext:value-type="float">
            <text:p>-2.89667291807025</text:p>
          </table:table-cell>
          <table:table-cell office:value-type="float" office:value="0.322948022152457" calcext:value-type="float">
            <text:p>0.322948022152457</text:p>
          </table:table-cell>
          <table:table-cell office:value-type="float" office:value="214.419291089327" calcext:value-type="float">
            <text:p>214.419291089327</text:p>
          </table:table-cell>
          <table:table-cell office:value-type="float" office:value="3.22868729863158E-046" calcext:value-type="float">
            <text:p>3.22868729863158E-46</text:p>
          </table:table-cell>
          <table:table-cell office:value-type="float" office:value="1.0073414810363E-044" calcext:value-type="float">
            <text:p>1.0073414810363E-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1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234.012528518709" calcext:value-type="float">
            <text:p>234.012528518709</text:p>
          </table:table-cell>
          <table:table-cell office:value-type="float" office:value="-2.39730783057361" calcext:value-type="float">
            <text:p>-2.39730783057361</text:p>
          </table:table-cell>
          <table:table-cell office:value-type="float" office:value="0.374796405261569" calcext:value-type="float">
            <text:p>0.374796405261569</text:p>
          </table:table-cell>
          <table:table-cell office:value-type="float" office:value="56.2991006868084" calcext:value-type="float">
            <text:p>56.2991006868084</text:p>
          </table:table-cell>
          <table:table-cell office:value-type="float" office:value="0.00000000000362672574160524" calcext:value-type="float">
            <text:p>3.62672574160524E-12</text:p>
          </table:table-cell>
          <table:table-cell office:value-type="float" office:value="0.0000000000145697286467381" calcext:value-type="float">
            <text:p>1.45697286467381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964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377999495461" calcext:value-type="float">
            <text:p>16.4377999495461</text:p>
          </table:table-cell>
          <table:table-cell office:value-type="float" office:value="-2.96505915291616" calcext:value-type="float">
            <text:p>-2.96505915291616</text:p>
          </table:table-cell>
          <table:table-cell office:value-type="float" office:value="0.570793362927247" calcext:value-type="float">
            <text:p>0.570793362927247</text:p>
          </table:table-cell>
          <table:table-cell office:value-type="float" office:value="61.9090376498835" calcext:value-type="float">
            <text:p>61.9090376498835</text:p>
          </table:table-cell>
          <table:table-cell office:value-type="float" office:value="0.000000000000229769747713874" calcext:value-type="float">
            <text:p>2.29769747713874E-13</text:p>
          </table:table-cell>
          <table:table-cell office:value-type="float" office:value="0.00000000000101158048240015" calcext:value-type="float">
            <text:p>1.01158048240015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19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17.6 kDa class II heat shock protein [1.000]</text:p>
          </table:table-cell>
          <table:table-cell office:value-type="string" calcext:value-type="string">
            <text:p>HSP20-like chaperones superfamily protein</text:p>
          </table:table-cell>
          <table:table-cell office:value-type="string" calcext:value-type="string">
            <text:p>HSP20 (PF0001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6.9985943683877" calcext:value-type="float">
            <text:p>56.9985943683877</text:p>
          </table:table-cell>
          <table:table-cell office:value-type="float" office:value="-1.06721740053502" calcext:value-type="float">
            <text:p>-1.06721740053502</text:p>
          </table:table-cell>
          <table:table-cell office:value-type="float" office:value="0.386168991097644" calcext:value-type="float">
            <text:p>0.386168991097644</text:p>
          </table:table-cell>
          <table:table-cell office:value-type="float" office:value="58.0879893045237" calcext:value-type="float">
            <text:p>58.0879893045237</text:p>
          </table:table-cell>
          <table:table-cell office:value-type="float" office:value="0.00000000000150532049419553" calcext:value-type="float">
            <text:p>1.50532049419553E-12</text:p>
          </table:table-cell>
          <table:table-cell office:value-type="float" office:value="0.00000000000623268627221212" calcext:value-type="float">
            <text:p>6.23268627221212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8.6588956798017" calcext:value-type="float">
            <text:p>38.6588956798017</text:p>
          </table:table-cell>
          <table:table-cell office:value-type="float" office:value="-2.80403692408761" calcext:value-type="float">
            <text:p>-2.80403692408761</text:p>
          </table:table-cell>
          <table:table-cell office:value-type="float" office:value="0.507896855360883" calcext:value-type="float">
            <text:p>0.507896855360883</text:p>
          </table:table-cell>
          <table:table-cell office:value-type="float" office:value="62.3522288770121" calcext:value-type="float">
            <text:p>62.3522288770121</text:p>
          </table:table-cell>
          <table:table-cell office:value-type="float" office:value="0.000000000000184738091321391" calcext:value-type="float">
            <text:p>1.84738091321391E-13</text:p>
          </table:table-cell>
          <table:table-cell office:value-type="float" office:value="0.000000000000818736288160416" calcext:value-type="float">
            <text:p>8.18736288160416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45.326363042888" calcext:value-type="float">
            <text:p>145.326363042888</text:p>
          </table:table-cell>
          <table:table-cell office:value-type="float" office:value="-1.98290645565949" calcext:value-type="float">
            <text:p>-1.98290645565949</text:p>
          </table:table-cell>
          <table:table-cell office:value-type="float" office:value="0.792816597536693" calcext:value-type="float">
            <text:p>0.792816597536693</text:p>
          </table:table-cell>
          <table:table-cell office:value-type="float" office:value="19.8111567616486" calcext:value-type="float">
            <text:p>19.8111567616486</text:p>
          </table:table-cell>
          <table:table-cell office:value-type="float" office:value="0.000185745464257" calcext:value-type="float">
            <text:p>0.000185745464257</text:p>
          </table:table-cell>
          <table:table-cell office:value-type="float" office:value="0.000355876349413" calcext:value-type="float">
            <text:p>0.0003558763494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706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48.5097850041523" calcext:value-type="float">
            <text:p>48.5097850041523</text:p>
          </table:table-cell>
          <table:table-cell office:value-type="float" office:value="-1.75476938426037" calcext:value-type="float">
            <text:p>-1.75476938426037</text:p>
          </table:table-cell>
          <table:table-cell office:value-type="float" office:value="0.568597626639106" calcext:value-type="float">
            <text:p>0.568597626639106</text:p>
          </table:table-cell>
          <table:table-cell office:value-type="float" office:value="78.1593493505186" calcext:value-type="float">
            <text:p>78.1593493505186</text:p>
          </table:table-cell>
          <table:table-cell office:value-type="float" office:value="7.61723018894551E-017" calcext:value-type="float">
            <text:p>7.61723018894551E-17</text:p>
          </table:table-cell>
          <table:table-cell office:value-type="float" office:value="4.34181155708423E-016" calcext:value-type="float">
            <text:p>4.34181155708423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83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87.8619480861209" calcext:value-type="float">
            <text:p>87.8619480861209</text:p>
          </table:table-cell>
          <table:table-cell office:value-type="float" office:value="-3.13195875674662" calcext:value-type="float">
            <text:p>-3.13195875674662</text:p>
          </table:table-cell>
          <table:table-cell office:value-type="float" office:value="0.523218197548005" calcext:value-type="float">
            <text:p>0.523218197548005</text:p>
          </table:table-cell>
          <table:table-cell office:value-type="float" office:value="80.0629631258997" calcext:value-type="float">
            <text:p>80.0629631258997</text:p>
          </table:table-cell>
          <table:table-cell office:value-type="float" office:value="2.97529891283265E-017" calcext:value-type="float">
            <text:p>2.97529891283265E-17</text:p>
          </table:table-cell>
          <table:table-cell office:value-type="float" office:value="1.75047336325802E-016" calcext:value-type="float">
            <text:p>1.75047336325802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97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-hydroxy-3-methylglutaryl-coenzyme A reductase 1 [0.551] | 3-hydroxy-3-methylglutaryl-coenzyme A reductase 3 [0.244] | 3-hydroxy-3-methylglutaryl-coenzyme A reductase 2 [0.141] | 3-hydroxy-3-methylglutaryl-coenzyme A reductase [0.064]</text:p>
          </table:table-cell>
          <table:table-cell office:value-type="string" calcext:value-type="string">
            <text:p>3-hydroxy-3-methylglutaryl-CoA reductase 2 | hydroxy methylglutaryl CoA reductase 1</text:p>
          </table:table-cell>
          <table:table-cell office:value-type="string" calcext:value-type="string">
            <text:p>HMG-CoA_red (PF00368) [1.000]</text:p>
          </table:table-cell>
          <table:table-cell office:value-type="string" calcext:value-type="string">
            <text:p>hydroxymethylglutaryl-CoA reductase (NADPH) activity (GO:0004420) [1.000] | coenzyme binding (GO:0050662) [1.000]</text:p>
          </table:table-cell>
          <table:table-cell office:value-type="string" calcext:value-type="string">
            <text:p>oxidation-reduction process (GO:0055114) [1.000] | coenzyme A metabolic process (GO:0015936) [1.000]</text:p>
          </table:table-cell>
          <table:table-cell office:value-type="float" office:value="211.464944761464" calcext:value-type="float">
            <text:p>211.464944761464</text:p>
          </table:table-cell>
          <table:table-cell office:value-type="float" office:value="-5.80857510540361" calcext:value-type="float">
            <text:p>-5.80857510540361</text:p>
          </table:table-cell>
          <table:table-cell office:value-type="float" office:value="0.526170884345719" calcext:value-type="float">
            <text:p>0.526170884345719</text:p>
          </table:table-cell>
          <table:table-cell office:value-type="float" office:value="150.837412098792" calcext:value-type="float">
            <text:p>150.837412098792</text:p>
          </table:table-cell>
          <table:table-cell office:value-type="float" office:value="1.73827246558553E-032" calcext:value-type="float">
            <text:p>1.73827246558553E-32</text:p>
          </table:table-cell>
          <table:table-cell office:value-type="float" office:value="2.70417974504471E-031" calcext:value-type="float">
            <text:p>2.704179745044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700.326326465863" calcext:value-type="float">
            <text:p>700.326326465863</text:p>
          </table:table-cell>
          <table:table-cell office:value-type="float" office:value="-5.51057345980819" calcext:value-type="float">
            <text:p>-5.51057345980819</text:p>
          </table:table-cell>
          <table:table-cell office:value-type="float" office:value="0.475786514123952" calcext:value-type="float">
            <text:p>0.475786514123952</text:p>
          </table:table-cell>
          <table:table-cell office:value-type="float" office:value="137.659790979678" calcext:value-type="float">
            <text:p>137.659790979678</text:p>
          </table:table-cell>
          <table:table-cell office:value-type="float" office:value="1.20787216805945E-029" calcext:value-type="float">
            <text:p>1.20787216805945E-29</text:p>
          </table:table-cell>
          <table:table-cell office:value-type="float" office:value="1.59876930982627E-028" calcext:value-type="float">
            <text:p>1.5987693098262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99.161163187452" calcext:value-type="float">
            <text:p>199.161163187452</text:p>
          </table:table-cell>
          <table:table-cell office:value-type="float" office:value="-5.4389029841186" calcext:value-type="float">
            <text:p>-5.4389029841186</text:p>
          </table:table-cell>
          <table:table-cell office:value-type="float" office:value="0.45581963018765" calcext:value-type="float">
            <text:p>0.45581963018765</text:p>
          </table:table-cell>
          <table:table-cell office:value-type="float" office:value="241.368704299347" calcext:value-type="float">
            <text:p>241.368704299347</text:p>
          </table:table-cell>
          <table:table-cell office:value-type="float" office:value="4.81416087408689E-052" calcext:value-type="float">
            <text:p>4.81416087408689E-52</text:p>
          </table:table-cell>
          <table:table-cell office:value-type="float" office:value="1.90659417011593E-050" calcext:value-type="float">
            <text:p>1.90659417011593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25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196.01300113067" calcext:value-type="float">
            <text:p>1196.01300113067</text:p>
          </table:table-cell>
          <table:table-cell office:value-type="float" office:value="-5.50226506561799" calcext:value-type="float">
            <text:p>-5.50226506561799</text:p>
          </table:table-cell>
          <table:table-cell office:value-type="float" office:value="0.444183479831991" calcext:value-type="float">
            <text:p>0.444183479831991</text:p>
          </table:table-cell>
          <table:table-cell office:value-type="float" office:value="223.107165946034" calcext:value-type="float">
            <text:p>223.107165946034</text:p>
          </table:table-cell>
          <table:table-cell office:value-type="float" office:value="4.27587451916985E-048" calcext:value-type="float">
            <text:p>4.27587451916985E-48</text:p>
          </table:table-cell>
          <table:table-cell office:value-type="float" office:value="1.46513019510626E-046" calcext:value-type="float">
            <text:p>1.46513019510626E-4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19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53.211641164468" calcext:value-type="float">
            <text:p>153.211641164468</text:p>
          </table:table-cell>
          <table:table-cell table:style-name="ce1" office:value-type="float" office:value="-7.31100423342366" calcext:value-type="float">
            <text:p>-7.31100423342366</text:p>
          </table:table-cell>
          <table:table-cell table:style-name="ce1" office:value-type="float" office:value="0.664245425046297" calcext:value-type="float">
            <text:p>0.664245425046297</text:p>
          </table:table-cell>
          <table:table-cell table:style-name="ce1" office:value-type="float" office:value="384.368344182485" calcext:value-type="float">
            <text:p>384.368344182485</text:p>
          </table:table-cell>
          <table:table-cell table:style-name="ce1" office:value-type="float" office:value="5.38163122181239E-083" calcext:value-type="float">
            <text:p>5.38163122181239E-83</text:p>
          </table:table-cell>
          <table:table-cell table:style-name="ce1" office:value-type="float" office:value="5.89098755886471E-081" calcext:value-type="float">
            <text:p>5.89098755886471E-8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16.123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91.239106217092" calcext:value-type="float">
            <text:p>191.239106217092</text:p>
          </table:table-cell>
          <table:table-cell table:style-name="ce1" office:value-type="float" office:value="-7.50726525883166" calcext:value-type="float">
            <text:p>-7.50726525883166</text:p>
          </table:table-cell>
          <table:table-cell table:style-name="ce1" office:value-type="float" office:value="0.657896331670593" calcext:value-type="float">
            <text:p>0.657896331670593</text:p>
          </table:table-cell>
          <table:table-cell table:style-name="ce1" office:value-type="float" office:value="338.875827133679" calcext:value-type="float">
            <text:p>338.875827133679</text:p>
          </table:table-cell>
          <table:table-cell table:style-name="ce1" office:value-type="float" office:value="3.821953673294E-073" calcext:value-type="float">
            <text:p>3.821953673294E-73</text:p>
          </table:table-cell>
          <table:table-cell table:style-name="ce1" office:value-type="float" office:value="3.17836775899255E-071" calcext:value-type="float">
            <text:p>3.17836775899255E-71</text:p>
          </table:table-cell>
          <table:table-cell table:style-name="ce1" table:number-columns-repeated="1011"/>
        </table:table-row>
        <table:table-row table:style-name="ro1">
          <table:table-cell table:style-name="ce6" office:value-type="string" calcext:value-type="string">
            <text:p>Pn16.1237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6" office:value-type="string" calcext:value-type="string">
            <text:p>AMP-dependent synthetase and ligase family protein | OPC-8:0 CoA ligase1</text:p>
          </table:table-cell>
          <table:table-cell table:style-name="ce6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6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6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6" office:value-type="float" office:value="2180.31242125262" calcext:value-type="float">
            <text:p>2180.31242125262</text:p>
          </table:table-cell>
          <table:table-cell table:style-name="ce6" office:value-type="float" office:value="-1.83466746274312" calcext:value-type="float">
            <text:p>-1.83466746274312</text:p>
          </table:table-cell>
          <table:table-cell table:style-name="ce6" office:value-type="float" office:value="0.498758509321159" calcext:value-type="float">
            <text:p>0.498758509321159</text:p>
          </table:table-cell>
          <table:table-cell table:style-name="ce6" office:value-type="float" office:value="32.6474736760089" calcext:value-type="float">
            <text:p>32.6474736760089</text:p>
          </table:table-cell>
          <table:table-cell table:style-name="ce6" office:value-type="float" office:value="0.000000382203893793873" calcext:value-type="float">
            <text:p>3.82203893793873E-07</text:p>
          </table:table-cell>
          <table:table-cell table:style-name="ce6" office:value-type="float" office:value="0.000000978231492876683" calcext:value-type="float">
            <text:p>9.78231492876683E-07</text:p>
          </table:table-cell>
          <table:table-cell table:style-name="ce6" table:number-columns-repeated="1011"/>
        </table:table-row>
        <table:table-row table:style-name="ro1">
          <table:table-cell table:style-name="ce1" office:value-type="string" calcext:value-type="string">
            <text:p>Pn3.430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332.400018755074" calcext:value-type="float">
            <text:p>332.400018755074</text:p>
          </table:table-cell>
          <table:table-cell table:style-name="ce1" office:value-type="float" office:value="-1.58750023504811" calcext:value-type="float">
            <text:p>-1.58750023504811</text:p>
          </table:table-cell>
          <table:table-cell table:style-name="ce1" office:value-type="float" office:value="0.35199509971877" calcext:value-type="float">
            <text:p>0.35199509971877</text:p>
          </table:table-cell>
          <table:table-cell table:style-name="ce1" office:value-type="float" office:value="71.42914805271" calcext:value-type="float">
            <text:p>71.42914805271</text:p>
          </table:table-cell>
          <table:table-cell table:style-name="ce1" office:value-type="float" office:value="2.109563622466E-015" calcext:value-type="float">
            <text:p>2.109563622466E-15</text:p>
          </table:table-cell>
          <table:table-cell table:style-name="ce1" office:value-type="float" office:value="0.0000000000000107716794205817" calcext:value-type="float">
            <text:p>1.07716794205817E-14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21.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C transporter family protein [0.791] | ABC transporter B family member 20 [0.051] | ABC transporter B family member 1 [0.043] | ABC transporter B family member 19 [0.037] | ABC transporter B family member 2 [0.018] | ABC transporter B family member 6 [0.012] | ABC transporter B family member 21 [0.008] | ABC transporter B family member 10 [0.006] | ABC transporter B family member 4 [0.006] | ABC transporter B family member 13 [0.006] | ABC transporter B family member 9 [0.004] | ABC transporter B family member 3 [0.004] | ABC transporter B family member 11 [0.004] | ABC transporter B family member 14 [0.004] | ABC transporter B family member 12 [0.002] | ABC transporter B family member 5 [0.002] | ABC transporter B family member 7 [0.002]</text:p>
          </table:table-cell>
          <table:table-cell office:value-type="string" calcext:value-type="string">
            <text:p>ABC transporter family protein | P-glycoprotein 21 | P-glycoprotein 11 | P-glycoprotein 5 | P-glycoprotein <text:s/>20 | P-glycoprotein 13 | P-glycoprotein 12 | P-glycoprotein 6 | P-glycoprotein 17 | P-glycoprotein <text:s/>9 | P-glycoprotein 14 | P-glycoprotein 2 | P-glycoprotein <text:s/>7 | ATP binding cassette subfamily B19 | P-glycoprotein 10 | ATP binding cassette subfamily B4 | P-glycoprotein 3 | P-glycoprotein 16 | ATP binding cassette subfamily B1 | P-glycoprotein 18</text:p>
          </table:table-cell>
          <table:table-cell office:value-type="string" calcext:value-type="string">
            <text:p>ABC_membrane (PF00664) [0.998] | ABC_tran (PF00005) [0.998] | DUF936 (PF06075) [0.002] | PAH (PF02671) [0.002]</text:p>
          </table:table-cell>
          <table:table-cell office:value-type="string" calcext:value-type="string">
            <text:p>ATP binding (GO:0005524) [1.000] | ATPase activity, coupled to transmembrane movement of substances (GO:0042626) [0.998] | ATPase activity (GO:0016887) [0.998]</text:p>
          </table:table-cell>
          <table:table-cell office:value-type="string" calcext:value-type="string">
            <text:p>transport (GO:0006810) [0.998] | transmembrane transport (GO:0055085) [0.998] | regulation of transcription, DNA-templated (GO:0006355) [0.002]</text:p>
          </table:table-cell>
          <table:table-cell office:value-type="float" office:value="20.740033403409" calcext:value-type="float">
            <text:p>20.740033403409</text:p>
          </table:table-cell>
          <table:table-cell office:value-type="float" office:value="-3.87312000932391" calcext:value-type="float">
            <text:p>-3.87312000932391</text:p>
          </table:table-cell>
          <table:table-cell office:value-type="float" office:value="0.633099157980993" calcext:value-type="float">
            <text:p>0.633099157980993</text:p>
          </table:table-cell>
          <table:table-cell office:value-type="float" office:value="70.3423076615518" calcext:value-type="float">
            <text:p>70.3423076615518</text:p>
          </table:table-cell>
          <table:table-cell office:value-type="float" office:value="3.60543591698469E-015" calcext:value-type="float">
            <text:p>3.60543591698469E-15</text:p>
          </table:table-cell>
          <table:table-cell office:value-type="float" office:value="0.0000000000000180753913422266" calcext:value-type="float">
            <text:p>1.80753913422266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72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BC-2 type transporter family protein [0.410] | 2-oxoisovalerate dehydrogenase subunit alpha 2, mitochondrial [0.359] | 2-oxoisovalerate dehydrogenase subunit alpha 1, mitochondrial [0.231]</text:p>
          </table:table-cell>
          <table:table-cell office:value-type="string" calcext:value-type="string">
            <text:p>Thiamin diphosphate-binding fold (THDP-binding) superfamily protein | ABC-2 type transporter family protein</text:p>
          </table:table-cell>
          <table:table-cell office:value-type="string" calcext:value-type="string">
            <text:p>E1_dh (PF00676) [0.590] | ABC_tran (PF00005) [0.397] | ABC2_membrane (PF01061) [0.346]</text:p>
          </table:table-cell>
          <table:table-cell office:value-type="string" calcext:value-type="string">
            <text:p>oxidoreductase activity, acting on the aldehyde or oxo group of donors, disulfide as acceptor (GO:0016624) [0.590] | ATP binding (GO:0005524) [0.397] | ATPase activity (GO:0016887) [0.397]</text:p>
          </table:table-cell>
          <table:table-cell office:value-type="string" calcext:value-type="string">
            <text:p>metabolic process (GO:0008152) [0.590]</text:p>
          </table:table-cell>
          <table:table-cell office:value-type="float" office:value="33.4258025738769" calcext:value-type="float">
            <text:p>33.4258025738769</text:p>
          </table:table-cell>
          <table:table-cell office:value-type="float" office:value="-7.34963468029887" calcext:value-type="float">
            <text:p>-7.34963468029887</text:p>
          </table:table-cell>
          <table:table-cell office:value-type="float" office:value="1.23607101191868" calcext:value-type="float">
            <text:p>1.23607101191868</text:p>
          </table:table-cell>
          <table:table-cell office:value-type="float" office:value="105.760447991539" calcext:value-type="float">
            <text:p>105.760447991539</text:p>
          </table:table-cell>
          <table:table-cell office:value-type="float" office:value="8.9652396316435E-023" calcext:value-type="float">
            <text:p>8.9652396316435E-23</text:p>
          </table:table-cell>
          <table:table-cell office:value-type="float" office:value="7.76860807064024E-022" calcext:value-type="float">
            <text:p>7.76860807064024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004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Abscisic acid receptor PYR1 [1.000]</text:p>
          </table:table-cell>
          <table:table-cell office:value-type="string" calcext:value-type="string">
            <text:p>Polyketide cyclase/dehydrase and lipid transport superfamily protein | PYR1-like 1</text:p>
          </table:table-cell>
          <table:table-cell office:value-type="string" calcext:value-type="string">
            <text:p>Polyketide_cyc2 (PF10604) [0.897] | Polyketide_cyc (PF03364) [0.10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96.427832618021" calcext:value-type="float">
            <text:p>196.427832618021</text:p>
          </table:table-cell>
          <table:table-cell office:value-type="float" office:value="-1.29690080173263" calcext:value-type="float">
            <text:p>-1.29690080173263</text:p>
          </table:table-cell>
          <table:table-cell office:value-type="float" office:value="0.331448977222329" calcext:value-type="float">
            <text:p>0.331448977222329</text:p>
          </table:table-cell>
          <table:table-cell office:value-type="float" office:value="45.0119585989727" calcext:value-type="float">
            <text:p>45.0119585989727</text:p>
          </table:table-cell>
          <table:table-cell office:value-type="float" office:value="0.000000000919871352977144" calcext:value-type="float">
            <text:p>9.19871352977144E-10</text:p>
          </table:table-cell>
          <table:table-cell office:value-type="float" office:value="0.0000000030080689177527" calcext:value-type="float">
            <text:p>3.0080689177527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71.8257135397491" calcext:value-type="float">
            <text:p>71.8257135397491</text:p>
          </table:table-cell>
          <table:table-cell office:value-type="float" office:value="-3.11611657116713" calcext:value-type="float">
            <text:p>-3.11611657116713</text:p>
          </table:table-cell>
          <table:table-cell office:value-type="float" office:value="0.539015818381092" calcext:value-type="float">
            <text:p>0.539015818381092</text:p>
          </table:table-cell>
          <table:table-cell office:value-type="float" office:value="123.790378326941" calcext:value-type="float">
            <text:p>123.790378326941</text:p>
          </table:table-cell>
          <table:table-cell office:value-type="float" office:value="1.17763620343347E-026" calcext:value-type="float">
            <text:p>1.17763620343347E-26</text:p>
          </table:table-cell>
          <table:table-cell office:value-type="float" office:value="1.30112605089567E-025" calcext:value-type="float">
            <text:p>1.3011260508956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26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82.4498897631645" calcext:value-type="float">
            <text:p>82.4498897631645</text:p>
          </table:table-cell>
          <table:table-cell office:value-type="float" office:value="-1.05250362167261" calcext:value-type="float">
            <text:p>-1.05250362167261</text:p>
          </table:table-cell>
          <table:table-cell office:value-type="float" office:value="0.408864808453254" calcext:value-type="float">
            <text:p>0.408864808453254</text:p>
          </table:table-cell>
          <table:table-cell office:value-type="float" office:value="142.780993443261" calcext:value-type="float">
            <text:p>142.780993443261</text:p>
          </table:table-cell>
          <table:table-cell office:value-type="float" office:value="9.50138310127857E-031" calcext:value-type="float">
            <text:p>9.50138310127857E-31</text:p>
          </table:table-cell>
          <table:table-cell office:value-type="float" office:value="1.33876362582688E-029" calcext:value-type="float">
            <text:p>1.33876362582688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856.92488101107" calcext:value-type="float">
            <text:p>2856.92488101107</text:p>
          </table:table-cell>
          <table:table-cell office:value-type="float" office:value="-4.46734944253601" calcext:value-type="float">
            <text:p>-4.46734944253601</text:p>
          </table:table-cell>
          <table:table-cell office:value-type="float" office:value="0.457777859486694" calcext:value-type="float">
            <text:p>0.457777859486694</text:p>
          </table:table-cell>
          <table:table-cell office:value-type="float" office:value="202.81841836984" calcext:value-type="float">
            <text:p>202.81841836984</text:p>
          </table:table-cell>
          <table:table-cell office:value-type="float" office:value="1.03790947182459E-043" calcext:value-type="float">
            <text:p>1.03790947182459E-43</text:p>
          </table:table-cell>
          <table:table-cell office:value-type="float" office:value="2.8771131939241E-042" calcext:value-type="float">
            <text:p>2.8771131939241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5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028.09577405266" calcext:value-type="float">
            <text:p>2028.09577405266</text:p>
          </table:table-cell>
          <table:table-cell office:value-type="float" office:value="-4.06143057812088" calcext:value-type="float">
            <text:p>-4.06143057812088</text:p>
          </table:table-cell>
          <table:table-cell office:value-type="float" office:value="0.390744717728075" calcext:value-type="float">
            <text:p>0.390744717728075</text:p>
          </table:table-cell>
          <table:table-cell office:value-type="float" office:value="121.798882604304" calcext:value-type="float">
            <text:p>121.798882604304</text:p>
          </table:table-cell>
          <table:table-cell office:value-type="float" office:value="3.16222789775245E-026" calcext:value-type="float">
            <text:p>3.16222789775245E-26</text:p>
          </table:table-cell>
          <table:table-cell office:value-type="float" office:value="3.40355581626514E-025" calcext:value-type="float">
            <text:p>3.40355581626514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40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denine nucleotide alpha hydrolases-like superfamily protein [1.000]</text:p>
          </table:table-cell>
          <table:table-cell office:value-type="string" calcext:value-type="string">
            <text:p>Adenine nucleotide alpha hydrolases-like superfamily protein</text:p>
          </table:table-cell>
          <table:table-cell office:value-type="string" calcext:value-type="string">
            <text:p>Usp (PF005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response to stress (GO:0006950) [1.000]</text:p>
          </table:table-cell>
          <table:table-cell office:value-type="float" office:value="19.6314012561909" calcext:value-type="float">
            <text:p>19.6314012561909</text:p>
          </table:table-cell>
          <table:table-cell office:value-type="float" office:value="-5.4124087319772" calcext:value-type="float">
            <text:p>-5.4124087319772</text:p>
          </table:table-cell>
          <table:table-cell office:value-type="float" office:value="1.4767245768976" calcext:value-type="float">
            <text:p>1.4767245768976</text:p>
          </table:table-cell>
          <table:table-cell office:value-type="float" office:value="34.9457804651645" calcext:value-type="float">
            <text:p>34.9457804651645</text:p>
          </table:table-cell>
          <table:table-cell office:value-type="float" office:value="0.00000012508091821795" calcext:value-type="float">
            <text:p>1.2508091821795E-07</text:p>
          </table:table-cell>
          <table:table-cell office:value-type="float" office:value="0.000000336023795941098" calcext:value-type="float">
            <text:p>3.36023795941098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34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denine phosphoribosyltransferase 5 [1.000]</text:p>
          </table:table-cell>
          <table:table-cell office:value-type="string" calcext:value-type="string">
            <text:p>adenine phosphoribosyl transferase 4 | adenine phosphoribosyl transferase 1 | adenine phosphoribosyl transferase 2 | adenine phosphoribosyltransferase 5 | adenine phosphoribosyl transferase 3</text:p>
          </table:table-cell>
          <table:table-cell office:value-type="string" calcext:value-type="string">
            <text:p>Pribosyltran (PF00156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nucleoside metabolic process (GO:0009116) [1.000]</text:p>
          </table:table-cell>
          <table:table-cell office:value-type="float" office:value="208.427106758205" calcext:value-type="float">
            <text:p>208.427106758205</text:p>
          </table:table-cell>
          <table:table-cell office:value-type="float" office:value="-1.65687291699957" calcext:value-type="float">
            <text:p>-1.65687291699957</text:p>
          </table:table-cell>
          <table:table-cell office:value-type="float" office:value="0.256496357253946" calcext:value-type="float">
            <text:p>0.256496357253946</text:p>
          </table:table-cell>
          <table:table-cell office:value-type="float" office:value="158.798900385007" calcext:value-type="float">
            <text:p>158.798900385007</text:p>
          </table:table-cell>
          <table:table-cell office:value-type="float" office:value="3.32912587793573E-034" calcext:value-type="float">
            <text:p>3.32912587793573E-34</text:p>
          </table:table-cell>
          <table:table-cell office:value-type="float" office:value="5.7540289376999E-033" calcext:value-type="float">
            <text:p>5.754028937699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098</text:p>
          </table:table-cell>
          <table:table-cell office:value-type="float" office:value="6556" calcext:value-type="float">
            <text:p>6556</text:p>
          </table:table-cell>
          <table:table-cell office:value-type="string" calcext:value-type="string">
            <text:p>allantoate amidohydrolase [1.000]</text:p>
          </table:table-cell>
          <table:table-cell office:value-type="string" calcext:value-type="string">
            <text:p>allantoate amidohydrolase</text:p>
          </table:table-cell>
          <table:table-cell office:value-type="string" calcext:value-type="string">
            <text:p>Peptidase_M20 (PF01546) [1.000] | M20_dimer (PF07687) [0.821] | Mlf1IP (PF10248) [0.036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368.656505185727" calcext:value-type="float">
            <text:p>368.656505185727</text:p>
          </table:table-cell>
          <table:table-cell office:value-type="float" office:value="-2.92087088244013" calcext:value-type="float">
            <text:p>-2.92087088244013</text:p>
          </table:table-cell>
          <table:table-cell office:value-type="float" office:value="0.323714920868576" calcext:value-type="float">
            <text:p>0.323714920868576</text:p>
          </table:table-cell>
          <table:table-cell office:value-type="float" office:value="81.8153582094833" calcext:value-type="float">
            <text:p>81.8153582094833</text:p>
          </table:table-cell>
          <table:table-cell office:value-type="float" office:value="1.25196544329904E-017" calcext:value-type="float">
            <text:p>1.25196544329904E-17</text:p>
          </table:table-cell>
          <table:table-cell office:value-type="float" office:value="7.57170658610347E-017" calcext:value-type="float">
            <text:p>7.57170658610347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76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DLH (PF01738) [1.000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3.2924557396065" calcext:value-type="float">
            <text:p>13.2924557396065</text:p>
          </table:table-cell>
          <table:table-cell office:value-type="float" office:value="-7.48174981417036" calcext:value-type="float">
            <text:p>-7.48174981417036</text:p>
          </table:table-cell>
          <table:table-cell office:value-type="float" office:value="1.42925490392949" calcext:value-type="float">
            <text:p>1.42925490392949</text:p>
          </table:table-cell>
          <table:table-cell office:value-type="float" office:value="55.3468805793528" calcext:value-type="float">
            <text:p>55.3468805793528</text:p>
          </table:table-cell>
          <table:table-cell office:value-type="float" office:value="0.00000000000579040065067598" calcext:value-type="float">
            <text:p>5.79040065067598E-12</text:p>
          </table:table-cell>
          <table:table-cell office:value-type="float" office:value="0.0000000000229019890350692" calcext:value-type="float">
            <text:p>2.29019890350692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337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Lipase_3 (PF01764) [0.963]</text:p>
          </table:table-cell>
          <table:table-cell office:value-type="string" calcext:value-type="string">
            <text:p>triglyceride lipase activity (GO:0004806) [0.963]</text:p>
          </table:table-cell>
          <table:table-cell office:value-type="string" calcext:value-type="string">
            <text:p>lipid metabolic process (GO:0006629) [0.963]</text:p>
          </table:table-cell>
          <table:table-cell office:value-type="float" office:value="38.234970197976" calcext:value-type="float">
            <text:p>38.234970197976</text:p>
          </table:table-cell>
          <table:table-cell office:value-type="float" office:value="-8.74464884304637" calcext:value-type="float">
            <text:p>-8.74464884304637</text:p>
          </table:table-cell>
          <table:table-cell office:value-type="float" office:value="1.27715531051977" calcext:value-type="float">
            <text:p>1.27715531051977</text:p>
          </table:table-cell>
          <table:table-cell office:value-type="float" office:value="112.417535082508" calcext:value-type="float">
            <text:p>112.417535082508</text:p>
          </table:table-cell>
          <table:table-cell office:value-type="float" office:value="3.311406268569E-024" calcext:value-type="float">
            <text:p>3.311406268569E-24</text:p>
          </table:table-cell>
          <table:table-cell office:value-type="float" office:value="3.15101878221065E-023" calcext:value-type="float">
            <text:p>3.15101878221065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24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AMP-dependent synthetase and ligase family protein [1.000]</text:p>
          </table:table-cell>
          <table:table-cell office:value-type="string" calcext:value-type="string">
            <text:p>AMP-dependent synthetase and ligase family protein | acyl activating enzyme 12 | benzoyloxyglucosinolate 1</text:p>
          </table:table-cell>
          <table:table-cell office:value-type="string" calcext:value-type="string">
            <text:p>AMP-binding (PF00501) [1.000] | AMP-binding_C (PF13193) [0.978]</text:p>
          </table:table-cell>
          <table:table-cell office:value-type="string" calcext:value-type="string">
            <text:p>catalytic activity (GO:0003824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135.978988038052" calcext:value-type="float">
            <text:p>135.978988038052</text:p>
          </table:table-cell>
          <table:table-cell office:value-type="float" office:value="-4.4495106369766" calcext:value-type="float">
            <text:p>-4.4495106369766</text:p>
          </table:table-cell>
          <table:table-cell office:value-type="float" office:value="0.498042627371231" calcext:value-type="float">
            <text:p>0.498042627371231</text:p>
          </table:table-cell>
          <table:table-cell office:value-type="float" office:value="146.385911471212" calcext:value-type="float">
            <text:p>146.385911471212</text:p>
          </table:table-cell>
          <table:table-cell office:value-type="float" office:value="1.58609746712914E-031" calcext:value-type="float">
            <text:p>1.58609746712914E-31</text:p>
          </table:table-cell>
          <table:table-cell office:value-type="float" office:value="2.34192730706072E-030" calcext:value-type="float">
            <text:p>2.34192730706072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195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nnexin 8 [0.950] | annexin 1 [0.050]</text:p>
          </table:table-cell>
          <table:table-cell office:value-type="string" calcext:value-type="string">
            <text:p>annexin 8</text:p>
          </table:table-cell>
          <table:table-cell office:value-type="string" calcext:value-type="string">
            <text:p>Annexin (PF00191) [1.000]</text:p>
          </table:table-cell>
          <table:table-cell office:value-type="string" calcext:value-type="string">
            <text:p>calcium ion binding (GO:0005509) [1.000] | calcium-dependent phospholipid binding (GO:000554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78.90454637073" calcext:value-type="float">
            <text:p>1978.90454637073</text:p>
          </table:table-cell>
          <table:table-cell office:value-type="float" office:value="-1.57099923287435" calcext:value-type="float">
            <text:p>-1.57099923287435</text:p>
          </table:table-cell>
          <table:table-cell office:value-type="float" office:value="0.250774384325943" calcext:value-type="float">
            <text:p>0.250774384325943</text:p>
          </table:table-cell>
          <table:table-cell office:value-type="float" office:value="235.788308366943" calcext:value-type="float">
            <text:p>235.788308366943</text:p>
          </table:table-cell>
          <table:table-cell office:value-type="float" office:value="7.74909331597639E-051" calcext:value-type="float">
            <text:p>7.74909331597639E-51</text:p>
          </table:table-cell>
          <table:table-cell office:value-type="float" office:value="2.92721837351619E-049" calcext:value-type="float">
            <text:p>2.92721837351619E-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601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spartate aminotransferase, mitochondrial [0.857] | aspartate aminotransferase 1 [0.114] | aspartate aminotransferase 2 [0.029]</text:p>
          </table:table-cell>
          <table:table-cell office:value-type="string" calcext:value-type="string">
            <text:p>aspartate aminotransferase 1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76.82963470848" calcext:value-type="float">
            <text:p>176.82963470848</text:p>
          </table:table-cell>
          <table:table-cell office:value-type="float" office:value="-4.31043181932109" calcext:value-type="float">
            <text:p>-4.31043181932109</text:p>
          </table:table-cell>
          <table:table-cell office:value-type="float" office:value="0.447214072580336" calcext:value-type="float">
            <text:p>0.447214072580336</text:p>
          </table:table-cell>
          <table:table-cell office:value-type="float" office:value="111.437217602656" calcext:value-type="float">
            <text:p>111.437217602656</text:p>
          </table:table-cell>
          <table:table-cell office:value-type="float" office:value="5.38290742398951E-024" calcext:value-type="float">
            <text:p>5.38290742398951E-24</text:p>
          </table:table-cell>
          <table:table-cell office:value-type="float" office:value="5.06117042853267E-023" calcext:value-type="float">
            <text:p>5.0611704285326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3310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ATP-dependent RNA helicase DOB1 [0.852] | DEAD-box ATP-dependent RNA helicase ISE2, chloroplastic [0.111] | Malectin/receptor-like protein kinase family protein [0.037]</text:p>
          </table:table-cell>
          <table:table-cell office:value-type="string" calcext:value-type="string">
            <text:p>DEAD/DEAH box helicase, putative</text:p>
          </table:table-cell>
          <table:table-cell office:value-type="string" calcext:value-type="string">
            <text:p>Helicase_C (PF00271) [0.963] | DSHCT (PF08148) [0.926] | DEAD (PF00270) [0.815] | LRR_1 (PF00560) [0.037] | Pkinase (PF00069) [0.037]</text:p>
          </table:table-cell>
          <table:table-cell office:value-type="string" calcext:value-type="string">
            <text:p>ATP binding (GO:0005524) [1.000] | nucleic acid binding (GO:0003676) [0.963] | helicase activity (GO:0004386) [0.963] | hydrolase activity, acting on acid anhydrides, in phosphorus-containing anhydrides (GO:0016818) [0.926] | ATP-dependent helicase activity (GO:0008026) [0.815] | protein binding (GO:0005515) [0.037] | protein kinase activity (GO:0004672) [0.037]</text:p>
          </table:table-cell>
          <table:table-cell office:value-type="string" calcext:value-type="string">
            <text:p>protein phosphorylation (GO:0006468) [0.037]</text:p>
          </table:table-cell>
          <table:table-cell office:value-type="float" office:value="98.0641762546584" calcext:value-type="float">
            <text:p>98.0641762546584</text:p>
          </table:table-cell>
          <table:table-cell office:value-type="float" office:value="-3.63616429905638" calcext:value-type="float">
            <text:p>-3.63616429905638</text:p>
          </table:table-cell>
          <table:table-cell office:value-type="float" office:value="0.404485797442815" calcext:value-type="float">
            <text:p>0.404485797442815</text:p>
          </table:table-cell>
          <table:table-cell office:value-type="float" office:value="88.5573002929278" calcext:value-type="float">
            <text:p>88.5573002929278</text:p>
          </table:table-cell>
          <table:table-cell office:value-type="float" office:value="4.47097705419438E-019" calcext:value-type="float">
            <text:p>4.47097705419438E-19</text:p>
          </table:table-cell>
          <table:table-cell office:value-type="float" office:value="2.99686021555729E-018" calcext:value-type="float">
            <text:p>2.9968602155572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33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BAG family molecular chaperone regulator 2 [0.484] | BAG family molecular chaperone regulator 3 [0.226] | BAG family molecular chaperone regulator 1 [0.194] | BAG family molecular chaperone regulator 4 [0.097]</text:p>
          </table:table-cell>
          <table:table-cell office:value-type="string" calcext:value-type="string">
            <text:p>Ubiquitin-like superfamily protein</text:p>
          </table:table-cell>
          <table:table-cell office:value-type="string" calcext:value-type="string">
            <text:p>ubiquitin (PF00240) [1.000]</text:p>
          </table:table-cell>
          <table:table-cell office:value-type="string" calcext:value-type="string">
            <text:p>protein binding (GO:000551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7.1737577690117" calcext:value-type="float">
            <text:p>67.1737577690117</text:p>
          </table:table-cell>
          <table:table-cell office:value-type="float" office:value="-1.52548464337957" calcext:value-type="float">
            <text:p>-1.52548464337957</text:p>
          </table:table-cell>
          <table:table-cell office:value-type="float" office:value="0.449213765443851" calcext:value-type="float">
            <text:p>0.449213765443851</text:p>
          </table:table-cell>
          <table:table-cell office:value-type="float" office:value="73.4766560766177" calcext:value-type="float">
            <text:p>73.4766560766177</text:p>
          </table:table-cell>
          <table:table-cell office:value-type="float" office:value="7.68344641734936E-016" calcext:value-type="float">
            <text:p>7.68344641734936E-16</text:p>
          </table:table-cell>
          <table:table-cell office:value-type="float" office:value="4.06202414002994E-015" calcext:value-type="float">
            <text:p>4.06202414002994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43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basic helix-loop-helix (bHLH) DNA-binding superfamily protein [0.882]</text:p>
          </table:table-cell>
          <table:table-cell office:value-type="string" calcext:value-type="string">
            <text:p>basic helix-loop-helix (bHLH) DNA-binding super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68.165670439967" calcext:value-type="float">
            <text:p>368.165670439967</text:p>
          </table:table-cell>
          <table:table-cell office:value-type="float" office:value="-8.7179975079382" calcext:value-type="float">
            <text:p>-8.7179975079382</text:p>
          </table:table-cell>
          <table:table-cell office:value-type="float" office:value="0.691630331705656" calcext:value-type="float">
            <text:p>0.691630331705656</text:p>
          </table:table-cell>
          <table:table-cell office:value-type="float" office:value="762.632505953349" calcext:value-type="float">
            <text:p>762.632505953349</text:p>
          </table:table-cell>
          <table:table-cell office:value-type="float" office:value="5.49694689847425E-165" calcext:value-type="float">
            <text:p>5.49694689847425E-165</text:p>
          </table:table-cell>
          <table:table-cell office:value-type="float" office:value="3.09134551202945E-162" calcext:value-type="float">
            <text:p>3.09134551202945E-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453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88]</text:p>
          </table:table-cell>
          <table:table-cell office:value-type="string" calcext:value-type="string">
            <text:p>protein dimerization activity (GO:0046983) [0.98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459575253193" calcext:value-type="float">
            <text:p>283.459575253193</text:p>
          </table:table-cell>
          <table:table-cell office:value-type="float" office:value="-4.42205298071522" calcext:value-type="float">
            <text:p>-4.42205298071522</text:p>
          </table:table-cell>
          <table:table-cell office:value-type="float" office:value="0.364155164845646" calcext:value-type="float">
            <text:p>0.364155164845646</text:p>
          </table:table-cell>
          <table:table-cell office:value-type="float" office:value="141.328822609416" calcext:value-type="float">
            <text:p>141.328822609416</text:p>
          </table:table-cell>
          <table:table-cell office:value-type="float" office:value="1.95403574117983E-030" calcext:value-type="float">
            <text:p>1.95403574117983E-30</text:p>
          </table:table-cell>
          <table:table-cell office:value-type="float" office:value="2.71166156680076E-029" calcext:value-type="float">
            <text:p>2.71166156680076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12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63] | RVT_1 (PF00078) [0.019]</text:p>
          </table:table-cell>
          <table:table-cell office:value-type="string" calcext:value-type="string">
            <text:p>protein dimerization activity (GO:0046983) [0.963] | RNA binding (GO:0003723) [0.019] | RNA-directed DNA polymerase activity (GO:0003964) [0.019]</text:p>
          </table:table-cell>
          <table:table-cell office:value-type="string" calcext:value-type="string">
            <text:p>RNA-dependent DNA replication (GO:0006278) [0.019]</text:p>
          </table:table-cell>
          <table:table-cell office:value-type="float" office:value="239.834631506172" calcext:value-type="float">
            <text:p>239.834631506172</text:p>
          </table:table-cell>
          <table:table-cell office:value-type="float" office:value="-4.06738860366557" calcext:value-type="float">
            <text:p>-4.06738860366557</text:p>
          </table:table-cell>
          <table:table-cell office:value-type="float" office:value="0.331215758310668" calcext:value-type="float">
            <text:p>0.331215758310668</text:p>
          </table:table-cell>
          <table:table-cell office:value-type="float" office:value="152.422992747698" calcext:value-type="float">
            <text:p>152.422992747698</text:p>
          </table:table-cell>
          <table:table-cell office:value-type="float" office:value="7.90778255693589E-033" calcext:value-type="float">
            <text:p>7.90778255693589E-33</text:p>
          </table:table-cell>
          <table:table-cell office:value-type="float" office:value="1.25714182769097E-031" calcext:value-type="float">
            <text:p>1.25714182769097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358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BEST Arabidopsis thaliana protein match is: transcription regulators . [0.583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72.4313202235176" calcext:value-type="float">
            <text:p>72.4313202235176</text:p>
          </table:table-cell>
          <table:table-cell office:value-type="float" office:value="-2.40282139939131" calcext:value-type="float">
            <text:p>-2.40282139939131</text:p>
          </table:table-cell>
          <table:table-cell office:value-type="float" office:value="0.525484302601758" calcext:value-type="float">
            <text:p>0.525484302601758</text:p>
          </table:table-cell>
          <table:table-cell office:value-type="float" office:value="33.1929295728583" calcext:value-type="float">
            <text:p>33.1929295728583</text:p>
          </table:table-cell>
          <table:table-cell office:value-type="float" office:value="0.000000293256710452817" calcext:value-type="float">
            <text:p>2.93256710452817E-07</text:p>
          </table:table-cell>
          <table:table-cell office:value-type="float" office:value="0.000000759782286396327" calcext:value-type="float">
            <text:p>7.5978228639632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179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BEST Arabidopsis thaliana protein match is: transcription regulators . [0.681] | transcription regulators [0.213] | basic helix-loop-helix (bHLH) DNA-binding superfamily protein [0.106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CT (PF01842) [0.106]</text:p>
          </table:table-cell>
          <table:table-cell office:value-type="string" calcext:value-type="string">
            <text:p>amino acid binding (GO:0016597) [0.106]</text:p>
          </table:table-cell>
          <table:table-cell office:value-type="string" calcext:value-type="string">
            <text:p>metabolic process (GO:0008152) [0.106]</text:p>
          </table:table-cell>
          <table:table-cell office:value-type="float" office:value="313.810655329181" calcext:value-type="float">
            <text:p>313.810655329181</text:p>
          </table:table-cell>
          <table:table-cell office:value-type="float" office:value="-4.62465741503992" calcext:value-type="float">
            <text:p>-4.62465741503992</text:p>
          </table:table-cell>
          <table:table-cell office:value-type="float" office:value="0.415198307423919" calcext:value-type="float">
            <text:p>0.415198307423919</text:p>
          </table:table-cell>
          <table:table-cell office:value-type="float" office:value="155.324471613769" calcext:value-type="float">
            <text:p>155.324471613769</text:p>
          </table:table-cell>
          <table:table-cell office:value-type="float" office:value="1.87089353189884E-033" calcext:value-type="float">
            <text:p>1.87089353189884E-33</text:p>
          </table:table-cell>
          <table:table-cell office:value-type="float" office:value="3.08546554252672E-032" calcext:value-type="float">
            <text:p>3.08546554252672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229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Bifunctional aspartokinase/homoserine dehydrogenase 1 [0.837] | Bifunctional aspartokinase/homoserine dehydrogenase 1, chloroplastic [0.061] | Bifunctional aspartokinase/homoserine dehydrogenase 2, chloroplastic [0.041] | Pentatricopeptide repeat (PPR) superfamily protein [0.020] | Bifunctional aspartokinase/homoserine dehydrogenase [0.020] | aspartate kinase 3 [0.020]</text:p>
          </table:table-cell>
          <table:table-cell office:value-type="string" calcext:value-type="string">
            <text:p>aspartate kinase 3 | Aspartate kinase family protein | aspartate kinase 1</text:p>
          </table:table-cell>
          <table:table-cell office:value-type="string" calcext:value-type="string">
            <text:p>AA_kinase (PF00696) [0.980] | ACT (PF01842) [0.592] | PPR (PF01535) [0.020] | Methyltransf_7 (PF03492) [0.020] | PPR_2 (PF13041) [0.020] | PPR_1 (PF12854) [0.020]</text:p>
          </table:table-cell>
          <table:table-cell office:value-type="string" calcext:value-type="string">
            <text:p>amino acid binding (GO:0016597) [0.592] | methyltransferase activity (GO:0008168) [0.020]</text:p>
          </table:table-cell>
          <table:table-cell office:value-type="string" calcext:value-type="string">
            <text:p>metabolic process (GO:0008152) [0.592]</text:p>
          </table:table-cell>
          <table:table-cell office:value-type="float" office:value="890.557129881742" calcext:value-type="float">
            <text:p>890.557129881742</text:p>
          </table:table-cell>
          <table:table-cell office:value-type="float" office:value="-4.61160165363375" calcext:value-type="float">
            <text:p>-4.61160165363375</text:p>
          </table:table-cell>
          <table:table-cell office:value-type="float" office:value="0.30923721295012" calcext:value-type="float">
            <text:p>0.30923721295012</text:p>
          </table:table-cell>
          <table:table-cell office:value-type="float" office:value="257.392680802293" calcext:value-type="float">
            <text:p>257.392680802293</text:p>
          </table:table-cell>
          <table:table-cell office:value-type="float" office:value="1.64742343623552E-055" calcext:value-type="float">
            <text:p>1.64742343623552E-55</text:p>
          </table:table-cell>
          <table:table-cell office:value-type="float" office:value="7.57074365640818E-054" calcext:value-type="float">
            <text:p>7.57074365640818E-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653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BURP domain-containing protein [1.000]</text:p>
          </table:table-cell>
          <table:table-cell office:value-type="string" calcext:value-type="string">
            <text:p>BURP domain-containing protein</text:p>
          </table:table-cell>
          <table:table-cell office:value-type="string" calcext:value-type="string">
            <text:p>BURP (PF0318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8.6204674034174" calcext:value-type="float">
            <text:p>18.6204674034174</text:p>
          </table:table-cell>
          <table:table-cell office:value-type="float" office:value="-7.77834189687175" calcext:value-type="float">
            <text:p>-7.77834189687175</text:p>
          </table:table-cell>
          <table:table-cell office:value-type="float" office:value="1.31685927314598" calcext:value-type="float">
            <text:p>1.31685927314598</text:p>
          </table:table-cell>
          <table:table-cell office:value-type="float" office:value="90.2918637846324" calcext:value-type="float">
            <text:p>90.2918637846324</text:p>
          </table:table-cell>
          <table:table-cell office:value-type="float" office:value="1.89612819196256E-019" calcext:value-type="float">
            <text:p>1.89612819196256E-19</text:p>
          </table:table-cell>
          <table:table-cell office:value-type="float" office:value="1.30858731947224E-018" calcext:value-type="float">
            <text:p>1.3085873194722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6.35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CAP (Cysteine-rich secretory proteins, Antigen 5, and Pathogenesis-related 1 protein) superfamily protein [1.000]</text:p>
          </table:table-cell>
          <table:table-cell office:value-type="string" calcext:value-type="string">
            <text:p>CAP (Cysteine-rich secretory proteins, Antigen 5, and Pathogenesis-related 1 protein) superfamily protein</text:p>
          </table:table-cell>
          <table:table-cell office:value-type="string" calcext:value-type="string">
            <text:p>CAP (PF0018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51.080071195816" calcext:value-type="float">
            <text:p>451.080071195816</text:p>
          </table:table-cell>
          <table:table-cell office:value-type="float" office:value="-2.91823251681372" calcext:value-type="float">
            <text:p>-2.91823251681372</text:p>
          </table:table-cell>
          <table:table-cell office:value-type="float" office:value="0.392083122238014" calcext:value-type="float">
            <text:p>0.392083122238014</text:p>
          </table:table-cell>
          <table:table-cell office:value-type="float" office:value="59.2224038433378" calcext:value-type="float">
            <text:p>59.2224038433378</text:p>
          </table:table-cell>
          <table:table-cell office:value-type="float" office:value="0.000000000000861702695201248" calcext:value-type="float">
            <text:p>8.61702695201248E-13</text:p>
          </table:table-cell>
          <table:table-cell office:value-type="float" office:value="0.00000000000363472756957661" calcext:value-type="float">
            <text:p>3.6347275695766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0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bohydrate-binding-like fold [0.812] | Cyclomaltodextrin glucanotransferase [0.125]</text:p>
          </table:table-cell>
          <table:table-cell office:value-type="string" calcext:value-type="string">
            <text:p>Carbohydrate-binding-like fold</text:p>
          </table:table-cell>
          <table:table-cell office:value-type="string" calcext:value-type="string">
            <text:p>CBM_20 (PF00686) [0.938] | Rho_N (PF07498) [0.083]</text:p>
          </table:table-cell>
          <table:table-cell office:value-type="string" calcext:value-type="string">
            <text:p>starch binding (GO:2001070) [0.938]</text:p>
          </table:table-cell>
          <table:table-cell office:value-type="string" calcext:value-type="string">
            <text:p>DNA-templated transcription, termination (GO:0006353) [0.083]</text:p>
          </table:table-cell>
          <table:table-cell office:value-type="float" office:value="3224.37871464835" calcext:value-type="float">
            <text:p>3224.37871464835</text:p>
          </table:table-cell>
          <table:table-cell office:value-type="float" office:value="-2.49908422425548" calcext:value-type="float">
            <text:p>-2.49908422425548</text:p>
          </table:table-cell>
          <table:table-cell office:value-type="float" office:value="0.255646573663446" calcext:value-type="float">
            <text:p>0.255646573663446</text:p>
          </table:table-cell>
          <table:table-cell office:value-type="float" office:value="132.124307120829" calcext:value-type="float">
            <text:p>132.124307120829</text:p>
          </table:table-cell>
          <table:table-cell office:value-type="float" office:value="1.88474740931552E-028" calcext:value-type="float">
            <text:p>1.88474740931552E-28</text:p>
          </table:table-cell>
          <table:table-cell office:value-type="float" office:value="2.31869800232719E-027" calcext:value-type="float">
            <text:p>2.31869800232719E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4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arbonic anhydrase [0.795] | Thioredoxin family protein [0.151] | alpha carbonic anhydrase 7 [0.021] | alpha carbonic anhydrase 2 [0.021] | alpha carbonic anhydrase 1 [0.007]</text:p>
          </table:table-cell>
          <table:table-cell office:value-type="string" calcext:value-type="string">
            <text:p>alpha carbonic anhydrase 1 | alpha carbonic anhydrase 4 | alpha carbonic anhydrase 7 | alpha carbonic anhydrase 6 | Thioredoxin family protein | alpha carbonic anhydrase 2</text:p>
          </table:table-cell>
          <table:table-cell office:value-type="string" calcext:value-type="string">
            <text:p>Carb_anhydrase (PF00194) [0.836] | GST_N_3 (PF13417) [0.144]</text:p>
          </table:table-cell>
          <table:table-cell office:value-type="string" calcext:value-type="string">
            <text:p>protein binding (GO:0005515) [0.14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.88974021469078" calcext:value-type="float">
            <text:p>9.88974021469078</text:p>
          </table:table-cell>
          <table:table-cell office:value-type="float" office:value="-3.18745097355973" calcext:value-type="float">
            <text:p>-3.18745097355973</text:p>
          </table:table-cell>
          <table:table-cell office:value-type="float" office:value="0.760445469408606" calcext:value-type="float">
            <text:p>0.760445469408606</text:p>
          </table:table-cell>
          <table:table-cell office:value-type="float" office:value="37.0480049033328" calcext:value-type="float">
            <text:p>37.0480049033328</text:p>
          </table:table-cell>
          <table:table-cell office:value-type="float" office:value="0.0000000449501759664972" calcext:value-type="float">
            <text:p>4.49501759664972E-08</text:p>
          </table:table-cell>
          <table:table-cell office:value-type="float" office:value="0.000000125828049821597" calcext:value-type="float">
            <text:p>1.2582804982159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Carnitinyl-CoA dehydratase [0.340] | indole-3-butyric acid response 10 [0.298] | 3-hydroxyacyl-CoA dehydratase 1 [0.149] | delta(3), delta(2)-enoyl CoA isomerase 1 [0.128] | Fatty acid oxidation complex subunit alpha [0.064]</text:p>
          </table:table-cell>
          <table:table-cell office:value-type="string" calcext:value-type="string">
            <text:p>delta(3), delta(2)-enoyl CoA isomerase 1 | indole-3-butyric acid response 10 | 3-hydroxyacyl-CoA dehydratase 1</text:p>
          </table:table-cell>
          <table:table-cell office:value-type="string" calcext:value-type="string">
            <text:p>ECH (PF00378) [0.979] | PIF1 (PF05970) [0.021] | Myb_DNA-bind_3 (PF12776) [0.021]</text:p>
          </table:table-cell>
          <table:table-cell office:value-type="string" calcext:value-type="string">
            <text:p>catalytic activity (GO:0003824) [0.979] | DNA helicase activity (GO:0003678) [0.021]</text:p>
          </table:table-cell>
          <table:table-cell office:value-type="string" calcext:value-type="string">
            <text:p>metabolic process (GO:0008152) [0.979] | telomere maintenance (GO:0000723) [0.021] | DNA repair (GO:0006281) [0.021]</text:p>
          </table:table-cell>
          <table:table-cell office:value-type="float" office:value="1033.4069513113" calcext:value-type="float">
            <text:p>1033.4069513113</text:p>
          </table:table-cell>
          <table:table-cell office:value-type="float" office:value="-3.98732123206445" calcext:value-type="float">
            <text:p>-3.98732123206445</text:p>
          </table:table-cell>
          <table:table-cell office:value-type="float" office:value="0.30033718908293" calcext:value-type="float">
            <text:p>0.30033718908293</text:p>
          </table:table-cell>
          <table:table-cell office:value-type="float" office:value="246.269277879647" calcext:value-type="float">
            <text:p>246.269277879647</text:p>
          </table:table-cell>
          <table:table-cell office:value-type="float" office:value="4.19472828082718E-053" calcext:value-type="float">
            <text:p>4.19472828082718E-53</text:p>
          </table:table-cell>
          <table:table-cell office:value-type="float" office:value="1.73936244566281E-051" calcext:value-type="float">
            <text:p>1.73936244566281E-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95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CBL-interacting protein kinase 25 [0.529] | CBL-interacting protein kinase 5 [0.471]</text:p>
          </table:table-cell>
          <table:table-cell office:value-type="string" calcext:value-type="string">
            <text:p>CBL-interacting protein kinase 5 | CBL-interacting protein kinase 25</text:p>
          </table:table-cell>
          <table:table-cell office:value-type="string" calcext:value-type="string">
            <text:p>NAF (PF03822) [1.000] | Pkinase (PF00069) [1.000] | Pkinase_Tyr (PF07714) [0.059] | CAF1 (PF04857) [0.029]</text:p>
          </table:table-cell>
          <table:table-cell office:value-type="string" calcext:value-type="string">
            <text:p>ATP binding (GO:0005524) [1.000] | protein kinase activity (GO:0004672) [1.000]</text:p>
          </table:table-cell>
          <table:table-cell office:value-type="string" calcext:value-type="string">
            <text:p>signal transduction (GO:0007165) [1.000] | protein phosphorylation (GO:0006468) [1.000]</text:p>
          </table:table-cell>
          <table:table-cell office:value-type="float" office:value="51.0365150586171" calcext:value-type="float">
            <text:p>51.0365150586171</text:p>
          </table:table-cell>
          <table:table-cell office:value-type="float" office:value="-5.53653330987242" calcext:value-type="float">
            <text:p>-5.53653330987242</text:p>
          </table:table-cell>
          <table:table-cell office:value-type="float" office:value="0.661402543527453" calcext:value-type="float">
            <text:p>0.661402543527453</text:p>
          </table:table-cell>
          <table:table-cell office:value-type="float" office:value="192.518183525204" calcext:value-type="float">
            <text:p>192.518183525204</text:p>
          </table:table-cell>
          <table:table-cell office:value-type="float" office:value="1.74430367980278E-041" calcext:value-type="float">
            <text:p>1.74430367980278E-41</text:p>
          </table:table-cell>
          <table:table-cell office:value-type="float" office:value="4.39642703385587E-040" calcext:value-type="float">
            <text:p>4.396427033855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34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halcone synthase 2 [0.308] | Chalcone synthase [0.252] | Chalcone synthase 1 [0.121] | Chalcone synthase 3 [0.056] | Chalcone synthase 4 [0.056] | Chalcone synthase 6 [0.047] | Chalcone synthase 1B [0.037] | Chalcone synthase 5 [0.037] | Chalcone synthase 7 [0.028] | Chalcone synthase 1A [0.019] | Chalcone synthase 8 [0.019] | Chalcone synthase C2 [0.009] | Chalcone synthase 9 [0.009]</text:p>
          </table:table-cell>
          <table:table-cell office:value-type="string" calcext:value-type="string">
            <text:p>Chalcone and stilbene synthase family protein</text:p>
          </table:table-cell>
          <table:table-cell office:value-type="string" calcext:value-type="string">
            <text:p>Chal_sti_synt_N (PF00195) [1.000] | Chal_sti_synt_C (PF02797) [1.000]</text:p>
          </table:table-cell>
          <table:table-cell office:value-type="string" calcext:value-type="string">
            <text:p>transferase activity, transferring acyl groups (GO:0016746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4163.32173202308" calcext:value-type="float">
            <text:p>4163.32173202308</text:p>
          </table:table-cell>
          <table:table-cell office:value-type="float" office:value="-5.17167314490885" calcext:value-type="float">
            <text:p>-5.17167314490885</text:p>
          </table:table-cell>
          <table:table-cell office:value-type="float" office:value="0.466787107407471" calcext:value-type="float">
            <text:p>0.466787107407471</text:p>
          </table:table-cell>
          <table:table-cell office:value-type="float" office:value="232.618380012678" calcext:value-type="float">
            <text:p>232.618380012678</text:p>
          </table:table-cell>
          <table:table-cell office:value-type="float" office:value="3.75558634172349E-050" calcext:value-type="float">
            <text:p>3.75558634172349E-50</text:p>
          </table:table-cell>
          <table:table-cell office:value-type="float" office:value="1.38268272924828E-048" calcext:value-type="float">
            <text:p>1.38268272924828E-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innamyl alcohol dehydrogenase 9 [0.729] | cinnamyl alcohol dehydrogenase 6 [0.248] | cinnamyl alcohol dehydrogenase homolog 3 [0.016] | cinnamyl alcohol dehydrogenase homolog 2 [0.008]</text:p>
          </table:table-cell>
          <table:table-cell office:value-type="string" calcext:value-type="string">
            <text:p>elicitor-activated gene 3-1 | cinnamyl alcohol dehydrogenase homolog 3 | cinnamyl alcohol dehydrogenase homolog 2 | cinnamyl alcohol dehydrogenase 9 | cinnamyl alcohol dehydrogenase 6 | elicitor-activated gene 3-2</text:p>
          </table:table-cell>
          <table:table-cell office:value-type="string" calcext:value-type="string">
            <text:p>ADH_N (PF08240) [1.000] | ADH_zinc_N (PF00107) [0.992] | 2-Hacid_dh_C (PF02826) [0.008]</text:p>
          </table:table-cell>
          <table:table-cell office:value-type="string" calcext:value-type="string">
            <text:p>oxidoreductase activity (GO:0016491) [1.000] | zinc ion binding (GO:0008270) [0.992] | oxidoreductase activity, acting on the CH-OH group of donors, NAD or NADP as acceptor (GO:0016616) [0.008] | cofactor binding (GO:0048037) [0.008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37.576962214248" calcext:value-type="float">
            <text:p>437.576962214248</text:p>
          </table:table-cell>
          <table:table-cell office:value-type="float" office:value="-4.29124796205536" calcext:value-type="float">
            <text:p>-4.29124796205536</text:p>
          </table:table-cell>
          <table:table-cell office:value-type="float" office:value="0.46259376089007" calcext:value-type="float">
            <text:p>0.46259376089007</text:p>
          </table:table-cell>
          <table:table-cell office:value-type="float" office:value="123.963235349762" calcext:value-type="float">
            <text:p>123.963235349762</text:p>
          </table:table-cell>
          <table:table-cell office:value-type="float" office:value="1.08087121578302E-026" calcext:value-type="float">
            <text:p>1.08087121578302E-26</text:p>
          </table:table-cell>
          <table:table-cell office:value-type="float" office:value="1.19862943056638E-025" calcext:value-type="float">
            <text:p>1.19862943056638E-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492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490.781915997059" calcext:value-type="float">
            <text:p>490.781915997059</text:p>
          </table:table-cell>
          <table:table-cell table:style-name="ce1" office:value-type="float" office:value="-5.0781014804058" calcext:value-type="float">
            <text:p>-5.0781014804058</text:p>
          </table:table-cell>
          <table:table-cell table:style-name="ce1" office:value-type="float" office:value="0.368791994399665" calcext:value-type="float">
            <text:p>0.368791994399665</text:p>
          </table:table-cell>
          <table:table-cell table:style-name="ce1" office:value-type="float" office:value="240.355063487476" calcext:value-type="float">
            <text:p>240.355063487476</text:p>
          </table:table-cell>
          <table:table-cell table:style-name="ce1" office:value-type="float" office:value="7.97486900590608E-052" calcext:value-type="float">
            <text:p>7.97486900590608E-52</text:p>
          </table:table-cell>
          <table:table-cell table:style-name="ce1" office:value-type="float" office:value="3.14176319243183E-050" calcext:value-type="float">
            <text:p>3.14176319243183E-5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22.747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9.998272567497" calcext:value-type="float">
            <text:p>119.998272567497</text:p>
          </table:table-cell>
          <table:table-cell table:style-name="ce1" office:value-type="float" office:value="-6.06551727128214" calcext:value-type="float">
            <text:p>-6.06551727128214</text:p>
          </table:table-cell>
          <table:table-cell table:style-name="ce1" office:value-type="float" office:value="0.55365815326884" calcext:value-type="float">
            <text:p>0.55365815326884</text:p>
          </table:table-cell>
          <table:table-cell table:style-name="ce1" office:value-type="float" office:value="236.695889347767" calcext:value-type="float">
            <text:p>236.695889347767</text:p>
          </table:table-cell>
          <table:table-cell table:style-name="ce1" office:value-type="float" office:value="4.93173162318019E-051" calcext:value-type="float">
            <text:p>4.93173162318019E-51</text:p>
          </table:table-cell>
          <table:table-cell table:style-name="ce1" office:value-type="float" office:value="1.87397471053105E-049" calcext:value-type="float">
            <text:p>1.87397471053105E-49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6.2605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2.201382480836" calcext:value-type="float">
            <text:p>112.201382480836</text:p>
          </table:table-cell>
          <table:table-cell table:style-name="ce1" office:value-type="float" office:value="-5.81130506692762" calcext:value-type="float">
            <text:p>-5.81130506692762</text:p>
          </table:table-cell>
          <table:table-cell table:style-name="ce1" office:value-type="float" office:value="0.510914671315774" calcext:value-type="float">
            <text:p>0.510914671315774</text:p>
          </table:table-cell>
          <table:table-cell table:style-name="ce1" office:value-type="float" office:value="279.829797528369" calcext:value-type="float">
            <text:p>279.829797528369</text:p>
          </table:table-cell>
          <table:table-cell table:style-name="ce1" office:value-type="float" office:value="2.30495436622673E-060" calcext:value-type="float">
            <text:p>2.30495436622673E-60</text:p>
          </table:table-cell>
          <table:table-cell table:style-name="ce1" office:value-type="float" office:value="1.25241421420943E-058" calcext:value-type="float">
            <text:p>1.25241421420943E-58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3.12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yclin p4;1 [0.333] | cyclin p2;1 [0.229] | cyclin p1;1 [0.219] | Cyclin family protein [0.095] | Cyclin-P3-1 [0.048] | cyclin p4;3 [0.038] | CYCLIN P4;2 [0.029] | Cyclin-P1-1 [0.010]</text:p>
          </table:table-cell>
          <table:table-cell office:value-type="string" calcext:value-type="string">
            <text:p>cyclin p4;1 | cyclin p4;3 | Cyclin family protein | CYCLIN P4;2 | cyclin p2;1 | cyclin p1;1</text:p>
          </table:table-cell>
          <table:table-cell office:value-type="string" calcext:value-type="string">
            <text:p>Cyclin (PF08613) [0.990] | Cyclin_N (PF00134) [0.010]</text:p>
          </table:table-cell>
          <table:table-cell office:value-type="string" calcext:value-type="string">
            <text:p>protein kinase binding (GO:0019901) [0.990]</text:p>
          </table:table-cell>
          <table:table-cell office:value-type="string" calcext:value-type="string">
            <text:p>regulation of cyclin-dependent protein serine/threonine kinase activity (GO:0000079) [0.990]</text:p>
          </table:table-cell>
          <table:table-cell office:value-type="float" office:value="44.0984417831182" calcext:value-type="float">
            <text:p>44.0984417831182</text:p>
          </table:table-cell>
          <table:table-cell office:value-type="float" office:value="-2.23397882136111" calcext:value-type="float">
            <text:p>-2.23397882136111</text:p>
          </table:table-cell>
          <table:table-cell office:value-type="float" office:value="0.366002608111975" calcext:value-type="float">
            <text:p>0.366002608111975</text:p>
          </table:table-cell>
          <table:table-cell office:value-type="float" office:value="53.7740931860441" calcext:value-type="float">
            <text:p>53.7740931860441</text:p>
          </table:table-cell>
          <table:table-cell office:value-type="float" office:value="0.0000000000125369766562291" calcext:value-type="float">
            <text:p>1.25369766562291E-11</text:p>
          </table:table-cell>
          <table:table-cell office:value-type="float" office:value="0.0000000000482001862727524" calcext:value-type="float">
            <text:p>4.82001862727524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263</text:p>
          </table:table-cell>
          <table:table-cell office:value-type="float" office:value="13425" calcext:value-type="float">
            <text:p>13425</text:p>
          </table:table-cell>
          <table:table-cell office:value-type="string" calcext:value-type="string">
            <text:p>Cyclopropane mycolic acid synthase 1 [0.857] | S-adenosyl-L-methionine-dependent methyltransferases superfamily protein [0.143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MAS (PF02353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lipid biosynthetic process (GO:0008610) [1.000]</text:p>
          </table:table-cell>
          <table:table-cell office:value-type="float" office:value="18.4259003280336" calcext:value-type="float">
            <text:p>18.4259003280336</text:p>
          </table:table-cell>
          <table:table-cell office:value-type="float" office:value="-1.79305544456928" calcext:value-type="float">
            <text:p>-1.79305544456928</text:p>
          </table:table-cell>
          <table:table-cell office:value-type="float" office:value="0.52753470857177" calcext:value-type="float">
            <text:p>0.52753470857177</text:p>
          </table:table-cell>
          <table:table-cell office:value-type="float" office:value="20.0368893392574" calcext:value-type="float">
            <text:p>20.0368893392574</text:p>
          </table:table-cell>
          <table:table-cell office:value-type="float" office:value="0.000166780459071" calcext:value-type="float">
            <text:p>0.000166780459071</text:p>
          </table:table-cell>
          <table:table-cell office:value-type="float" office:value="0.000321250710862" calcext:value-type="float">
            <text:p>0.0003212507108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37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Cysteine-rich repeat secretory protein 60 [0.529] | Cysteine-rich repeat secretory protein 12 [0.431] | Cysteine-rich repeat secretory protein 2 [0.020] | Cysteine-rich repeat secretory protein 15 [0.020]</text:p>
          </table:table-cell>
          <table:table-cell office:value-type="string" calcext:value-type="string">
            <text:p>plasmodesmata-located protein 7 | plasmodesmata-located protein 6</text:p>
          </table:table-cell>
          <table:table-cell office:value-type="string" calcext:value-type="string">
            <text:p>Stress-antifung (PF01657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60.289395357595" calcext:value-type="float">
            <text:p>160.289395357595</text:p>
          </table:table-cell>
          <table:table-cell office:value-type="float" office:value="-1.99440374337571" calcext:value-type="float">
            <text:p>-1.99440374337571</text:p>
          </table:table-cell>
          <table:table-cell office:value-type="float" office:value="0.355213882531988" calcext:value-type="float">
            <text:p>0.355213882531988</text:p>
          </table:table-cell>
          <table:table-cell office:value-type="float" office:value="61.6686891371" calcext:value-type="float">
            <text:p>61.6686891371</text:p>
          </table:table-cell>
          <table:table-cell office:value-type="float" office:value="0.000000000000258621897481235" calcext:value-type="float">
            <text:p>2.58621897481235E-13</text:p>
          </table:table-cell>
          <table:table-cell office:value-type="float" office:value="0.00000000000113471807759711" calcext:value-type="float">
            <text:p>1.1347180775971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49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648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3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212.697876529568" calcext:value-type="float">
            <text:p>212.697876529568</text:p>
          </table:table-cell>
          <table:table-cell office:value-type="float" office:value="-10.4524087361766" calcext:value-type="float">
            <text:p>-10.4524087361766</text:p>
          </table:table-cell>
          <table:table-cell office:value-type="float" office:value="1.2982409992479" calcext:value-type="float">
            <text:p>1.2982409992479</text:p>
          </table:table-cell>
          <table:table-cell office:value-type="float" office:value="177.410094330897" calcext:value-type="float">
            <text:p>177.410094330897</text:p>
          </table:table-cell>
          <table:table-cell office:value-type="float" office:value="3.19701242764908E-038" calcext:value-type="float">
            <text:p>3.19701242764908E-38</text:p>
          </table:table-cell>
          <table:table-cell office:value-type="float" office:value="6.97544079146131E-037" calcext:value-type="float">
            <text:p>6.97544079146131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44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4.3931962098168" calcext:value-type="float">
            <text:p>34.3931962098168</text:p>
          </table:table-cell>
          <table:table-cell office:value-type="float" office:value="-8.52546017763528" calcext:value-type="float">
            <text:p>-8.52546017763528</text:p>
          </table:table-cell>
          <table:table-cell office:value-type="float" office:value="1.24757884225505" calcext:value-type="float">
            <text:p>1.24757884225505</text:p>
          </table:table-cell>
          <table:table-cell office:value-type="float" office:value="171.722108630645" calcext:value-type="float">
            <text:p>171.722108630645</text:p>
          </table:table-cell>
          <table:table-cell office:value-type="float" office:value="5.40602927278167E-037" calcext:value-type="float">
            <text:p>5.40602927278167E-37</text:p>
          </table:table-cell>
          <table:table-cell office:value-type="float" office:value="1.10003282217299E-035" calcext:value-type="float">
            <text:p>1.10003282217299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74.3173930196447" calcext:value-type="float">
            <text:p>74.3173930196447</text:p>
          </table:table-cell>
          <table:table-cell office:value-type="float" office:value="-9.7340975524096" calcext:value-type="float">
            <text:p>-9.7340975524096</text:p>
          </table:table-cell>
          <table:table-cell office:value-type="float" office:value="1.25777434394628" calcext:value-type="float">
            <text:p>1.25777434394628</text:p>
          </table:table-cell>
          <table:table-cell office:value-type="float" office:value="219.36729021447" calcext:value-type="float">
            <text:p>219.36729021447</text:p>
          </table:table-cell>
          <table:table-cell office:value-type="float" office:value="2.75099986174415E-047" calcext:value-type="float">
            <text:p>2.75099986174415E-47</text:p>
          </table:table-cell>
          <table:table-cell office:value-type="float" office:value="9.06721492892814E-046" calcext:value-type="float">
            <text:p>9.06721492892814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50.5637947305909" calcext:value-type="float">
            <text:p>50.5637947305909</text:p>
          </table:table-cell>
          <table:table-cell office:value-type="float" office:value="-6.71335278575573" calcext:value-type="float">
            <text:p>-6.71335278575573</text:p>
          </table:table-cell>
          <table:table-cell office:value-type="float" office:value="0.941904641109496" calcext:value-type="float">
            <text:p>0.941904641109496</text:p>
          </table:table-cell>
          <table:table-cell office:value-type="float" office:value="175.577138929102" calcext:value-type="float">
            <text:p>175.577138929102</text:p>
          </table:table-cell>
          <table:table-cell office:value-type="float" office:value="7.95308245350663E-038" calcext:value-type="float">
            <text:p>7.95308245350663E-38</text:p>
          </table:table-cell>
          <table:table-cell office:value-type="float" office:value="1.69256943984514E-036" calcext:value-type="float">
            <text:p>1.69256943984514E-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320</text:p>
          </table:table-cell>
          <table:table-cell office:value-type="float" office:value="8926" calcext:value-type="float">
            <text:p>8926</text:p>
          </table:table-cell>
          <table:table-cell office:value-type="string" calcext:value-type="string">
            <text:p>Defensin-like protein 19 [0.435] | Defensin-like protein 3 [0.261] | Defensin-like protein 16 [0.087] | Defensin-like protein 17 [0.043] | Defensin-like protein 14 [0.043] | Defensin-like protein 2 [0.043]</text:p>
          </table:table-cell>
          <table:table-cell office:value-type="string" calcext:value-type="string">
            <text:p>plant defensin 1.2 | Arabidopsis defensin-like protein | plant defensin 1.2b | plant defensin 1.3 | plant defensin 1.2C</text:p>
          </table:table-cell>
          <table:table-cell office:value-type="string" calcext:value-type="string">
            <text:p>Gamma-thionin (PF0030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defense response (GO:0006952) [1.000]</text:p>
          </table:table-cell>
          <table:table-cell office:value-type="float" office:value="495.36602259211" calcext:value-type="float">
            <text:p>495.36602259211</text:p>
          </table:table-cell>
          <table:table-cell office:value-type="float" office:value="-4.11364825155118" calcext:value-type="float">
            <text:p>-4.11364825155118</text:p>
          </table:table-cell>
          <table:table-cell office:value-type="float" office:value="0.703617633768672" calcext:value-type="float">
            <text:p>0.703617633768672</text:p>
          </table:table-cell>
          <table:table-cell office:value-type="float" office:value="91.9027026922529" calcext:value-type="float">
            <text:p>91.9027026922529</text:p>
          </table:table-cell>
          <table:table-cell office:value-type="float" office:value="8.54745159942619E-020" calcext:value-type="float">
            <text:p>8.54745159942619E-20</text:p>
          </table:table-cell>
          <table:table-cell office:value-type="float" office:value="6.03310083869132E-019" calcext:value-type="float">
            <text:p>6.0331008386913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13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isease resistance protein (CC-NBS-LRR class) family [0.790] | NB-ARC domain-containing disease resistance protein [0.043] | Disease resistance protein [0.029] | protein kinase 1B [0.022] | disease resistance protein (TIR-NBS-LRR class) [0.022] | Leucine-rich repeat (LRR) family protein [0.014] | plant intracellular ras group-related LRR 9 [0.007] | Leucine-rich repeat-containing protein 40 [0.007] | LRR and NB-ARC domains-containing disease resistance protein [0.007] | Leucine-rich repeat protein soc-2 homolog [0.007] | Disease resistance protein RGA2 [0.007] | Alpha,alpha-trehalose-phosphate synthase [UDP-forming] 1 [0.007] | plant intracellular ras group-related LRR 2 [0.007] | receptor like protein 34 [0.007] | HOPM interactor 7 [0.007] | Leucine-rich repeat protein SHOC-2 [0.00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NB-ARC (PF00931) [0.812] | LRR_1 (PF00560) [0.377] | LRR_8 (PF13855) [0.167] | LRR_4 (PF12799) [0.130] | LRR_7 (PF13504) [0.130] | Pkinase_Tyr (PF07714) [0.014] | Pkinase (PF00069) [0.014] | Trehalose_PPase (PF02358) [0.007] | Glyco_transf_20 (PF00982) [0.007]</text:p>
          </table:table-cell>
          <table:table-cell office:value-type="string" calcext:value-type="string">
            <text:p>ADP binding (GO:0043531) [0.812] | protein binding (GO:0005515) [0.377] | protein kinase activity (GO:0004672) [0.022] | ATP binding (GO:0005524) [0.014] | catalytic activity (GO:0003824) [0.007]</text:p>
          </table:table-cell>
          <table:table-cell office:value-type="string" calcext:value-type="string">
            <text:p>protein phosphorylation (GO:0006468) [0.022] | trehalose biosynthetic process (GO:0005992) [0.007]</text:p>
          </table:table-cell>
          <table:table-cell office:value-type="float" office:value="17.3573809676849" calcext:value-type="float">
            <text:p>17.3573809676849</text:p>
          </table:table-cell>
          <table:table-cell office:value-type="float" office:value="-7.60410728056533" calcext:value-type="float">
            <text:p>-7.60410728056533</text:p>
          </table:table-cell>
          <table:table-cell office:value-type="float" office:value="1.22686881712054" calcext:value-type="float">
            <text:p>1.22686881712054</text:p>
          </table:table-cell>
          <table:table-cell office:value-type="float" office:value="147.530256806584" calcext:value-type="float">
            <text:p>147.530256806584</text:p>
          </table:table-cell>
          <table:table-cell office:value-type="float" office:value="8.98476643952023E-032" calcext:value-type="float">
            <text:p>8.98476643952023E-32</text:p>
          </table:table-cell>
          <table:table-cell office:value-type="float" office:value="1.33982314257214E-030" calcext:value-type="float">
            <text:p>1.3398231425721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9.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ease resistance protein (CC-NBS-LRR class) family [0.823] | NB-ARC domain-containing disease resistance protein [0.073] | Disease resistance protein [0.027] | disease resistance protein (TIR-NBS-LRR class) [0.026] | Disease resistance protein RGA2 [0.016] | LRR and NB-ARC domains-containing disease resistance protein [0.010] | Disease resistance protein (TIR-NBS-LRR class) family [0.010] | disease resistance protein (TIR-NBS-LRR class), putative [0.006] | Leucine-rich repeat-containing protein 40 [0.001] | Disease resistance protein (TIR-NBS-LRR class) [0.001] | Transmembrane amino acid transporter family protein [0.001] | Leucine-rich repeat protein soc-2 homolog [0.001] | Leucine-rich repeat (LRR) family protein [0.001] | Leucine-rich repeat protein SHOC-2 [0.001]</text:p>
          </table:table-cell>
          <table:table-cell office:value-type="string" calcext:value-type="string">
            <text:p>NB-ARC domain-containing disease resistance protein | LRR and NB-ARC domains-containing disease resistance protein</text:p>
          </table:table-cell>
          <table:table-cell office:value-type="string" calcext:value-type="string">
            <text:p>NB-ARC (PF00931) [0.941] | LRR_1 (PF00560) [0.295] | LRR_8 (PF13855) [0.260] | LRR_7 (PF13504) [0.129] | LRR_4 (PF12799) [0.126] | FNIP (PF05725) [0.007] | TIR (PF01582) [0.007] | Abhydrolase_1 (PF00561) [0.003] | RVT_3 (PF13456) [0.003] | Aa_trans (PF01490) [0.003] | Cystatin (PF00031) [0.001] | UPF0114 (PF03350) [0.001] | WD40 (PF00400) [0.001] | Exo_endo_phos (PF03372) [0.001] | zf-CCHC (PF00098) [0.001] | GIY-YIG (PF01541) [0.001] | UBN2_2 (PF14227) [0.001] | BTB (PF00651) [0.001] | DUF599 (PF04654) [0.001] | LRR_5 (PF13306) [0.001] | DUF1092 (PF06485) [0.001] | zf-BED (PF02892) [0.001]</text:p>
          </table:table-cell>
          <table:table-cell office:value-type="string" calcext:value-type="string">
            <text:p>ADP binding (GO:0043531) [0.941] | protein binding (GO:0005515) [0.303] | cysteine-type endopeptidase inhibitor activity (GO:0004869) [0.001] | nucleic acid binding (GO:0003676) [0.001] | DNA binding (GO:0003677) [0.001] | zinc ion binding (GO:0008270) [0.001]</text:p>
          </table:table-cell>
          <table:table-cell office:value-type="string" calcext:value-type="string">
            <text:p>signal transduction (GO:0007165) [0.007]</text:p>
          </table:table-cell>
          <table:table-cell office:value-type="float" office:value="25.1394798507285" calcext:value-type="float">
            <text:p>25.1394798507285</text:p>
          </table:table-cell>
          <table:table-cell office:value-type="float" office:value="-2.49385272368304" calcext:value-type="float">
            <text:p>-2.49385272368304</text:p>
          </table:table-cell>
          <table:table-cell office:value-type="float" office:value="0.468272076943976" calcext:value-type="float">
            <text:p>0.468272076943976</text:p>
          </table:table-cell>
          <table:table-cell office:value-type="float" office:value="33.6776990185654" calcext:value-type="float">
            <text:p>33.6776990185654</text:p>
          </table:table-cell>
          <table:table-cell office:value-type="float" office:value="0.000000231716372794988" calcext:value-type="float">
            <text:p>2.31716372794988E-07</text:p>
          </table:table-cell>
          <table:table-cell office:value-type="float" office:value="0.000000605994280767687" calcext:value-type="float">
            <text:p>6.0599428076768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sease resistance protein (CC-NBS-LRR class) family [0.900] | NB-ARC domain-containing disease resistance protein [0.062] | Disease resistance protein RPM1 [0.005] | TOPLESS-related 1 [0.005] | TOPLESS-related 2 [0.005] | Leucine-rich repeat-containing protein 7 [0.003] | TOPLESS-related 3 [0.003]</text:p>
          </table:table-cell>
          <table:table-cell office:value-type="string" calcext:value-type="string">
            <text:p>NB-ARC domain-containing disease resistance protein</text:p>
          </table:table-cell>
          <table:table-cell office:value-type="string" calcext:value-type="string">
            <text:p>NB-ARC (PF00931) [0.976] | LRR_4 (PF12799) [0.168] | LRR_8 (PF13855) [0.062] | LRR_1 (PF00560) [0.030] | Jacalin (PF01419) [0.016] | WD40 (PF00400) [0.008] | Chlorophyllase (PF07224) [0.003] | DUF4219 (PF13961) [0.003] | LRR_7 (PF13504) [0.003]</text:p>
          </table:table-cell>
          <table:table-cell office:value-type="string" calcext:value-type="string">
            <text:p>ADP binding (GO:0043531) [0.976] | protein binding (GO:0005515) [0.038] | chlorophyllase activity (GO:0047746) [0.003]</text:p>
          </table:table-cell>
          <table:table-cell office:value-type="string" calcext:value-type="string">
            <text:p>chlorophyll catabolic process (GO:0015996) [0.003]</text:p>
          </table:table-cell>
          <table:table-cell office:value-type="float" office:value="31.3748728996017" calcext:value-type="float">
            <text:p>31.3748728996017</text:p>
          </table:table-cell>
          <table:table-cell office:value-type="float" office:value="-6.72757414881192" calcext:value-type="float">
            <text:p>-6.72757414881192</text:p>
          </table:table-cell>
          <table:table-cell office:value-type="float" office:value="1.16850896517401" calcext:value-type="float">
            <text:p>1.16850896517401</text:p>
          </table:table-cell>
          <table:table-cell office:value-type="float" office:value="77.3337615675911" calcext:value-type="float">
            <text:p>77.3337615675911</text:p>
          </table:table-cell>
          <table:table-cell office:value-type="float" office:value="1.14504469249226E-016" calcext:value-type="float">
            <text:p>1.14504469249226E-16</text:p>
          </table:table-cell>
          <table:table-cell office:value-type="float" office:value="6.44508453837441E-016" calcext:value-type="float">
            <text:p>6.4450845383744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256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Dormancy/auxin associated family protein [0.961] | dormancy-associated protein-like 1 [0.039]</text:p>
          </table:table-cell>
          <table:table-cell office:value-type="string" calcext:value-type="string">
            <text:p>Dormancy/auxin associated family protein</text:p>
          </table:table-cell>
          <table:table-cell office:value-type="string" calcext:value-type="string">
            <text:p>Auxin_repressed (PF0556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4.6279344140273" calcext:value-type="float">
            <text:p>34.6279344140273</text:p>
          </table:table-cell>
          <table:table-cell office:value-type="float" office:value="-4.0844661870084" calcext:value-type="float">
            <text:p>-4.0844661870084</text:p>
          </table:table-cell>
          <table:table-cell office:value-type="float" office:value="0.560903691642417" calcext:value-type="float">
            <text:p>0.560903691642417</text:p>
          </table:table-cell>
          <table:table-cell office:value-type="float" office:value="83.176813553257" calcext:value-type="float">
            <text:p>83.176813553257</text:p>
          </table:table-cell>
          <table:table-cell office:value-type="float" office:value="6.38933869255274E-018" calcext:value-type="float">
            <text:p>6.38933869255274E-18</text:p>
          </table:table-cell>
          <table:table-cell office:value-type="float" office:value="3.93721884369193E-017" calcext:value-type="float">
            <text:p>3.93721884369193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98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E3 ubiquitin-protein ligase makorin [0.931] | zinc finger (CCCH-type/C3HC4-type RING finger) family protein [0.034]</text:p>
          </table:table-cell>
          <table:table-cell office:value-type="string" calcext:value-type="string">
            <text:p>zinc finger (CCCH-type/C3HC4-type RING finger) family protein</text:p>
          </table:table-cell>
          <table:table-cell office:value-type="string" calcext:value-type="string">
            <text:p>zf-CCCH (PF00642) [0.897] | zf-RING_2 (PF13639) [0.690] | zf-C3HC4 (PF00097) [0.241]</text:p>
          </table:table-cell>
          <table:table-cell office:value-type="string" calcext:value-type="string">
            <text:p>metal ion binding (GO:0046872) [0.897] | protein binding (GO:0005515) [0.690] | zinc ion binding (GO:0008270) [0.69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.4382249320425" calcext:value-type="float">
            <text:p>30.4382249320425</text:p>
          </table:table-cell>
          <table:table-cell office:value-type="float" office:value="-3.42862958147717" calcext:value-type="float">
            <text:p>-3.42862958147717</text:p>
          </table:table-cell>
          <table:table-cell office:value-type="float" office:value="0.542519989931087" calcext:value-type="float">
            <text:p>0.542519989931087</text:p>
          </table:table-cell>
          <table:table-cell office:value-type="float" office:value="56.5010346760566" calcext:value-type="float">
            <text:p>56.5010346760566</text:p>
          </table:table-cell>
          <table:table-cell office:value-type="float" office:value="0.00000000000328410150945752" calcext:value-type="float">
            <text:p>3.28410150945752E-12</text:p>
          </table:table-cell>
          <table:table-cell office:value-type="float" office:value="0.0000000000132405884855716" calcext:value-type="float">
            <text:p>1.32405884855716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23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early nodulin-like protein 4 [0.526] | early nodulin-like protein 1 [0.263] | early nodulin-like protein 3 [0.132] | early nodulin-like protein 2 [0.053] | Early nodulin-like protein 1 [0.026]</text:p>
          </table:table-cell>
          <table:table-cell office:value-type="string" calcext:value-type="string">
            <text:p>early nodulin-like protein 3 | early nodulin-like protein 1 | early nodulin-like protein 4</text:p>
          </table:table-cell>
          <table:table-cell office:value-type="string" calcext:value-type="string">
            <text:p>Cu_bind_like (PF02298) [1.000] | RALF (PF05498) [0.026]</text:p>
          </table:table-cell>
          <table:table-cell office:value-type="string" calcext:value-type="string">
            <text:p>copper ion binding (GO:0005507) [1.000] | electron carrier activity (GO:000905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7.8770537634523" calcext:value-type="float">
            <text:p>97.8770537634523</text:p>
          </table:table-cell>
          <table:table-cell office:value-type="float" office:value="-7.16234979439269" calcext:value-type="float">
            <text:p>-7.16234979439269</text:p>
          </table:table-cell>
          <table:table-cell office:value-type="float" office:value="0.76222178884827" calcext:value-type="float">
            <text:p>0.76222178884827</text:p>
          </table:table-cell>
          <table:table-cell office:value-type="float" office:value="445.671772876864" calcext:value-type="float">
            <text:p>445.671772876864</text:p>
          </table:table-cell>
          <table:table-cell office:value-type="float" office:value="2.82502950701605E-096" calcext:value-type="float">
            <text:p>2.82502950701605E-96</text:p>
          </table:table-cell>
          <table:table-cell office:value-type="float" office:value="4.23660258402173E-094" calcext:value-type="float">
            <text:p>4.23660258402173E-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5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782.686600733093" calcext:value-type="float">
            <text:p>782.686600733093</text:p>
          </table:table-cell>
          <table:table-cell office:value-type="float" office:value="-5.76535623770507" calcext:value-type="float">
            <text:p>-5.76535623770507</text:p>
          </table:table-cell>
          <table:table-cell office:value-type="float" office:value="0.296885596884319" calcext:value-type="float">
            <text:p>0.296885596884319</text:p>
          </table:table-cell>
          <table:table-cell office:value-type="float" office:value="365.718626305773" calcext:value-type="float">
            <text:p>365.718626305773</text:p>
          </table:table-cell>
          <table:table-cell office:value-type="float" office:value="5.88715691793335E-079" calcext:value-type="float">
            <text:p>5.88715691793335E-79</text:p>
          </table:table-cell>
          <table:table-cell office:value-type="float" office:value="5.84686953063624E-077" calcext:value-type="float">
            <text:p>5.84686953063624E-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7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36.441848536124" calcext:value-type="float">
            <text:p>436.441848536124</text:p>
          </table:table-cell>
          <table:table-cell office:value-type="float" office:value="-5.77339711910101" calcext:value-type="float">
            <text:p>-5.77339711910101</text:p>
          </table:table-cell>
          <table:table-cell office:value-type="float" office:value="0.586428310685093" calcext:value-type="float">
            <text:p>0.586428310685093</text:p>
          </table:table-cell>
          <table:table-cell office:value-type="float" office:value="94.4172280472467" calcext:value-type="float">
            <text:p>94.4172280472467</text:p>
          </table:table-cell>
          <table:table-cell office:value-type="float" office:value="2.4635076344136E-020" calcext:value-type="float">
            <text:p>2.4635076344136E-20</text:p>
          </table:table-cell>
          <table:table-cell office:value-type="float" office:value="1.80598351755366E-019" calcext:value-type="float">
            <text:p>1.80598351755366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8.121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Ethylene-responsive transcription factor 1 [1.000]</text:p>
          </table:table-cell>
          <table:table-cell office:value-type="string" calcext:value-type="string">
            <text:p>Integrase-type DNA-binding superfamily protein</text:p>
          </table:table-cell>
          <table:table-cell office:value-type="string" calcext:value-type="string">
            <text:p>AP2 (PF00847) [1.000]</text:p>
          </table:table-cell>
          <table:table-cell office:value-type="string" calcext:value-type="string">
            <text:p>sequence-specific DNA binding transcription factor activity (GO:0003700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77.6539441881236" calcext:value-type="float">
            <text:p>77.6539441881236</text:p>
          </table:table-cell>
          <table:table-cell office:value-type="float" office:value="-1.37903076053273" calcext:value-type="float">
            <text:p>-1.37903076053273</text:p>
          </table:table-cell>
          <table:table-cell office:value-type="float" office:value="0.415659500160916" calcext:value-type="float">
            <text:p>0.415659500160916</text:p>
          </table:table-cell>
          <table:table-cell office:value-type="float" office:value="43.4710857514888" calcext:value-type="float">
            <text:p>43.4710857514888</text:p>
          </table:table-cell>
          <table:table-cell office:value-type="float" office:value="0.00000000195470163874728" calcext:value-type="float">
            <text:p>1.95470163874728E-09</text:p>
          </table:table-cell>
          <table:table-cell office:value-type="float" office:value="0.00000000618961336762671" calcext:value-type="float">
            <text:p>6.18961336762671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18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thylene-responsive transcription factor RAP2-4 [0.011]</text:p>
          </table:table-cell>
          <table:table-cell office:value-type="string" calcext:value-type="string">
            <text:p>Protein of unknown function (DUF1218)</text:p>
          </table:table-cell>
          <table:table-cell office:value-type="string" calcext:value-type="string">
            <text:p>DUF1218 (PF06749) [1.000] | AP2 (PF00847) [0.011]</text:p>
          </table:table-cell>
          <table:table-cell office:value-type="string" calcext:value-type="string">
            <text:p>sequence-specific DNA binding transcription factor activity (GO:0003700) [0.011]</text:p>
          </table:table-cell>
          <table:table-cell office:value-type="string" calcext:value-type="string">
            <text:p>regulation of transcription, DNA-templated (GO:0006355) [0.011]</text:p>
          </table:table-cell>
          <table:table-cell office:value-type="float" office:value="67.3042492728905" calcext:value-type="float">
            <text:p>67.3042492728905</text:p>
          </table:table-cell>
          <table:table-cell office:value-type="float" office:value="-1.5184019252707" calcext:value-type="float">
            <text:p>-1.5184019252707</text:p>
          </table:table-cell>
          <table:table-cell office:value-type="float" office:value="0.36705434294215" calcext:value-type="float">
            <text:p>0.36705434294215</text:p>
          </table:table-cell>
          <table:table-cell office:value-type="float" office:value="30.7741114807184" calcext:value-type="float">
            <text:p>30.7741114807184</text:p>
          </table:table-cell>
          <table:table-cell office:value-type="float" office:value="0.000000948419538017864" calcext:value-type="float">
            <text:p>9.48419538017864E-07</text:p>
          </table:table-cell>
          <table:table-cell office:value-type="float" office:value="0.00000233485061643905" calcext:value-type="float">
            <text:p>2.33485061643905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77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87] | TAXi_N (PF14543) [0.987] | Asp (PF00026) [0.013]</text:p>
          </table:table-cell>
          <table:table-cell office:value-type="string" calcext:value-type="string">
            <text:p>aspartic-type endopeptidase activity (GO:0004190) [0.013]</text:p>
          </table:table-cell>
          <table:table-cell office:value-type="string" calcext:value-type="string">
            <text:p>proteolysis (GO:0006508) [0.013]</text:p>
          </table:table-cell>
          <table:table-cell office:value-type="float" office:value="213.978337650971" calcext:value-type="float">
            <text:p>213.978337650971</text:p>
          </table:table-cell>
          <table:table-cell office:value-type="float" office:value="-2.11824065002015" calcext:value-type="float">
            <text:p>-2.11824065002015</text:p>
          </table:table-cell>
          <table:table-cell office:value-type="float" office:value="0.4987927737499" calcext:value-type="float">
            <text:p>0.4987927737499</text:p>
          </table:table-cell>
          <table:table-cell office:value-type="float" office:value="22.0871219961153" calcext:value-type="float">
            <text:p>22.0871219961153</text:p>
          </table:table-cell>
          <table:table-cell office:value-type="float" office:value="0.0000625641929971052" calcext:value-type="float">
            <text:p>6.25641929971052E-05</text:p>
          </table:table-cell>
          <table:table-cell office:value-type="float" office:value="0.000126455053818" calcext:value-type="float">
            <text:p>0.0001264550538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1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71] | TAXi_N (PF14543) [0.941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52.158500026316" calcext:value-type="float">
            <text:p>952.158500026316</text:p>
          </table:table-cell>
          <table:table-cell office:value-type="float" office:value="-7.25107459697812" calcext:value-type="float">
            <text:p>-7.25107459697812</text:p>
          </table:table-cell>
          <table:table-cell office:value-type="float" office:value="0.568721882040068" calcext:value-type="float">
            <text:p>0.568721882040068</text:p>
          </table:table-cell>
          <table:table-cell office:value-type="float" office:value="208.075039318084" calcext:value-type="float">
            <text:p>208.075039318084</text:p>
          </table:table-cell>
          <table:table-cell office:value-type="float" office:value="7.58929989546729E-045" calcext:value-type="float">
            <text:p>7.58929989546729E-45</text:p>
          </table:table-cell>
          <table:table-cell office:value-type="float" office:value="2.22583182722994E-043" calcext:value-type="float">
            <text:p>2.22583182722994E-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0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7.3753501428278" calcext:value-type="float">
            <text:p>27.3753501428278</text:p>
          </table:table-cell>
          <table:table-cell office:value-type="float" office:value="-7.32089109050217" calcext:value-type="float">
            <text:p>-7.32089109050217</text:p>
          </table:table-cell>
          <table:table-cell office:value-type="float" office:value="1.27070157411208" calcext:value-type="float">
            <text:p>1.27070157411208</text:p>
          </table:table-cell>
          <table:table-cell office:value-type="float" office:value="107.94631768024" calcext:value-type="float">
            <text:p>107.94631768024</text:p>
          </table:table-cell>
          <table:table-cell office:value-type="float" office:value="3.03576184119147E-023" calcext:value-type="float">
            <text:p>3.03576184119147E-23</text:p>
          </table:table-cell>
          <table:table-cell office:value-type="float" office:value="2.71528678400008E-022" calcext:value-type="float">
            <text:p>2.71528678400008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3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0.9129811416509" calcext:value-type="float">
            <text:p>10.9129811416509</text:p>
          </table:table-cell>
          <table:table-cell office:value-type="float" office:value="-7.07088982953726" calcext:value-type="float">
            <text:p>-7.07088982953726</text:p>
          </table:table-cell>
          <table:table-cell office:value-type="float" office:value="1.26804875893998" calcext:value-type="float">
            <text:p>1.26804875893998</text:p>
          </table:table-cell>
          <table:table-cell office:value-type="float" office:value="86.5064867634681" calcext:value-type="float">
            <text:p>86.5064867634681</text:p>
          </table:table-cell>
          <table:table-cell office:value-type="float" office:value="1.23241096932947E-018" calcext:value-type="float">
            <text:p>1.23241096932947E-18</text:p>
          </table:table-cell>
          <table:table-cell office:value-type="float" office:value="7.99627480676851E-018" calcext:value-type="float">
            <text:p>7.9962748067685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ibberellin-regulated family protein [0.990] | GAST1 protein homolog 3 [0.010]</text:p>
          </table:table-cell>
          <table:table-cell office:value-type="string" calcext:value-type="string">
            <text:p>Gibberellin-regulated family protein | GAST1 protein homolog 2 | GAST1 protein homolog 3 | GAST1 protein homolog 1</text:p>
          </table:table-cell>
          <table:table-cell office:value-type="string" calcext:value-type="string">
            <text:p>GASA (PF0270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83.76255778613" calcext:value-type="float">
            <text:p>2683.76255778613</text:p>
          </table:table-cell>
          <table:table-cell office:value-type="float" office:value="-1.67508948682039" calcext:value-type="float">
            <text:p>-1.67508948682039</text:p>
          </table:table-cell>
          <table:table-cell office:value-type="float" office:value="0.480895836414666" calcext:value-type="float">
            <text:p>0.480895836414666</text:p>
          </table:table-cell>
          <table:table-cell office:value-type="float" office:value="125.642776708133" calcext:value-type="float">
            <text:p>125.642776708133</text:p>
          </table:table-cell>
          <table:table-cell office:value-type="float" office:value="4.69832167001948E-027" calcext:value-type="float">
            <text:p>4.69832167001948E-27</text:p>
          </table:table-cell>
          <table:table-cell office:value-type="float" office:value="5.31232701518413E-026" calcext:value-type="float">
            <text:p>5.31232701518413E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7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4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Glucose-1-phosphate adenylyltransferase large subunit 1 [0.940] | Glucose-1-phosphate adenylyltransferase large subunit 2, chloroplastic [0.060]</text:p>
          </table:table-cell>
          <table:table-cell office:value-type="string" calcext:value-type="string">
            <text:p>Glucose-1-phosphate adenylyltransferase family protein | ADP glucose pyrophosphorylase large subunit 1 | ADPGLC-PPase large subunit</text:p>
          </table:table-cell>
          <table:table-cell office:value-type="string" calcext:value-type="string">
            <text:p>NTP_transferase (PF00483) [1.000] | OTCace (PF00185) [0.010] | OTCace_N (PF02729) [0.010]</text:p>
          </table:table-cell>
          <table:table-cell office:value-type="string" calcext:value-type="string">
            <text:p>nucleotidyltransferase activity (GO:0016779) [1.000] | amino acid binding (GO:0016597) [0.010] | carboxyl- or carbamoyltransferase activity (GO:0016743) [0.010]</text:p>
          </table:table-cell>
          <table:table-cell office:value-type="string" calcext:value-type="string">
            <text:p>biosynthetic process (GO:0009058) [1.000] | cellular amino acid metabolic process (GO:0006520) [0.010]</text:p>
          </table:table-cell>
          <table:table-cell office:value-type="float" office:value="121.441211453755" calcext:value-type="float">
            <text:p>121.441211453755</text:p>
          </table:table-cell>
          <table:table-cell office:value-type="float" office:value="-2.72058955664738" calcext:value-type="float">
            <text:p>-2.72058955664738</text:p>
          </table:table-cell>
          <table:table-cell office:value-type="float" office:value="0.501483937246985" calcext:value-type="float">
            <text:p>0.501483937246985</text:p>
          </table:table-cell>
          <table:table-cell office:value-type="float" office:value="76.626696072195" calcext:value-type="float">
            <text:p>76.626696072195</text:p>
          </table:table-cell>
          <table:table-cell office:value-type="float" office:value="1.62336114862927E-016" calcext:value-type="float">
            <text:p>1.62336114862927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794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Glucose-6-phosphate/phosphate translocator-related [0.537] | Triose phosphate/phosphate translocator, chloroplastic [0.463]</text:p>
          </table:table-cell>
          <table:table-cell office:value-type="string" calcext:value-type="string">
            <text:p>Glucose-6-phosphate/phosphate translocator-related</text:p>
          </table:table-cell>
          <table:table-cell office:value-type="string" calcext:value-type="string">
            <text:p>TPT (PF03151) [0.951] | EamA (PF00892) [0.43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58.044563851213" calcext:value-type="float">
            <text:p>158.044563851213</text:p>
          </table:table-cell>
          <table:table-cell office:value-type="float" office:value="-2.01667418692905" calcext:value-type="float">
            <text:p>-2.01667418692905</text:p>
          </table:table-cell>
          <table:table-cell office:value-type="float" office:value="0.319809049114011" calcext:value-type="float">
            <text:p>0.319809049114011</text:p>
          </table:table-cell>
          <table:table-cell office:value-type="float" office:value="96.8160706387728" calcext:value-type="float">
            <text:p>96.8160706387728</text:p>
          </table:table-cell>
          <table:table-cell office:value-type="float" office:value="7.51604583854943E-021" calcext:value-type="float">
            <text:p>7.51604583854943E-21</text:p>
          </table:table-cell>
          <table:table-cell office:value-type="float" office:value="5.68696438406221E-020" calcext:value-type="float">
            <text:p>5.68696438406221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2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56.191073279793" calcext:value-type="float">
            <text:p>156.191073279793</text:p>
          </table:table-cell>
          <table:table-cell office:value-type="float" office:value="-1.34241699199472" calcext:value-type="float">
            <text:p>-1.34241699199472</text:p>
          </table:table-cell>
          <table:table-cell office:value-type="float" office:value="0.469791355169214" calcext:value-type="float">
            <text:p>0.469791355169214</text:p>
          </table:table-cell>
          <table:table-cell office:value-type="float" office:value="24.7691341582311" calcext:value-type="float">
            <text:p>24.7691341582311</text:p>
          </table:table-cell>
          <table:table-cell office:value-type="float" office:value="0.0000172553495452135" calcext:value-type="float">
            <text:p>1.72553495452135E-05</text:p>
          </table:table-cell>
          <table:table-cell office:value-type="float" office:value="0.0000371213205202101" calcext:value-type="float">
            <text:p>3.71213205202101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63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Glyceraldehyde-3-phosphate dehydrogenase, cytosolic [0.588] | Glyceraldehyde-3-phosphate dehydrogenase 2, cytosolic [0.265] | Glyceraldehyde-3-phosphate dehydrogenase 1, cytosolic [0.118] | Glyceraldehyde-3-phosphate dehydrogenase 3, cytosolic [0.029]</text:p>
          </table:table-cell>
          <table:table-cell office:value-type="string" calcext:value-type="string">
            <text:p>glyceraldehyde-3-phosphate dehydrogenase C subunit 1 | glyceraldehyde-3-phosphate dehydrogenase C2</text:p>
          </table:table-cell>
          <table:table-cell office:value-type="string" calcext:value-type="string">
            <text:p>Gp_dh_N (PF00044) [1.000] | Gp_dh_C (PF02800) [1.000]</text:p>
          </table:table-cell>
          <table:table-cell office:value-type="string" calcext:value-type="string">
            <text:p>oxidoreductase activity, acting on the aldehyde or oxo group of donors, NAD or NADP as acceptor (GO:0016620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978.13910841922" calcext:value-type="float">
            <text:p>1978.13910841922</text:p>
          </table:table-cell>
          <table:table-cell office:value-type="float" office:value="-1.23033441450909" calcext:value-type="float">
            <text:p>-1.23033441450909</text:p>
          </table:table-cell>
          <table:table-cell office:value-type="float" office:value="0.516331437014205" calcext:value-type="float">
            <text:p>0.516331437014205</text:p>
          </table:table-cell>
          <table:table-cell office:value-type="float" office:value="43.4072510179791" calcext:value-type="float">
            <text:p>43.4072510179791</text:p>
          </table:table-cell>
          <table:table-cell office:value-type="float" office:value="0.00000000201667854284906" calcext:value-type="float">
            <text:p>2.01667854284906E-09</text:p>
          </table:table-cell>
          <table:table-cell office:value-type="float" office:value="0.00000000638047592424609" calcext:value-type="float">
            <text:p>6.38047592424609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31.7446172704448" calcext:value-type="float">
            <text:p>31.7446172704448</text:p>
          </table:table-cell>
          <table:table-cell office:value-type="float" office:value="-5.92959689297091" calcext:value-type="float">
            <text:p>-5.92959689297091</text:p>
          </table:table-cell>
          <table:table-cell office:value-type="float" office:value="0.890893756549988" calcext:value-type="float">
            <text:p>0.890893756549988</text:p>
          </table:table-cell>
          <table:table-cell office:value-type="float" office:value="178.281235140181" calcext:value-type="float">
            <text:p>178.281235140181</text:p>
          </table:table-cell>
          <table:table-cell office:value-type="float" office:value="2.07314839796932E-038" calcext:value-type="float">
            <text:p>2.07314839796932E-38</text:p>
          </table:table-cell>
          <table:table-cell office:value-type="float" office:value="4.56539140600293E-037" calcext:value-type="float">
            <text:p>4.56539140600293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1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56.9975805802295" calcext:value-type="float">
            <text:p>56.9975805802295</text:p>
          </table:table-cell>
          <table:table-cell office:value-type="float" office:value="-5.02678268519529" calcext:value-type="float">
            <text:p>-5.02678268519529</text:p>
          </table:table-cell>
          <table:table-cell office:value-type="float" office:value="0.579249075051376" calcext:value-type="float">
            <text:p>0.579249075051376</text:p>
          </table:table-cell>
          <table:table-cell office:value-type="float" office:value="124.307124081236" calcext:value-type="float">
            <text:p>124.307124081236</text:p>
          </table:table-cell>
          <table:table-cell office:value-type="float" office:value="9.11363339977802E-027" calcext:value-type="float">
            <text:p>9.11363339977802E-27</text:p>
          </table:table-cell>
          <table:table-cell office:value-type="float" office:value="1.01566105190987E-025" calcext:value-type="float">
            <text:p>1.0156610519098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8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lycosyl hydrolase family protein [1.000]</text:p>
          </table:table-cell>
          <table:table-cell office:value-type="string" calcext:value-type="string">
            <text:p>Glycosyl hydrolase family protein</text:p>
          </table:table-cell>
          <table:table-cell office:value-type="string" calcext:value-type="string">
            <text:p>Glyco_hydro_3 (PF00933) [1.000] | Glyco_hydro_3_C (PF01915) [0.968] | ARGLU (PF15346) [0.005] | zf-C2H2 (PF00096) [0.005]</text:p>
          </table:table-cell>
          <table:table-cell office:value-type="string" calcext:value-type="string">
            <text:p>hydrolase activity, hydrolyzing O-glycosyl compounds (GO:0004553) [1.000] | metal ion binding (GO:0046872) [0.005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53.0857115433136" calcext:value-type="float">
            <text:p>53.0857115433136</text:p>
          </table:table-cell>
          <table:table-cell office:value-type="float" office:value="-8.26436400265232" calcext:value-type="float">
            <text:p>-8.26436400265232</text:p>
          </table:table-cell>
          <table:table-cell office:value-type="float" office:value="1.20460143178141" calcext:value-type="float">
            <text:p>1.20460143178141</text:p>
          </table:table-cell>
          <table:table-cell office:value-type="float" office:value="345.535413471885" calcext:value-type="float">
            <text:p>345.535413471885</text:p>
          </table:table-cell>
          <table:table-cell office:value-type="float" office:value="1.38158026173578E-074" calcext:value-type="float">
            <text:p>1.38158026173578E-74</text:p>
          </table:table-cell>
          <table:table-cell office:value-type="float" office:value="1.19533261491333E-072" calcext:value-type="float">
            <text:p>1.19533261491333E-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23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1465.14640180025" calcext:value-type="float">
            <text:p>1465.14640180025</text:p>
          </table:table-cell>
          <table:table-cell office:value-type="float" office:value="-1.7810473496031" calcext:value-type="float">
            <text:p>-1.7810473496031</text:p>
          </table:table-cell>
          <table:table-cell office:value-type="float" office:value="0.267357036711766" calcext:value-type="float">
            <text:p>0.267357036711766</text:p>
          </table:table-cell>
          <table:table-cell office:value-type="float" office:value="62.8974186722551" calcext:value-type="float">
            <text:p>62.8974186722551</text:p>
          </table:table-cell>
          <table:table-cell office:value-type="float" office:value="0.000000000000141254648232905" calcext:value-type="float">
            <text:p>1.41254648232905E-13</text:p>
          </table:table-cell>
          <table:table-cell office:value-type="float" office:value="0.000000000000631275119101855" calcext:value-type="float">
            <text:p>6.3127511910185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12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343.247763089481" calcext:value-type="float">
            <text:p>343.247763089481</text:p>
          </table:table-cell>
          <table:table-cell office:value-type="float" office:value="-9.28251325342505" calcext:value-type="float">
            <text:p>-9.28251325342505</text:p>
          </table:table-cell>
          <table:table-cell office:value-type="float" office:value="0.839607762509074" calcext:value-type="float">
            <text:p>0.839607762509074</text:p>
          </table:table-cell>
          <table:table-cell office:value-type="float" office:value="322.897128163002" calcext:value-type="float">
            <text:p>322.897128163002</text:p>
          </table:table-cell>
          <table:table-cell office:value-type="float" office:value="1.1005010500242E-069" calcext:value-type="float">
            <text:p>1.1005010500242E-69</text:p>
          </table:table-cell>
          <table:table-cell office:value-type="float" office:value="8.23819338445735E-068" calcext:value-type="float">
            <text:p>8.23819338445735E-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563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growth-regulating factor 1 [0.722] | growth-regulating factor 2 [0.194] | Growth-regulating factor 6 [0.083]</text:p>
          </table:table-cell>
          <table:table-cell office:value-type="string" calcext:value-type="string">
            <text:p>growth-regulating factor 1 | growth-regulating factor 2</text:p>
          </table:table-cell>
          <table:table-cell office:value-type="string" calcext:value-type="string">
            <text:p>WRC (PF08879) [1.000] | QLQ (PF08880) [1.000]</text:p>
          </table:table-cell>
          <table:table-cell office:value-type="string" calcext:value-type="string">
            <text:p>hydrolase activity, acting on acid anhydrides, in phosphorus-containing anhydrides (GO:0016818) [1.000] | ATP binding (GO:0005524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8.5501295707679" calcext:value-type="float">
            <text:p>48.5501295707679</text:p>
          </table:table-cell>
          <table:table-cell office:value-type="float" office:value="-1.9850415701294" calcext:value-type="float">
            <text:p>-1.9850415701294</text:p>
          </table:table-cell>
          <table:table-cell office:value-type="float" office:value="0.323541618641715" calcext:value-type="float">
            <text:p>0.323541618641715</text:p>
          </table:table-cell>
          <table:table-cell office:value-type="float" office:value="45.7709541907913" calcext:value-type="float">
            <text:p>45.7709541907913</text:p>
          </table:table-cell>
          <table:table-cell office:value-type="float" office:value="0.000000000634445044013392" calcext:value-type="float">
            <text:p>6.34445044013392E-10</text:p>
          </table:table-cell>
          <table:table-cell office:value-type="float" office:value="0.00000000210204599235308" calcext:value-type="float">
            <text:p>2.10204599235308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104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at stress transcription factor A-2 [0.314] | Heat stress transcription factor A-6b [0.300] | Heat stress transcription factor A-2b [0.157] | Heat stress transcription factor A-2c [0.086] | Heat stress transcription factor A-2d [0.071] | Heat stress transcription factor A-2e [0.043] | Heat stress transcription factor A-7a [0.029]</text:p>
          </table:table-cell>
          <table:table-cell office:value-type="string" calcext:value-type="string">
            <text:p>heat shock transcription factor <text:s/>A6B | heat shock transcription factor <text:s/>A7A | heat shock transcription factor A2</text:p>
          </table:table-cell>
          <table:table-cell office:value-type="string" calcext:value-type="string">
            <text:p>HSF_DNA-bind (PF00447) [1.000] | Cauli_DNA-bind (PF03310) [0.014]</text:p>
          </table:table-cell>
          <table:table-cell office:value-type="string" calcext:value-type="string">
            <text:p>sequence-specific DNA binding (GO:0043565) [1.000] | sequence-specific DNA binding transcription factor activity (GO:0003700) [1.000] | DNA binding (GO:0003677) [0.014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22.501928633841" calcext:value-type="float">
            <text:p>422.501928633841</text:p>
          </table:table-cell>
          <table:table-cell office:value-type="float" office:value="-3.08842065182116" calcext:value-type="float">
            <text:p>-3.08842065182116</text:p>
          </table:table-cell>
          <table:table-cell office:value-type="float" office:value="0.380216943024243" calcext:value-type="float">
            <text:p>0.380216943024243</text:p>
          </table:table-cell>
          <table:table-cell office:value-type="float" office:value="62.8908360423491" calcext:value-type="float">
            <text:p>62.8908360423491</text:p>
          </table:table-cell>
          <table:table-cell office:value-type="float" office:value="0.000000000000141713136803926" calcext:value-type="float">
            <text:p>1.41713136803926E-13</text:p>
          </table:table-cell>
          <table:table-cell office:value-type="float" office:value="0.000000000000633261226143091" calcext:value-type="float">
            <text:p>6.33261226143091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56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Heavy metal transport/detoxification superfamily protein [0.600] | Copper transport protein family [0.400]</text:p>
          </table:table-cell>
          <table:table-cell office:value-type="string" calcext:value-type="string">
            <text:p>Copper transport protein family</text:p>
          </table:table-cell>
          <table:table-cell office:value-type="string" calcext:value-type="string">
            <text:p>HMA (PF00403) [0.567]</text:p>
          </table:table-cell>
          <table:table-cell office:value-type="string" calcext:value-type="string">
            <text:p>metal ion binding (GO:0046872) [0.567]</text:p>
          </table:table-cell>
          <table:table-cell office:value-type="string" calcext:value-type="string">
            <text:p>metal ion transport (GO:0030001) [0.567]</text:p>
          </table:table-cell>
          <table:table-cell office:value-type="float" office:value="106.563441336205" calcext:value-type="float">
            <text:p>106.563441336205</text:p>
          </table:table-cell>
          <table:table-cell office:value-type="float" office:value="-1.34416303012878" calcext:value-type="float">
            <text:p>-1.34416303012878</text:p>
          </table:table-cell>
          <table:table-cell office:value-type="float" office:value="0.360723014121288" calcext:value-type="float">
            <text:p>0.360723014121288</text:p>
          </table:table-cell>
          <table:table-cell office:value-type="float" office:value="54.0402781333215" calcext:value-type="float">
            <text:p>54.0402781333215</text:p>
          </table:table-cell>
          <table:table-cell office:value-type="float" office:value="0.0000000000110008439133539" calcext:value-type="float">
            <text:p>1.10008439133539E-11</text:p>
          </table:table-cell>
          <table:table-cell office:value-type="float" office:value="0.0000000000424872648402581" calcext:value-type="float">
            <text:p>4.24872648402581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242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Heavy metal transport/detoxification superfamily protein [1.000]</text:p>
          </table:table-cell>
          <table:table-cell office:value-type="string" calcext:value-type="string">
            <text:p>Heavy metal transport/detoxification superfamily protein </text:p>
          </table:table-cell>
          <table:table-cell office:value-type="string" calcext:value-type="string">
            <text:p>HMA (PF00403) [1.000]</text:p>
          </table:table-cell>
          <table:table-cell office:value-type="string" calcext:value-type="string">
            <text:p>metal ion binding (GO:0046872) [1.000]</text:p>
          </table:table-cell>
          <table:table-cell office:value-type="string" calcext:value-type="string">
            <text:p>metal ion transport (GO:0030001) [1.000]</text:p>
          </table:table-cell>
          <table:table-cell office:value-type="float" office:value="984.908234475008" calcext:value-type="float">
            <text:p>984.908234475008</text:p>
          </table:table-cell>
          <table:table-cell office:value-type="float" office:value="-3.69939199101393" calcext:value-type="float">
            <text:p>-3.69939199101393</text:p>
          </table:table-cell>
          <table:table-cell office:value-type="float" office:value="0.407696649906778" calcext:value-type="float">
            <text:p>0.407696649906778</text:p>
          </table:table-cell>
          <table:table-cell office:value-type="float" office:value="113.539249172581" calcext:value-type="float">
            <text:p>113.539249172581</text:p>
          </table:table-cell>
          <table:table-cell office:value-type="float" office:value="1.89912755972801E-024" calcext:value-type="float">
            <text:p>1.89912755972801E-24</text:p>
          </table:table-cell>
          <table:table-cell office:value-type="float" office:value="1.84022720034812E-023" calcext:value-type="float">
            <text:p>1.8402272003481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510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MG (high mobility group) box protein with ARID/BRIGHT DNA-binding domain [0.343] | High mobility group B protein 15 [0.239] | AT-rich interactive domain-containing protein 2 [0.209] | High mobility group B protein 9 [0.119] | High mobility group B protein 10 [0.090]</text:p>
          </table:table-cell>
          <table:table-cell office:value-type="string" calcext:value-type="string">
            <text:p>HMG (high mobility group) box protein with ARID/BRIGHT DNA-binding domain</text:p>
          </table:table-cell>
          <table:table-cell office:value-type="string" calcext:value-type="string">
            <text:p>HMG_box (PF00505) [1.000] | ARID (PF01388) [0.910]</text:p>
          </table:table-cell>
          <table:table-cell office:value-type="string" calcext:value-type="string">
            <text:p>DNA binding (GO:0003677) [0.91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9121613058885" calcext:value-type="float">
            <text:p>22.9121613058885</text:p>
          </table:table-cell>
          <table:table-cell office:value-type="float" office:value="-4.07728565865735" calcext:value-type="float">
            <text:p>-4.07728565865735</text:p>
          </table:table-cell>
          <table:table-cell office:value-type="float" office:value="0.627474784654781" calcext:value-type="float">
            <text:p>0.627474784654781</text:p>
          </table:table-cell>
          <table:table-cell office:value-type="float" office:value="90.0539244702273" calcext:value-type="float">
            <text:p>90.0539244702273</text:p>
          </table:table-cell>
          <table:table-cell office:value-type="float" office:value="2.13292153436913E-019" calcext:value-type="float">
            <text:p>2.13292153436913E-19</text:p>
          </table:table-cell>
          <table:table-cell office:value-type="float" office:value="1.46504030276744E-018" calcext:value-type="float">
            <text:p>1.4650403027674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195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meodomain-like superfamily protein [1.000]</text:p>
          </table:table-cell>
          <table:table-cell office:value-type="string" calcext:value-type="string">
            <text:p>Homeodomain-like superfamily protein | myb-related protein 1</text:p>
          </table:table-cell>
          <table:table-cell office:value-type="string" calcext:value-type="string">
            <text:p>Myb_CC_LHEQLE (PF14379) [1.000] | Myb_DNA-binding (PF00249) [0.968]</text:p>
          </table:table-cell>
          <table:table-cell office:value-type="string" calcext:value-type="string">
            <text:p>chromatin binding (GO:0003682) [0.96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7.546639192522" calcext:value-type="float">
            <text:p>257.546639192522</text:p>
          </table:table-cell>
          <table:table-cell office:value-type="float" office:value="-3.57502651323919" calcext:value-type="float">
            <text:p>-3.57502651323919</text:p>
          </table:table-cell>
          <table:table-cell office:value-type="float" office:value="0.367326607451334" calcext:value-type="float">
            <text:p>0.367326607451334</text:p>
          </table:table-cell>
          <table:table-cell office:value-type="float" office:value="90.5167682020877" calcext:value-type="float">
            <text:p>90.5167682020877</text:p>
          </table:table-cell>
          <table:table-cell office:value-type="float" office:value="1.6965199083338E-019" calcext:value-type="float">
            <text:p>1.6965199083338E-19</text:p>
          </table:table-cell>
          <table:table-cell office:value-type="float" office:value="1.17551872286983E-018" calcext:value-type="float">
            <text:p>1.1755187228698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643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homocysteine methyltransferase 2 [0.508] | Homocysteine S-methyltransferase family protein [0.292] | homocysteine S-methyltransferase 3 [0.200]</text:p>
          </table:table-cell>
          <table:table-cell office:value-type="string" calcext:value-type="string">
            <text:p>homocysteine S-methyltransferase 3 | Homocysteine S-methyltransferase family protein | homocysteine methyltransferase 2</text:p>
          </table:table-cell>
          <table:table-cell office:value-type="string" calcext:value-type="string">
            <text:p>S-methyl_trans (PF02574) [1.000]</text:p>
          </table:table-cell>
          <table:table-cell office:value-type="string" calcext:value-type="string">
            <text:p>homocysteine S-methyltransferase activity (GO:000889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12.222669968023" calcext:value-type="float">
            <text:p>912.222669968023</text:p>
          </table:table-cell>
          <table:table-cell office:value-type="float" office:value="-5.95645056408042" calcext:value-type="float">
            <text:p>-5.95645056408042</text:p>
          </table:table-cell>
          <table:table-cell office:value-type="float" office:value="0.57888052682899" calcext:value-type="float">
            <text:p>0.57888052682899</text:p>
          </table:table-cell>
          <table:table-cell office:value-type="float" office:value="80.9886792503271" calcext:value-type="float">
            <text:p>80.9886792503271</text:p>
          </table:table-cell>
          <table:table-cell office:value-type="float" office:value="1.8834340691845E-017" calcext:value-type="float">
            <text:p>1.8834340691845E-17</text:p>
          </table:table-cell>
          <table:table-cell office:value-type="float" office:value="1.12366660618765E-016" calcext:value-type="float">
            <text:p>1.12366660618765E-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12.181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3021.56951041075" calcext:value-type="float">
            <text:p>3021.56951041075</text:p>
          </table:table-cell>
          <table:table-cell table:style-name="ce2" office:value-type="float" office:value="-4.7690530348117" calcext:value-type="float">
            <text:p>-4.7690530348117</text:p>
          </table:table-cell>
          <table:table-cell table:style-name="ce2" office:value-type="float" office:value="0.507564570358906" calcext:value-type="float">
            <text:p>0.507564570358906</text:p>
          </table:table-cell>
          <table:table-cell table:style-name="ce2" office:value-type="float" office:value="100.088510189191" calcext:value-type="float">
            <text:p>100.088510189191</text:p>
          </table:table-cell>
          <table:table-cell table:style-name="ce2" office:value-type="float" office:value="1.48752477334181E-021" calcext:value-type="float">
            <text:p>1.48752477334181E-21</text:p>
          </table:table-cell>
          <table:table-cell table:style-name="ce2" office:value-type="float" office:value="1.18533013731222E-020" calcext:value-type="float">
            <text:p>1.18533013731222E-2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n6.2477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11043.6840280294" calcext:value-type="float">
            <text:p>11043.6840280294</text:p>
          </table:table-cell>
          <table:table-cell table:style-name="ce2" office:value-type="float" office:value="-5.44769687160976" calcext:value-type="float">
            <text:p>-5.44769687160976</text:p>
          </table:table-cell>
          <table:table-cell table:style-name="ce2" office:value-type="float" office:value="0.488789467492285" calcext:value-type="float">
            <text:p>0.488789467492285</text:p>
          </table:table-cell>
          <table:table-cell table:style-name="ce2" office:value-type="float" office:value="165.84730186963" calcext:value-type="float">
            <text:p>165.84730186963</text:p>
          </table:table-cell>
          <table:table-cell table:style-name="ce2" office:value-type="float" office:value="1.00254899166344E-035" calcext:value-type="float">
            <text:p>1.00254899166344E-35</text:p>
          </table:table-cell>
          <table:table-cell table:style-name="ce2" office:value-type="float" office:value="1.89276874254882E-034" calcext:value-type="float">
            <text:p>1.89276874254882E-34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1.36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Importin subunit beta-1 [1.000]</text:p>
          </table:table-cell>
          <table:table-cell office:value-type="string" calcext:value-type="string">
            <text:p>ARM repeat superfamily protein</text:p>
          </table:table-cell>
          <table:table-cell office:value-type="string" calcext:value-type="string">
            <text:p>IBN_N (PF03810) [0.971] | HEAT_EZ (PF13513) [0.971] | MMS19_N (PF14500) [0.014]</text:p>
          </table:table-cell>
          <table:table-cell office:value-type="string" calcext:value-type="string">
            <text:p>Ran GTPase binding (GO:0008536) [0.971]</text:p>
          </table:table-cell>
          <table:table-cell office:value-type="string" calcext:value-type="string">
            <text:p>intracellular protein transport (GO:0006886) [0.971]</text:p>
          </table:table-cell>
          <table:table-cell office:value-type="float" office:value="141.10748215407" calcext:value-type="float">
            <text:p>141.10748215407</text:p>
          </table:table-cell>
          <table:table-cell office:value-type="float" office:value="-2.88970977952028" calcext:value-type="float">
            <text:p>-2.88970977952028</text:p>
          </table:table-cell>
          <table:table-cell office:value-type="float" office:value="0.358903472254999" calcext:value-type="float">
            <text:p>0.358903472254999</text:p>
          </table:table-cell>
          <table:table-cell office:value-type="float" office:value="147.049866633012" calcext:value-type="float">
            <text:p>147.049866633012</text:p>
          </table:table-cell>
          <table:table-cell office:value-type="float" office:value="1.14057379045829E-031" calcext:value-type="float">
            <text:p>1.14057379045829E-31</text:p>
          </table:table-cell>
          <table:table-cell office:value-type="float" office:value="1.692427929839E-030" calcext:value-type="float">
            <text:p>1.69242792983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7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ccase 17 [0.442] | laccase 10 [0.239] | laccase 11 [0.175] | laccase 2 [0.072] | laccase 1 [0.052] | laccase 12 [0.012] | laccase 16 [0.008]</text:p>
          </table:table-cell>
          <table:table-cell office:value-type="string" calcext:value-type="string">
            <text:p>laccase 17 | laccase 16 | laccase 11 | laccase 2 | laccase 1 | laccase 10 | Laccase/Diphenol oxidase family protein</text:p>
          </table:table-cell>
          <table:table-cell office:value-type="string" calcext:value-type="string">
            <text:p>Cu-oxidase (PF00394) [0.996] | Cu-oxidase_2 (PF07731) [0.992] | Cu-oxidase_3 (PF07732) [0.988] | ATS3 (PF06232) [0.004] | Glyco_hydro_18 (PF00704) [0.004]</text:p>
          </table:table-cell>
          <table:table-cell office:value-type="string" calcext:value-type="string">
            <text:p>copper ion binding (GO:0005507) [1.000] | oxidoreductase activity (GO:0016491) [1.000] | hydrolase activity, hydrolyzing O-glycosyl compounds (GO:0004553) [0.004]</text:p>
          </table:table-cell>
          <table:table-cell office:value-type="string" calcext:value-type="string">
            <text:p>oxidation-reduction process (GO:0055114) [1.000] | carbohydrate metabolic process (GO:0005975) [0.004]</text:p>
          </table:table-cell>
          <table:table-cell office:value-type="float" office:value="342.323090125956" calcext:value-type="float">
            <text:p>342.323090125956</text:p>
          </table:table-cell>
          <table:table-cell office:value-type="float" office:value="-3.96210424947003" calcext:value-type="float">
            <text:p>-3.96210424947003</text:p>
          </table:table-cell>
          <table:table-cell office:value-type="float" office:value="0.354012881183183" calcext:value-type="float">
            <text:p>0.354012881183183</text:p>
          </table:table-cell>
          <table:table-cell office:value-type="float" office:value="110.246305552296" calcext:value-type="float">
            <text:p>110.246305552296</text:p>
          </table:table-cell>
          <table:table-cell office:value-type="float" office:value="9.71243378068709E-024" calcext:value-type="float">
            <text:p>9.71243378068709E-24</text:p>
          </table:table-cell>
          <table:table-cell office:value-type="float" office:value="8.99284617808422E-023" calcext:value-type="float">
            <text:p>8.9928461780842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284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G1 longevity assurance homolog 3 [0.310] | F-box/RNI-like superfamily protein [0.254] | F-box/RNI-like/FBD-like domains-containing protein [0.238] | FBD-associated F-box protein [0.135] | F-box/FBD/LRR-repeat protein [0.048]</text:p>
          </table:table-cell>
          <table:table-cell office:value-type="string" calcext:value-type="string">
            <text:p>F-box/RNI-like superfamily protein | LAG1 longevity assurance homolog 3</text:p>
          </table:table-cell>
          <table:table-cell office:value-type="string" calcext:value-type="string">
            <text:p>F-box (PF00646) [0.524] | TRAM_LAG1_CLN8 (PF03798) [0.310] | FBD (PF08387) [0.246] | LRR_2 (PF07723) [0.143] | F-box-like (PF12937) [0.008] | LIM (PF00412) [0.008]</text:p>
          </table:table-cell>
          <table:table-cell office:value-type="string" calcext:value-type="string">
            <text:p>protein binding (GO:0005515) [0.524] | zinc ion binding (GO:0008270) [0.00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56.9868768703658" calcext:value-type="float">
            <text:p>56.9868768703658</text:p>
          </table:table-cell>
          <table:table-cell office:value-type="float" office:value="-3.88697224604349" calcext:value-type="float">
            <text:p>-3.88697224604349</text:p>
          </table:table-cell>
          <table:table-cell office:value-type="float" office:value="0.47018042741138" calcext:value-type="float">
            <text:p>0.47018042741138</text:p>
          </table:table-cell>
          <table:table-cell office:value-type="float" office:value="170.096086930692" calcext:value-type="float">
            <text:p>170.096086930692</text:p>
          </table:table-cell>
          <table:table-cell office:value-type="float" office:value="1.21317188268734E-036" calcext:value-type="float">
            <text:p>1.21317188268734E-36</text:p>
          </table:table-cell>
          <table:table-cell office:value-type="float" office:value="2.41828103686767E-035" calcext:value-type="float">
            <text:p>2.41828103686767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Late embryogenesis abundant (LEA) hydroxyproline-rich glycoprotein family [1.000]</text:p>
          </table:table-cell>
          <table:table-cell office:value-type="string" calcext:value-type="string">
            <text:p>Late embryogenesis abundant (LEA) hydroxyproline-rich glycoprotein family</text:p>
          </table:table-cell>
          <table:table-cell office:value-type="string" calcext:value-type="string">
            <text:p>LEA_2 (PF0316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77.219139672167" calcext:value-type="float">
            <text:p>377.219139672167</text:p>
          </table:table-cell>
          <table:table-cell office:value-type="float" office:value="-1.30804249008838" calcext:value-type="float">
            <text:p>-1.30804249008838</text:p>
          </table:table-cell>
          <table:table-cell office:value-type="float" office:value="0.478569185748915" calcext:value-type="float">
            <text:p>0.478569185748915</text:p>
          </table:table-cell>
          <table:table-cell office:value-type="float" office:value="21.9488634706969" calcext:value-type="float">
            <text:p>21.9488634706969</text:p>
          </table:table-cell>
          <table:table-cell office:value-type="float" office:value="0.0000668489176178773" calcext:value-type="float">
            <text:p>6.68489176178773E-05</text:p>
          </table:table-cell>
          <table:table-cell office:value-type="float" office:value="0.000134661628174" calcext:value-type="float">
            <text:p>0.0001346616281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3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ucine-rich repeat (LRR) family protein [0.437] | Leucine-rich repeat receptor-like protein kinase family protein [0.310] | Leucine-rich receptor-like protein kinase family protein [0.172] | Leucine-rich repeat protein kinase family protein [0.046] | Polygalacturonase inhibitor 1 [0.011] | Polygalacturonase inhibitor [0.011] | Polygalacturonase inhibitor 2 [0.011]</text:p>
          </table:table-cell>
          <table:table-cell office:value-type="string" calcext:value-type="string">
            <text:p>polygalacturonase inhibiting protein 1 | polygalacturonase inhibiting protein 2 | Leucine-rich repeat (LRR) family protein</text:p>
          </table:table-cell>
          <table:table-cell office:value-type="string" calcext:value-type="string">
            <text:p>LRRNT_2 (PF08263) [0.908] | LRR_1 (PF00560) [0.851] | LRR_4 (PF12799) [0.379] | LRR_8 (PF13855) [0.264] | LRR_6 (PF13516) [0.161] | LRR_7 (PF13504) [0.046] | RVT_3 (PF13456) [0.011]</text:p>
          </table:table-cell>
          <table:table-cell office:value-type="string" calcext:value-type="string">
            <text:p>protein binding (GO:0005515) [0.85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407.21570438285" calcext:value-type="float">
            <text:p>1407.21570438285</text:p>
          </table:table-cell>
          <table:table-cell office:value-type="float" office:value="-1.49974660637919" calcext:value-type="float">
            <text:p>-1.49974660637919</text:p>
          </table:table-cell>
          <table:table-cell office:value-type="float" office:value="0.395659886452634" calcext:value-type="float">
            <text:p>0.395659886452634</text:p>
          </table:table-cell>
          <table:table-cell office:value-type="float" office:value="28.831394078983" calcext:value-type="float">
            <text:p>28.831394078983</text:p>
          </table:table-cell>
          <table:table-cell office:value-type="float" office:value="0.00000242975820913731" calcext:value-type="float">
            <text:p>2.42975820913731E-06</text:p>
          </table:table-cell>
          <table:table-cell office:value-type="float" office:value="0.00000572808749890419" calcext:value-type="float">
            <text:p>5.72808749890419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2.5269469126898" calcext:value-type="float">
            <text:p>32.5269469126898</text:p>
          </table:table-cell>
          <table:table-cell office:value-type="float" office:value="-4.89416496350811" calcext:value-type="float">
            <text:p>-4.89416496350811</text:p>
          </table:table-cell>
          <table:table-cell office:value-type="float" office:value="0.705918677540347" calcext:value-type="float">
            <text:p>0.705918677540347</text:p>
          </table:table-cell>
          <table:table-cell office:value-type="float" office:value="88.6813671128203" calcext:value-type="float">
            <text:p>88.6813671128203</text:p>
          </table:table-cell>
          <table:table-cell office:value-type="float" office:value="4.20493260640423E-019" calcext:value-type="float">
            <text:p>4.20493260640423E-19</text:p>
          </table:table-cell>
          <table:table-cell office:value-type="float" office:value="2.82484572139953E-018" calcext:value-type="float">
            <text:p>2.8248457213995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24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858.85737020823" calcext:value-type="float">
            <text:p>1858.85737020823</text:p>
          </table:table-cell>
          <table:table-cell office:value-type="float" office:value="-1.64917708100124" calcext:value-type="float">
            <text:p>-1.64917708100124</text:p>
          </table:table-cell>
          <table:table-cell office:value-type="float" office:value="0.229098908984692" calcext:value-type="float">
            <text:p>0.229098908984692</text:p>
          </table:table-cell>
          <table:table-cell office:value-type="float" office:value="67.5437679397583" calcext:value-type="float">
            <text:p>67.5437679397583</text:p>
          </table:table-cell>
          <table:table-cell office:value-type="float" office:value="0.0000000000000143246036160708" calcext:value-type="float">
            <text:p>1.43246036160708E-14</text:p>
          </table:table-cell>
          <table:table-cell office:value-type="float" office:value="0.0000000000000688529825520325" calcext:value-type="float">
            <text:p>6.88529825520325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313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LL-diaminopimelate aminotransferase [1.000]</text:p>
          </table:table-cell>
          <table:table-cell office:value-type="string" calcext:value-type="string">
            <text:p>AGD2-like defense response protein 1 | Pyridoxal phosphate (PLP)-dependent transferases super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030.85486193082" calcext:value-type="float">
            <text:p>1030.85486193082</text:p>
          </table:table-cell>
          <table:table-cell office:value-type="float" office:value="-1.68079974010159" calcext:value-type="float">
            <text:p>-1.68079974010159</text:p>
          </table:table-cell>
          <table:table-cell office:value-type="float" office:value="0.227787652041818" calcext:value-type="float">
            <text:p>0.227787652041818</text:p>
          </table:table-cell>
          <table:table-cell office:value-type="float" office:value="146.355718499593" calcext:value-type="float">
            <text:p>146.355718499593</text:p>
          </table:table-cell>
          <table:table-cell office:value-type="float" office:value="1.61005977300963E-031" calcext:value-type="float">
            <text:p>1.61005977300963E-31</text:p>
          </table:table-cell>
          <table:table-cell office:value-type="float" office:value="2.37263639658379E-030" calcext:value-type="float">
            <text:p>2.3726363965837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55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ATE efflux family protein [1.000]</text:p>
          </table:table-cell>
          <table:table-cell office:value-type="string" calcext:value-type="string">
            <text:p>MATE efflux family protein | root hair specific 2</text:p>
          </table:table-cell>
          <table:table-cell office:value-type="string" calcext:value-type="string">
            <text:p>MatE (PF01554) [1.000]</text:p>
          </table:table-cell>
          <table:table-cell office:value-type="string" calcext:value-type="string">
            <text:p>drug transmembrane transporter activity (GO:0015238) [1.000] | antiporter activity (GO:0015297) [1.000]</text:p>
          </table:table-cell>
          <table:table-cell office:value-type="string" calcext:value-type="string">
            <text:p>drug transmembrane transport (GO:0006855) [1.000] | transmembrane transport (GO:0055085) [1.000]</text:p>
          </table:table-cell>
          <table:table-cell office:value-type="float" office:value="40.1294977064044" calcext:value-type="float">
            <text:p>40.1294977064044</text:p>
          </table:table-cell>
          <table:table-cell office:value-type="float" office:value="-1.76331114183072" calcext:value-type="float">
            <text:p>-1.76331114183072</text:p>
          </table:table-cell>
          <table:table-cell office:value-type="float" office:value="0.445412818276965" calcext:value-type="float">
            <text:p>0.445412818276965</text:p>
          </table:table-cell>
          <table:table-cell office:value-type="float" office:value="66.2918150738691" calcext:value-type="float">
            <text:p>66.2918150738691</text:p>
          </table:table-cell>
          <table:table-cell office:value-type="float" office:value="0.0000000000000265457100710059" calcext:value-type="float">
            <text:p>2.65457100710059E-14</text:p>
          </table:table-cell>
          <table:table-cell office:value-type="float" office:value="0.000000000000125017428671052" calcext:value-type="float">
            <text:p>1.25017428671052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Methionine--tRNA ligase [1.000]</text:p>
          </table:table-cell>
          <table:table-cell office:value-type="string" calcext:value-type="string">
            <text:p>methionine--tRNA ligase, putative / methionyl-tRNA synthetase, putative / MetRS, putative</text:p>
          </table:table-cell>
          <table:table-cell office:value-type="string" calcext:value-type="string">
            <text:p>tRNA-synt_1g (PF09334) [1.000] | tRNA_bind (PF01588) [0.700] | Anticodon_1 (PF08264) [0.025] | Gamma-thionin (PF00304) [0.025]</text:p>
          </table:table-cell>
          <table:table-cell office:value-type="string" calcext:value-type="string">
            <text:p>ATP binding (GO:0005524) [1.000] | aminoacyl-tRNA ligase activity (GO:0004812) [1.000] | nucleotide binding (GO:0000166) [1.000] | tRNA binding (GO:0000049) [0.700]</text:p>
          </table:table-cell>
          <table:table-cell office:value-type="string" calcext:value-type="string">
            <text:p>tRNA aminoacylation for protein translation (GO:0006418) [1.000] | defense response (GO:0006952) [0.025]</text:p>
          </table:table-cell>
          <table:table-cell office:value-type="float" office:value="1962.26072248294" calcext:value-type="float">
            <text:p>1962.26072248294</text:p>
          </table:table-cell>
          <table:table-cell office:value-type="float" office:value="-8.46893164347771" calcext:value-type="float">
            <text:p>-8.46893164347771</text:p>
          </table:table-cell>
          <table:table-cell office:value-type="float" office:value="0.519142775858091" calcext:value-type="float">
            <text:p>0.519142775858091</text:p>
          </table:table-cell>
          <table:table-cell office:value-type="float" office:value="372.505321139681" calcext:value-type="float">
            <text:p>372.505321139681</text:p>
          </table:table-cell>
          <table:table-cell office:value-type="float" office:value="1.99601955829884E-080" calcext:value-type="float">
            <text:p>1.99601955829884E-80</text:p>
          </table:table-cell>
          <table:table-cell office:value-type="float" office:value="2.0596541267859E-078" calcext:value-type="float">
            <text:p>2.0596541267859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98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Mitochondrial pyruvate carrier 1 [1.000]</text:p>
          </table:table-cell>
          <table:table-cell office:value-type="string" calcext:value-type="string">
            <text:p>Uncharacterised protein family (UPF0041)</text:p>
          </table:table-cell>
          <table:table-cell office:value-type="string" calcext:value-type="string">
            <text:p>MPC (PF03650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mitochondrial pyruvate transport (GO:0006850) [1.000]</text:p>
          </table:table-cell>
          <table:table-cell office:value-type="float" office:value="63.8960250844789" calcext:value-type="float">
            <text:p>63.8960250844789</text:p>
          </table:table-cell>
          <table:table-cell office:value-type="float" office:value="-1.26841566795764" calcext:value-type="float">
            <text:p>-1.26841566795764</text:p>
          </table:table-cell>
          <table:table-cell office:value-type="float" office:value="0.386941348528862" calcext:value-type="float">
            <text:p>0.386941348528862</text:p>
          </table:table-cell>
          <table:table-cell office:value-type="float" office:value="34.3204526206568" calcext:value-type="float">
            <text:p>34.3204526206568</text:p>
          </table:table-cell>
          <table:table-cell office:value-type="float" office:value="0.000000169538107153198" calcext:value-type="float">
            <text:p>1.69538107153198E-07</text:p>
          </table:table-cell>
          <table:table-cell office:value-type="float" office:value="0.000000448519313231941" calcext:value-type="float">
            <text:p>4.4851931323194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114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myb domain protein 26 [1.000]</text:p>
          </table:table-cell>
          <table:table-cell office:value-type="string" calcext:value-type="string">
            <text:p>myb domain protein 26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5.1696875819466" calcext:value-type="float">
            <text:p>65.1696875819466</text:p>
          </table:table-cell>
          <table:table-cell office:value-type="float" office:value="-4.58673000953181" calcext:value-type="float">
            <text:p>-4.58673000953181</text:p>
          </table:table-cell>
          <table:table-cell office:value-type="float" office:value="0.553864856973432" calcext:value-type="float">
            <text:p>0.553864856973432</text:p>
          </table:table-cell>
          <table:table-cell office:value-type="float" office:value="169.898620864426" calcext:value-type="float">
            <text:p>169.898620864426</text:p>
          </table:table-cell>
          <table:table-cell office:value-type="float" office:value="1.33829615293267E-036" calcext:value-type="float">
            <text:p>1.33829615293267E-36</text:p>
          </table:table-cell>
          <table:table-cell office:value-type="float" office:value="2.65944981980745E-035" calcext:value-type="float">
            <text:p>2.65944981980745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01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myb domain protein 67 [1.000]</text:p>
          </table:table-cell>
          <table:table-cell office:value-type="string" calcext:value-type="string">
            <text:p>myb domain protein 67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1389035768397" calcext:value-type="float">
            <text:p>37.1389035768397</text:p>
          </table:table-cell>
          <table:table-cell office:value-type="float" office:value="-2.26989374897228" calcext:value-type="float">
            <text:p>-2.26989374897228</text:p>
          </table:table-cell>
          <table:table-cell office:value-type="float" office:value="0.450517347364049" calcext:value-type="float">
            <text:p>0.450517347364049</text:p>
          </table:table-cell>
          <table:table-cell office:value-type="float" office:value="34.8285577328071" calcext:value-type="float">
            <text:p>34.8285577328071</text:p>
          </table:table-cell>
          <table:table-cell office:value-type="float" office:value="0.000000132420322382785" calcext:value-type="float">
            <text:p>1.32420322382785E-07</text:p>
          </table:table-cell>
          <table:table-cell office:value-type="float" office:value="0.000000354829678618315" calcext:value-type="float">
            <text:p>3.54829678618315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2009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myb domain protein 85 [0.457] | myb domain protein 42 [0.457] | myb domain protein 20 [0.057] | myb domain protein 40 [0.029]</text:p>
          </table:table-cell>
          <table:table-cell office:value-type="string" calcext:value-type="string">
            <text:p>myb domain protein 42 | myb domain protein 85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2.472073071489" calcext:value-type="float">
            <text:p>192.472073071489</text:p>
          </table:table-cell>
          <table:table-cell office:value-type="float" office:value="-5.67933104165772" calcext:value-type="float">
            <text:p>-5.67933104165772</text:p>
          </table:table-cell>
          <table:table-cell office:value-type="float" office:value="0.562465177709661" calcext:value-type="float">
            <text:p>0.562465177709661</text:p>
          </table:table-cell>
          <table:table-cell office:value-type="float" office:value="190.852820713811" calcext:value-type="float">
            <text:p>190.852820713811</text:p>
          </table:table-cell>
          <table:table-cell office:value-type="float" office:value="3.99377720270146E-041" calcext:value-type="float">
            <text:p>3.99377720270146E-41</text:p>
          </table:table-cell>
          <table:table-cell office:value-type="float" office:value="9.89427512937987E-040" calcext:value-type="float">
            <text:p>9.894275129379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260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Epimerase (PF01370) [1.000]</text:p>
          </table:table-cell>
          <table:table-cell office:value-type="string" calcext:value-type="string">
            <text:p>coenzyme binding (GO:0050662) [1.000] | catalytic activity (GO:0003824) [1.000]</text:p>
          </table:table-cell>
          <table:table-cell office:value-type="string" calcext:value-type="string">
            <text:p>cellular metabolic process (GO:0044237) [1.000]</text:p>
          </table:table-cell>
          <table:table-cell office:value-type="float" office:value="2254.57339425798" calcext:value-type="float">
            <text:p>2254.57339425798</text:p>
          </table:table-cell>
          <table:table-cell office:value-type="float" office:value="-1.88469315586552" calcext:value-type="float">
            <text:p>-1.88469315586552</text:p>
          </table:table-cell>
          <table:table-cell office:value-type="float" office:value="0.233059462412522" calcext:value-type="float">
            <text:p>0.233059462412522</text:p>
          </table:table-cell>
          <table:table-cell office:value-type="float" office:value="109.87306806677" calcext:value-type="float">
            <text:p>109.87306806677</text:p>
          </table:table-cell>
          <table:table-cell office:value-type="float" office:value="1.16856317208551E-023" calcext:value-type="float">
            <text:p>1.16856317208551E-23</text:p>
          </table:table-cell>
          <table:table-cell office:value-type="float" office:value="1.07600608088676E-022" calcext:value-type="float">
            <text:p>1.07600608088676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90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dh_short (PF00106) [0.708] | adh_short_C2 (PF13561) [0.315] | DUF4371 (PF14291) [0.011]</text:p>
          </table:table-cell>
          <table:table-cell office:value-type="string" calcext:value-type="string">
            <text:p>oxidoreductase activity (GO:0016491) [0.708]</text:p>
          </table:table-cell>
          <table:table-cell office:value-type="string" calcext:value-type="string">
            <text:p>metabolic process (GO:0008152) [0.708]</text:p>
          </table:table-cell>
          <table:table-cell office:value-type="float" office:value="77.3217464435701" calcext:value-type="float">
            <text:p>77.3217464435701</text:p>
          </table:table-cell>
          <table:table-cell office:value-type="float" office:value="-7.18790046926212" calcext:value-type="float">
            <text:p>-7.18790046926212</text:p>
          </table:table-cell>
          <table:table-cell office:value-type="float" office:value="0.901825232308463" calcext:value-type="float">
            <text:p>0.901825232308463</text:p>
          </table:table-cell>
          <table:table-cell office:value-type="float" office:value="170.532618135203" calcext:value-type="float">
            <text:p>170.532618135203</text:p>
          </table:table-cell>
          <table:table-cell office:value-type="float" office:value="9.76519532582853E-037" calcext:value-type="float">
            <text:p>9.76519532582853E-37</text:p>
          </table:table-cell>
          <table:table-cell office:value-type="float" office:value="1.95434224959531E-035" calcext:value-type="float">
            <text:p>1.95434224959531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94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NOD26-like intrinsic protein 7;1 [0.944] | NOD26-like intrinsic protein 4;2 [0.056]</text:p>
          </table:table-cell>
          <table:table-cell office:value-type="string" calcext:value-type="string">
            <text:p>NOD26-like intrinsic protein 7;1</text:p>
          </table:table-cell>
          <table:table-cell office:value-type="string" calcext:value-type="string">
            <text:p>MIP (PF00230) [1.000]</text:p>
          </table:table-cell>
          <table:table-cell office:value-type="string" calcext:value-type="string">
            <text:p>transporter activity (GO:0005215) [1.000]</text:p>
          </table:table-cell>
          <table:table-cell office:value-type="string" calcext:value-type="string">
            <text:p>transport (GO:0006810) [1.000]</text:p>
          </table:table-cell>
          <table:table-cell office:value-type="float" office:value="72.112788525369" calcext:value-type="float">
            <text:p>72.112788525369</text:p>
          </table:table-cell>
          <table:table-cell office:value-type="float" office:value="-6.01988210882544" calcext:value-type="float">
            <text:p>-6.01988210882544</text:p>
          </table:table-cell>
          <table:table-cell office:value-type="float" office:value="0.732653213133567" calcext:value-type="float">
            <text:p>0.732653213133567</text:p>
          </table:table-cell>
          <table:table-cell office:value-type="float" office:value="113.961432184978" calcext:value-type="float">
            <text:p>113.961432184978</text:p>
          </table:table-cell>
          <table:table-cell office:value-type="float" office:value="1.540530815481E-024" calcext:value-type="float">
            <text:p>1.540530815481E-24</text:p>
          </table:table-cell>
          <table:table-cell office:value-type="float" office:value="1.50376397024279E-023" calcext:value-type="float">
            <text:p>1.50376397024279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6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25.497785500981" calcext:value-type="float">
            <text:p>525.497785500981</text:p>
          </table:table-cell>
          <table:table-cell office:value-type="float" office:value="-5.63055885676506" calcext:value-type="float">
            <text:p>-5.63055885676506</text:p>
          </table:table-cell>
          <table:table-cell office:value-type="float" office:value="0.549415458367305" calcext:value-type="float">
            <text:p>0.549415458367305</text:p>
          </table:table-cell>
          <table:table-cell office:value-type="float" office:value="79.6202845501633" calcext:value-type="float">
            <text:p>79.6202845501633</text:p>
          </table:table-cell>
          <table:table-cell office:value-type="float" office:value="3.70238988707849E-017" calcext:value-type="float">
            <text:p>3.70238988707849E-17</text:p>
          </table:table-cell>
          <table:table-cell office:value-type="float" office:value="2.16241102193511E-016" calcext:value-type="float">
            <text:p>2.1624110219351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25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6.54520128821" calcext:value-type="float">
            <text:p>2006.54520128821</text:p>
          </table:table-cell>
          <table:table-cell office:value-type="float" office:value="-4.38319216341662" calcext:value-type="float">
            <text:p>-4.38319216341662</text:p>
          </table:table-cell>
          <table:table-cell office:value-type="float" office:value="0.492273581210775" calcext:value-type="float">
            <text:p>0.492273581210775</text:p>
          </table:table-cell>
          <table:table-cell office:value-type="float" office:value="63.5143404843533" calcext:value-type="float">
            <text:p>63.5143404843533</text:p>
          </table:table-cell>
          <table:table-cell office:value-type="float" office:value="0.000000000000104254612997578" calcext:value-type="float">
            <text:p>1.04254612997578E-13</text:p>
          </table:table-cell>
          <table:table-cell office:value-type="float" office:value="0.00000000000047140680193967" calcext:value-type="float">
            <text:p>4.71406801939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6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67.731583677475" calcext:value-type="float">
            <text:p>867.731583677475</text:p>
          </table:table-cell>
          <table:table-cell office:value-type="float" office:value="-11.7422533367101" calcext:value-type="float">
            <text:p>-11.7422533367101</text:p>
          </table:table-cell>
          <table:table-cell office:value-type="float" office:value="1.1733903333163" calcext:value-type="float">
            <text:p>1.1733903333163</text:p>
          </table:table-cell>
          <table:table-cell office:value-type="float" office:value="290.984078032688" calcext:value-type="float">
            <text:p>290.984078032688</text:p>
          </table:table-cell>
          <table:table-cell office:value-type="float" office:value="8.89139394992119E-063" calcext:value-type="float">
            <text:p>8.89139394992119E-63</text:p>
          </table:table-cell>
          <table:table-cell office:value-type="float" office:value="5.23591379328474E-061" calcext:value-type="float">
            <text:p>5.23591379328474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3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-fucosyltransferase family protein [1.000]</text:p>
          </table:table-cell>
          <table:table-cell office:value-type="string" calcext:value-type="string">
            <text:p>O-fucosyltransferase family protein</text:p>
          </table:table-cell>
          <table:table-cell office:value-type="string" calcext:value-type="string">
            <text:p>O-FucT (PF10250) [1.000] | NB-ARC (PF00931) [0.014] | Yos1 (PF08571) [0.014]</text:p>
          </table:table-cell>
          <table:table-cell office:value-type="string" calcext:value-type="string">
            <text:p>ADP binding (GO:0043531) [0.01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2133028798463" calcext:value-type="float">
            <text:p>22.2133028798463</text:p>
          </table:table-cell>
          <table:table-cell office:value-type="float" office:value="-3.71890195571077" calcext:value-type="float">
            <text:p>-3.71890195571077</text:p>
          </table:table-cell>
          <table:table-cell office:value-type="float" office:value="0.677619038077379" calcext:value-type="float">
            <text:p>0.677619038077379</text:p>
          </table:table-cell>
          <table:table-cell office:value-type="float" office:value="39.1723407373536" calcext:value-type="float">
            <text:p>39.1723407373536</text:p>
          </table:table-cell>
          <table:table-cell office:value-type="float" office:value="0.0000000159571196469782" calcext:value-type="float">
            <text:p>1.59571196469782E-08</text:p>
          </table:table-cell>
          <table:table-cell office:value-type="float" office:value="0.0000000466418147685517" calcext:value-type="float">
            <text:p>4.66418147685517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8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Ornithine decarboxylase [0.971] | HXXXD-type acyl-transferase family protein [0.029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Orn_DAP_Arg_deC (PF00278) [0.971] | Orn_Arg_deC_N (PF02784) [0.971] | Transferase (PF02458) [0.057]</text:p>
          </table:table-cell>
          <table:table-cell office:value-type="string" calcext:value-type="string">
            <text:p>catalytic activity (GO:0003824) [0.971] | transferase activity, transferring acyl groups other than amino-acyl groups (GO:0016747) [0.057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434.90030754972" calcext:value-type="float">
            <text:p>3434.90030754972</text:p>
          </table:table-cell>
          <table:table-cell office:value-type="float" office:value="-9.47263367684283" calcext:value-type="float">
            <text:p>-9.47263367684283</text:p>
          </table:table-cell>
          <table:table-cell office:value-type="float" office:value="0.59335577841183" calcext:value-type="float">
            <text:p>0.59335577841183</text:p>
          </table:table-cell>
          <table:table-cell office:value-type="float" office:value="306.761165988213" calcext:value-type="float">
            <text:p>306.761165988213</text:p>
          </table:table-cell>
          <table:table-cell office:value-type="float" office:value="3.42301111151784E-066" calcext:value-type="float">
            <text:p>3.42301111151784E-66</text:p>
          </table:table-cell>
          <table:table-cell office:value-type="float" office:value="2.26139897073697E-064" calcext:value-type="float">
            <text:p>2.26139897073697E-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972799998445" calcext:value-type="float">
            <text:p>283.972799998445</text:p>
          </table:table-cell>
          <table:table-cell office:value-type="float" office:value="-6.76233494555036" calcext:value-type="float">
            <text:p>-6.76233494555036</text:p>
          </table:table-cell>
          <table:table-cell office:value-type="float" office:value="0.616701902765014" calcext:value-type="float">
            <text:p>0.616701902765014</text:p>
          </table:table-cell>
          <table:table-cell office:value-type="float" office:value="203.471292832196" calcext:value-type="float">
            <text:p>203.471292832196</text:p>
          </table:table-cell>
          <table:table-cell office:value-type="float" office:value="7.5003355305789E-044" calcext:value-type="float">
            <text:p>7.5003355305789E-44</text:p>
          </table:table-cell>
          <table:table-cell office:value-type="float" office:value="2.09720382548629E-042" calcext:value-type="float">
            <text:p>2.0972038254862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6.303064050906" calcext:value-type="float">
            <text:p>306.303064050906</text:p>
          </table:table-cell>
          <table:table-cell office:value-type="float" office:value="-5.3965200818344" calcext:value-type="float">
            <text:p>-5.3965200818344</text:p>
          </table:table-cell>
          <table:table-cell office:value-type="float" office:value="0.564907603497526" calcext:value-type="float">
            <text:p>0.564907603497526</text:p>
          </table:table-cell>
          <table:table-cell office:value-type="float" office:value="164.92055812795" calcext:value-type="float">
            <text:p>164.92055812795</text:p>
          </table:table-cell>
          <table:table-cell office:value-type="float" office:value="1.58907025589753E-035" calcext:value-type="float">
            <text:p>1.58907025589753E-35</text:p>
          </table:table-cell>
          <table:table-cell office:value-type="float" office:value="2.96034247672173E-034" calcext:value-type="float">
            <text:p>2.96034247672173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4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60.871511274813" calcext:value-type="float">
            <text:p>160.871511274813</text:p>
          </table:table-cell>
          <table:table-cell office:value-type="float" office:value="-5.25599522354544" calcext:value-type="float">
            <text:p>-5.25599522354544</text:p>
          </table:table-cell>
          <table:table-cell office:value-type="float" office:value="0.441585730485429" calcext:value-type="float">
            <text:p>0.441585730485429</text:p>
          </table:table-cell>
          <table:table-cell office:value-type="float" office:value="289.478957399131" calcext:value-type="float">
            <text:p>289.478957399131</text:p>
          </table:table-cell>
          <table:table-cell office:value-type="float" office:value="1.88227993947401E-062" calcext:value-type="float">
            <text:p>1.88227993947401E-62</text:p>
          </table:table-cell>
          <table:table-cell office:value-type="float" office:value="1.08152968680633E-060" calcext:value-type="float">
            <text:p>1.08152968680633E-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7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39.719532555177" calcext:value-type="float">
            <text:p>239.719532555177</text:p>
          </table:table-cell>
          <table:table-cell office:value-type="float" office:value="-5.87628616084656" calcext:value-type="float">
            <text:p>-5.87628616084656</text:p>
          </table:table-cell>
          <table:table-cell office:value-type="float" office:value="0.471920318967062" calcext:value-type="float">
            <text:p>0.471920318967062</text:p>
          </table:table-cell>
          <table:table-cell office:value-type="float" office:value="308.188649909147" calcext:value-type="float">
            <text:p>308.188649909147</text:p>
          </table:table-cell>
          <table:table-cell office:value-type="float" office:value="1.68048929316219E-066" calcext:value-type="float">
            <text:p>1.68048929316219E-66</text:p>
          </table:table-cell>
          <table:table-cell office:value-type="float" office:value="1.11842031507939E-064" calcext:value-type="float">
            <text:p>1.11842031507939E-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46.9442804942724" calcext:value-type="float">
            <text:p>46.9442804942724</text:p>
          </table:table-cell>
          <table:table-cell office:value-type="float" office:value="-3.61121950144921" calcext:value-type="float">
            <text:p>-3.61121950144921</text:p>
          </table:table-cell>
          <table:table-cell office:value-type="float" office:value="0.551931669133772" calcext:value-type="float">
            <text:p>0.551931669133772</text:p>
          </table:table-cell>
          <table:table-cell office:value-type="float" office:value="49.7811027397279" calcext:value-type="float">
            <text:p>49.7811027397279</text:p>
          </table:table-cell>
          <table:table-cell office:value-type="float" office:value="0.0000000000889443633412054" calcext:value-type="float">
            <text:p>8.89443633412054E-11</text:p>
          </table:table-cell>
          <table:table-cell office:value-type="float" office:value="0.000000000317764385509476" calcext:value-type="float">
            <text:p>3.17764385509476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2.6943380395657" calcext:value-type="float">
            <text:p>22.6943380395657</text:p>
          </table:table-cell>
          <table:table-cell office:value-type="float" office:value="-3.20329229835242" calcext:value-type="float">
            <text:p>-3.20329229835242</text:p>
          </table:table-cell>
          <table:table-cell office:value-type="float" office:value="0.558171837822286" calcext:value-type="float">
            <text:p>0.558171837822286</text:p>
          </table:table-cell>
          <table:table-cell office:value-type="float" office:value="52.3280700158109" calcext:value-type="float">
            <text:p>52.3280700158109</text:p>
          </table:table-cell>
          <table:table-cell office:value-type="float" office:value="0.0000000000254967633783747" calcext:value-type="float">
            <text:p>2.54967633783747E-11</text:p>
          </table:table-cell>
          <table:table-cell office:value-type="float" office:value="0.0000000000954325610975939" calcext:value-type="float">
            <text:p>9.54325610975939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24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Pathogenesis-related thaumatin superfamily protein [0.792] | Thaumatin-like protein [0.189] | Fatty acyl-CoA reductase 3 [0.019]</text:p>
          </table:table-cell>
          <table:table-cell office:value-type="string" calcext:value-type="string">
            <text:p>osmotin 34</text:p>
          </table:table-cell>
          <table:table-cell office:value-type="string" calcext:value-type="string">
            <text:p>Thaumatin (PF00314) [0.981] | NAD_binding_4 (PF07993) [0.038] | Sterile (PF03015) [0.038]</text:p>
          </table:table-cell>
          <table:table-cell office:value-type="string" calcext:value-type="string">
            <text:p>fatty-acyl-CoA reductase (alcohol-forming) activity (GO:0080019) [0.03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6.7908488198944" calcext:value-type="float">
            <text:p>36.7908488198944</text:p>
          </table:table-cell>
          <table:table-cell office:value-type="float" office:value="-2.13734401417033" calcext:value-type="float">
            <text:p>-2.13734401417033</text:p>
          </table:table-cell>
          <table:table-cell office:value-type="float" office:value="0.795212046363978" calcext:value-type="float">
            <text:p>0.795212046363978</text:p>
          </table:table-cell>
          <table:table-cell office:value-type="float" office:value="36.9623016689512" calcext:value-type="float">
            <text:p>36.9623016689512</text:p>
          </table:table-cell>
          <table:table-cell office:value-type="float" office:value="0.0000000468666496162616" calcext:value-type="float">
            <text:p>4.68666496162616E-08</text:p>
          </table:table-cell>
          <table:table-cell office:value-type="float" office:value="0.000000130997177325771" calcext:value-type="float">
            <text:p>1.3099717732577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419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419.617953888861" calcext:value-type="float">
            <text:p>419.617953888861</text:p>
          </table:table-cell>
          <table:table-cell office:value-type="float" office:value="-3.46367479475453" calcext:value-type="float">
            <text:p>-3.46367479475453</text:p>
          </table:table-cell>
          <table:table-cell office:value-type="float" office:value="0.271780915906893" calcext:value-type="float">
            <text:p>0.271780915906893</text:p>
          </table:table-cell>
          <table:table-cell office:value-type="float" office:value="290.772435269963" calcext:value-type="float">
            <text:p>290.772435269963</text:p>
          </table:table-cell>
          <table:table-cell office:value-type="float" office:value="9.88031006884591E-063" calcext:value-type="float">
            <text:p>9.88031006884591E-63</text:p>
          </table:table-cell>
          <table:table-cell office:value-type="float" office:value="5.8030698433078E-061" calcext:value-type="float">
            <text:p>5.803069843307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7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esterase 11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.2607936572955" calcext:value-type="float">
            <text:p>22.2607936572955</text:p>
          </table:table-cell>
          <table:table-cell office:value-type="float" office:value="-1.67422489352712" calcext:value-type="float">
            <text:p>-1.67422489352712</text:p>
          </table:table-cell>
          <table:table-cell office:value-type="float" office:value="0.527283058102663" calcext:value-type="float">
            <text:p>0.527283058102663</text:p>
          </table:table-cell>
          <table:table-cell office:value-type="float" office:value="87.7206338223252" calcext:value-type="float">
            <text:p>87.7206338223252</text:p>
          </table:table-cell>
          <table:table-cell office:value-type="float" office:value="6.76186053108727E-019" calcext:value-type="float">
            <text:p>6.76186053108727E-19</text:p>
          </table:table-cell>
          <table:table-cell office:value-type="float" office:value="4.47376625431789E-018" calcext:value-type="float">
            <text:p>4.4737662543178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296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1217.86289682827" calcext:value-type="float">
            <text:p>1217.86289682827</text:p>
          </table:table-cell>
          <table:table-cell office:value-type="float" office:value="-4.10013270271028" calcext:value-type="float">
            <text:p>-4.10013270271028</text:p>
          </table:table-cell>
          <table:table-cell office:value-type="float" office:value="0.383807383647377" calcext:value-type="float">
            <text:p>0.383807383647377</text:p>
          </table:table-cell>
          <table:table-cell office:value-type="float" office:value="109.959752880536" calcext:value-type="float">
            <text:p>109.959752880536</text:p>
          </table:table-cell>
          <table:table-cell office:value-type="float" office:value="1.11943026545101E-023" calcext:value-type="float">
            <text:p>1.11943026545101E-23</text:p>
          </table:table-cell>
          <table:table-cell office:value-type="float" office:value="1.03224364916255E-022" calcext:value-type="float">
            <text:p>1.03224364916255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883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49.5513724469377" calcext:value-type="float">
            <text:p>49.5513724469377</text:p>
          </table:table-cell>
          <table:table-cell office:value-type="float" office:value="-6.59763716572033" calcext:value-type="float">
            <text:p>-6.59763716572033</text:p>
          </table:table-cell>
          <table:table-cell office:value-type="float" office:value="1.01669846865082" calcext:value-type="float">
            <text:p>1.01669846865082</text:p>
          </table:table-cell>
          <table:table-cell office:value-type="float" office:value="65.8966483643259" calcext:value-type="float">
            <text:p>65.8966483643259</text:p>
          </table:table-cell>
          <table:table-cell office:value-type="float" office:value="0.0000000000000322509881608037" calcext:value-type="float">
            <text:p>3.22509881608037E-14</text:p>
          </table:table-cell>
          <table:table-cell office:value-type="float" office:value="0.000000000000151079962240167" calcext:value-type="float">
            <text:p>1.510799622401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1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263.302125939768" calcext:value-type="float">
            <text:p>263.302125939768</text:p>
          </table:table-cell>
          <table:table-cell office:value-type="float" office:value="-4.43370475660013" calcext:value-type="float">
            <text:p>-4.43370475660013</text:p>
          </table:table-cell>
          <table:table-cell office:value-type="float" office:value="0.432539130488139" calcext:value-type="float">
            <text:p>0.432539130488139</text:p>
          </table:table-cell>
          <table:table-cell office:value-type="float" office:value="112.460378672579" calcext:value-type="float">
            <text:p>112.460378672579</text:p>
          </table:table-cell>
          <table:table-cell office:value-type="float" office:value="3.24183126789576E-024" calcext:value-type="float">
            <text:p>3.24183126789576E-24</text:p>
          </table:table-cell>
          <table:table-cell office:value-type="float" office:value="3.08873334906037E-023" calcext:value-type="float">
            <text:p>3.0887333490603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5.4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303.316980693609" calcext:value-type="float">
            <text:p>303.316980693609</text:p>
          </table:table-cell>
          <table:table-cell office:value-type="float" office:value="-4.08273277691645" calcext:value-type="float">
            <text:p>-4.08273277691645</text:p>
          </table:table-cell>
          <table:table-cell office:value-type="float" office:value="0.467970168626911" calcext:value-type="float">
            <text:p>0.467970168626911</text:p>
          </table:table-cell>
          <table:table-cell office:value-type="float" office:value="78.1816035933405" calcext:value-type="float">
            <text:p>78.1816035933405</text:p>
          </table:table-cell>
          <table:table-cell office:value-type="float" office:value="7.53398806346274E-017" calcext:value-type="float">
            <text:p>7.53398806346274E-17</text:p>
          </table:table-cell>
          <table:table-cell office:value-type="float" office:value="4.29763056897665E-016" calcext:value-type="float">
            <text:p>4.297630568976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87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Peroxisomal acyl-coenzyme A oxidase 1 [1.000]</text:p>
          </table:table-cell>
          <table:table-cell office:value-type="string" calcext:value-type="string">
            <text:p>acyl-CoA oxidase 1 | acyl-CoA oxidase 5</text:p>
          </table:table-cell>
          <table:table-cell office:value-type="string" calcext:value-type="string">
            <text:p>Acyl-CoA_ox_N (PF14749) [0.971] | ACOX (PF01756) [0.971] | Acyl-CoA_dh_M (PF02770) [0.941] | Acyl-CoA_dh_1 (PF00441) [0.176]</text:p>
          </table:table-cell>
          <table:table-cell office:value-type="string" calcext:value-type="string">
            <text:p>acyl-CoA oxidase activity (GO:0003997) [0.971] | acyl-CoA dehydrogenase activity (GO:0003995) [0.941] | oxidoreductase activity, acting on the CH-CH group of donors (GO:0016627) [0.176]</text:p>
          </table:table-cell>
          <table:table-cell office:value-type="string" calcext:value-type="string">
            <text:p>oxidation-reduction process (GO:0055114) [1.000] | fatty acid beta-oxidation (GO:0006635) [0.971]</text:p>
          </table:table-cell>
          <table:table-cell office:value-type="float" office:value="248.06689541801" calcext:value-type="float">
            <text:p>248.06689541801</text:p>
          </table:table-cell>
          <table:table-cell office:value-type="float" office:value="-3.3911001501443" calcext:value-type="float">
            <text:p>-3.3911001501443</text:p>
          </table:table-cell>
          <table:table-cell office:value-type="float" office:value="0.436544602437013" calcext:value-type="float">
            <text:p>0.436544602437013</text:p>
          </table:table-cell>
          <table:table-cell office:value-type="float" office:value="68.1677670957635" calcext:value-type="float">
            <text:p>68.1677670957635</text:p>
          </table:table-cell>
          <table:table-cell office:value-type="float" office:value="0.0000000000000105323043872564" calcext:value-type="float">
            <text:p>1.05323043872564E-14</text:p>
          </table:table-cell>
          <table:table-cell office:value-type="float" office:value="0.0000000000000511218442531733" calcext:value-type="float">
            <text:p>5.11218442531733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5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hosphate transporter 1;7 [0.311] | phosphate transporter 1;3 [0.216] | phosphate transporter 1;4 [0.216] | phosphate transporter 1;1 [0.096] | phosphate transporter 1;5 [0.084] | phosphate transporter 2 [0.072] | phosphate transporter 1;6 [0.006]</text:p>
          </table:table-cell>
          <table:table-cell office:value-type="string" calcext:value-type="string">
            <text:p>phosphate transporter 1;1 | phosphate transporter 2 | phosphate transporter 1;6 | phosphate transporter 1;3 | phosphate transporter 1;5 | phosphate transporter 1;4 | phosphate transporter 1;7</text:p>
          </table:table-cell>
          <table:table-cell office:value-type="string" calcext:value-type="string">
            <text:p>Sugar_tr (PF00083) [1.000]</text:p>
          </table:table-cell>
          <table:table-cell office:value-type="string" calcext:value-type="string">
            <text:p>transmembrane transporter activity (GO:0022857) [1.000]</text:p>
          </table:table-cell>
          <table:table-cell office:value-type="string" calcext:value-type="string">
            <text:p>transmembrane transport (GO:0055085) [1.000]</text:p>
          </table:table-cell>
          <table:table-cell office:value-type="float" office:value="119.637649950689" calcext:value-type="float">
            <text:p>119.637649950689</text:p>
          </table:table-cell>
          <table:table-cell office:value-type="float" office:value="-4.07944904774287" calcext:value-type="float">
            <text:p>-4.07944904774287</text:p>
          </table:table-cell>
          <table:table-cell office:value-type="float" office:value="0.703624612734539" calcext:value-type="float">
            <text:p>0.703624612734539</text:p>
          </table:table-cell>
          <table:table-cell office:value-type="float" office:value="38.0360750842187" calcext:value-type="float">
            <text:p>38.0360750842187</text:p>
          </table:table-cell>
          <table:table-cell office:value-type="float" office:value="0.0000000277720223579133" calcext:value-type="float">
            <text:p>2.77720223579133E-08</text:p>
          </table:table-cell>
          <table:table-cell office:value-type="float" office:value="0.0000000792509916950595" calcext:value-type="float">
            <text:p>7.9250991695059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401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inoresinol reductase 1 [0.661] | Isoflavone reductase-like protein [0.143] | Isoflavone reductase homolog [0.089] | pinoresinol reductase 2 [0.071] | Bifunctional pinoresinol-lariciresinol reductase 1 [0.018] | Isoflavone reductase homolog P3 [0.018]</text:p>
          </table:table-cell>
          <table:table-cell office:value-type="string" calcext:value-type="string">
            <text:p>NmrA-like negative transcriptional regulator family protein | NAD(P)-binding Rossmann-fold superfamily protein</text:p>
          </table:table-cell>
          <table:table-cell office:value-type="string" calcext:value-type="string">
            <text:p>NmrA (PF05368) [1.000] | RVT_3 (PF13456) [0.018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45.577629782583" calcext:value-type="float">
            <text:p>145.577629782583</text:p>
          </table:table-cell>
          <table:table-cell office:value-type="float" office:value="-1.73840045696949" calcext:value-type="float">
            <text:p>-1.73840045696949</text:p>
          </table:table-cell>
          <table:table-cell office:value-type="float" office:value="0.348524350104494" calcext:value-type="float">
            <text:p>0.348524350104494</text:p>
          </table:table-cell>
          <table:table-cell office:value-type="float" office:value="40.3400355604375" calcext:value-type="float">
            <text:p>40.3400355604375</text:p>
          </table:table-cell>
          <table:table-cell office:value-type="float" office:value="0.00000000902551862674602" calcext:value-type="float">
            <text:p>9.02551862674602E-09</text:p>
          </table:table-cell>
          <table:table-cell office:value-type="float" office:value="0.0000000269394336241825" calcext:value-type="float">
            <text:p>2.6939433624182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887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Plant invertase/pectin methylesterase inhibitor superfamily [1.000]</text:p>
          </table:table-cell>
          <table:table-cell office:value-type="string" calcext:value-type="string">
            <text:p>methylesterase PCR A</text:p>
          </table:table-cell>
          <table:table-cell office:value-type="string" calcext:value-type="string">
            <text:p>Pectinesterase (PF01095) [1.000] | PMEI (PF04043) [0.971]</text:p>
          </table:table-cell>
          <table:table-cell office:value-type="string" calcext:value-type="string">
            <text:p>pectinesterase activity (GO:0030599) [1.000] | enzyme inhibitor activity (GO:0004857) [0.971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8.314129855557" calcext:value-type="float">
            <text:p>228.314129855557</text:p>
          </table:table-cell>
          <table:table-cell office:value-type="float" office:value="-2.11323945883342" calcext:value-type="float">
            <text:p>-2.11323945883342</text:p>
          </table:table-cell>
          <table:table-cell office:value-type="float" office:value="0.431020696979569" calcext:value-type="float">
            <text:p>0.431020696979569</text:p>
          </table:table-cell>
          <table:table-cell office:value-type="float" office:value="32.1784377874429" calcext:value-type="float">
            <text:p>32.1784377874429</text:p>
          </table:table-cell>
          <table:table-cell office:value-type="float" office:value="0.0000004799330211877" calcext:value-type="float">
            <text:p>4.799330211877E-07</text:p>
          </table:table-cell>
          <table:table-cell office:value-type="float" office:value="0.00000121543409080972" calcext:value-type="float">
            <text:p>1.21543409080972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68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Plant invertase/pectin methylesterase inhibitor superfamily protein [1.000]</text:p>
          </table:table-cell>
          <table:table-cell office:value-type="string" calcext:value-type="string">
            <text:p>Plant invertase/pectin methylesterase inhibitor superfamily protein</text:p>
          </table:table-cell>
          <table:table-cell office:value-type="string" calcext:value-type="string">
            <text:p>PMEI (PF04043) [1.000]</text:p>
          </table:table-cell>
          <table:table-cell office:value-type="string" calcext:value-type="string">
            <text:p>enzyme inhibitor activity (GO:0004857) [1.000] | pectinesterase activity (GO:0030599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.5390108977654" calcext:value-type="float">
            <text:p>25.5390108977654</text:p>
          </table:table-cell>
          <table:table-cell office:value-type="float" office:value="-4.71798783721748" calcext:value-type="float">
            <text:p>-4.71798783721748</text:p>
          </table:table-cell>
          <table:table-cell office:value-type="float" office:value="0.669624582064169" calcext:value-type="float">
            <text:p>0.669624582064169</text:p>
          </table:table-cell>
          <table:table-cell office:value-type="float" office:value="164.443592158546" calcext:value-type="float">
            <text:p>164.443592158546</text:p>
          </table:table-cell>
          <table:table-cell office:value-type="float" office:value="2.01415795022919E-035" calcext:value-type="float">
            <text:p>2.01415795022919E-35</text:p>
          </table:table-cell>
          <table:table-cell office:value-type="float" office:value="3.72143598278486E-034" calcext:value-type="float">
            <text:p>3.72143598278486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eiotropic drug resistance 12 [0.385] | pleiotropic drug resistance 9 [0.120] | pleiotropic drug resistance 6 [0.102] | pleiotropic drug resistance 11 [0.088] | pleiotropic drug resistance 7 [0.080] | pleiotropic drug resistance 3 [0.066] | pleiotropic drug resistance 4 [0.050] | pleiotropic drug resistance 1 [0.046] | Pentatricopeptide repeat-containing protein [0.032] | pleiotropic drug resistance 5 [0.012] | pleiotropic drug resistance 13 [0.010] | pleiotropic drug resistance 10 [0.006] | pleiotropic drug resistance 2 [0.004]</text:p>
          </table:table-cell>
          <table:table-cell office:value-type="string" calcext:value-type="string">
            <text:p>ABC-2 and Plant PDR ABC-type transporter family protein | pleiotropic drug resistance 6 | Tetratricopeptide repeat (TPR)-like superfamily protein | pleiotropic drug resistance 11 | pleiotropic drug resistance 3 | pleiotropic drug resistance 9 | pleiotropic drug resistance 1 | pleiotropic drug resistance 10 | pleiotropic drug resistance 13 | pleiotropic drug resistance 2 | pleiotropic drug resistance 12 | pleiotropic drug resistance 4 | pleiotropic drug resistance 7 | pleiotropic drug resistance 5</text:p>
          </table:table-cell>
          <table:table-cell office:value-type="string" calcext:value-type="string">
            <text:p>ABC_tran (PF00005) [0.954] | ABC2_membrane (PF01061) [0.952] | PDR_assoc (PF08370) [0.894] | ABC_trans_N (PF14510) [0.768] | PPR (PF01535) [0.036] | PPR_2 (PF13041) [0.036] | PPR_3 (PF13812) [0.012] | AAA (PF00004) [0.006] | UBN2 (PF14223) [0.004] | PPR_1 (PF12854) [0.004] | rve (PF00665) [0.004] | gag_pre-integrs (PF13976) [0.002] | DUF1668 (PF07893) [0.002] | DUF4219 (PF13961) [0.002]</text:p>
          </table:table-cell>
          <table:table-cell office:value-type="string" calcext:value-type="string">
            <text:p>ATP binding (GO:0005524) [0.954] | ATPase activity (GO:0016887) [0.954]</text:p>
          </table:table-cell>
          <table:table-cell office:value-type="string" calcext:value-type="string">
            <text:p>DNA integration (GO:0015074) [0.004]</text:p>
          </table:table-cell>
          <table:table-cell office:value-type="float" office:value="2479.48895284007" calcext:value-type="float">
            <text:p>2479.48895284007</text:p>
          </table:table-cell>
          <table:table-cell office:value-type="float" office:value="-4.89698046843616" calcext:value-type="float">
            <text:p>-4.89698046843616</text:p>
          </table:table-cell>
          <table:table-cell office:value-type="float" office:value="0.336647219976124" calcext:value-type="float">
            <text:p>0.336647219976124</text:p>
          </table:table-cell>
          <table:table-cell office:value-type="float" office:value="195.083387902501" calcext:value-type="float">
            <text:p>195.083387902501</text:p>
          </table:table-cell>
          <table:table-cell office:value-type="float" office:value="4.86900361719189E-042" calcext:value-type="float">
            <text:p>4.86900361719189E-42</text:p>
          </table:table-cell>
          <table:table-cell office:value-type="float" office:value="1.25677838633083E-040" calcext:value-type="float">
            <text:p>1.25677838633083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52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llen Ole e 1 allergen and extensin family protein [0.964]</text:p>
          </table:table-cell>
          <table:table-cell office:value-type="string" calcext:value-type="string">
            <text:p>Pollen Ole e 1 allergen and extensin family protein</text:p>
          </table:table-cell>
          <table:table-cell office:value-type="string" calcext:value-type="string">
            <text:p>Pollen_Ole_e_I (PF01190) [0.964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9807898532887" calcext:value-type="float">
            <text:p>20.9807898532887</text:p>
          </table:table-cell>
          <table:table-cell office:value-type="float" office:value="-1.03966361890634" calcext:value-type="float">
            <text:p>-1.03966361890634</text:p>
          </table:table-cell>
          <table:table-cell office:value-type="float" office:value="0.414818682721884" calcext:value-type="float">
            <text:p>0.414818682721884</text:p>
          </table:table-cell>
          <table:table-cell office:value-type="float" office:value="19.8358362449741" calcext:value-type="float">
            <text:p>19.8358362449741</text:p>
          </table:table-cell>
          <table:table-cell office:value-type="float" office:value="0.000183571656385" calcext:value-type="float">
            <text:p>0.000183571656385</text:p>
          </table:table-cell>
          <table:table-cell office:value-type="float" office:value="0.000351891300415" calcext:value-type="float">
            <text:p>0.0003518913004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tassium channel AKT1 [0.381] | Potassium channel KAT1 [0.194] | Potassium channel AKT2/3 [0.157] | potassium channel in Arabidopsis thaliana 1 [0.075] | Potassium channel KAT2 [0.067] | Potassium channel AKT2 [0.060] | potassium channel in Arabidopsis thaliana 2 [0.022] | Potassium channel KAT3 [0.022] | Potassium channel AKT6 [0.015] | Potassium channel AKT3 [0.007]</text:p>
          </table:table-cell>
          <table:table-cell office:value-type="string" calcext:value-type="string">
            <text:p>K+ transporter 1 | potassium channel in Arabidopsis thaliana 2 | Shaker pollen inward K+ channel | potassium channel in Arabidopsis thaliana 1 | K+ transporter 5 | potassium transport 2/3</text:p>
          </table:table-cell>
          <table:table-cell office:value-type="string" calcext:value-type="string">
            <text:p>cNMP_binding (PF00027) [0.993] | Ion_trans (PF00520) [0.955] | DUF3354 (PF11834) [0.903] | Ank_2 (PF12796) [0.687] | Ank (PF00023) [0.060] | Ion_trans_2 (PF07885) [0.030] | Ank_4 (PF13637) [0.015] | Ank_5 (PF13857) [0.007] | Ank_3 (PF13606) [0.007]</text:p>
          </table:table-cell>
          <table:table-cell office:value-type="string" calcext:value-type="string">
            <text:p>ion channel activity (GO:0005216) [0.955] | protein binding (GO:0005515) [0.067]</text:p>
          </table:table-cell>
          <table:table-cell office:value-type="string" calcext:value-type="string">
            <text:p>ion transport (GO:0006811) [0.955] | transmembrane transport (GO:0055085) [0.955]</text:p>
          </table:table-cell>
          <table:table-cell office:value-type="float" office:value="174.280889799549" calcext:value-type="float">
            <text:p>174.280889799549</text:p>
          </table:table-cell>
          <table:table-cell office:value-type="float" office:value="-1.01838145177255" calcext:value-type="float">
            <text:p>-1.01838145177255</text:p>
          </table:table-cell>
          <table:table-cell office:value-type="float" office:value="0.221744622820459" calcext:value-type="float">
            <text:p>0.221744622820459</text:p>
          </table:table-cell>
          <table:table-cell office:value-type="float" office:value="76.407843198683" calcext:value-type="float">
            <text:p>76.407843198683</text:p>
          </table:table-cell>
          <table:table-cell office:value-type="float" office:value="1.80856031317496E-016" calcext:value-type="float">
            <text:p>1.80856031317496E-16</text:p>
          </table:table-cell>
          <table:table-cell office:value-type="float" office:value="1.00205823263228E-015" calcext:value-type="float">
            <text:p>1.00205823263228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9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tassium transporter family protein [0.661] | potassium transporter 2 [0.134] | potassium transporter 1 [0.089] | NF-X1-type zinc finger protein NFXL1 [0.064] | Potassium transporter 1 [0.011] | Potassium transporter 18 [0.007] | Potassium transporter 10 [0.007] | Potassium transporter 9 [0.005] | Potassium transporter 19 [0.005] | Potassium transporter 5 [0.005] | Potassium transporter 11 [0.005] | Potassium transporter 27 [0.005] | Potassium transporter 20 [0.002] | Potassium transporter 21 [0.002]</text:p>
          </table:table-cell>
          <table:table-cell office:value-type="string" calcext:value-type="string">
            <text:p>Potassium transporter family protein | K+ uptake permease 10 | K+ uptake permease 6 | high affinity K+ transporter 5 | K+ uptake permease 5 | K+ uptake permease 7 | potassium transporter 2 | K+ uptake permease 9 | NF-X-like 1 | K+ uptake permease 11 | K+ uptake transporter 3 | potassium transporter 1</text:p>
          </table:table-cell>
          <table:table-cell office:value-type="string" calcext:value-type="string">
            <text:p>K_trans (PF02705) [0.936] | zf-NF-X1 (PF01422) [0.039] | R3H (PF01424) [0.005] | KNOX2 (PF03791) [0.002] | NUDIX (PF00293) [0.002] | UBN2_2 (PF14227) [0.002] | Pkinase (PF00069) [0.002]</text:p>
          </table:table-cell>
          <table:table-cell office:value-type="string" calcext:value-type="string">
            <text:p>potassium ion transmembrane transporter activity (GO:0015079) [0.936] | sequence-specific DNA binding transcription factor activity (GO:0003700) [0.039] | zinc ion binding (GO:0008270) [0.039] | nucleic acid binding (GO:0003676) [0.005] | ATP binding (GO:0005524) [0.002] | protein kinase activity (GO:0004672) [0.002] | hydrolase activity (GO:0016787) [0.002] | DNA binding (GO:0003677) [0.002]</text:p>
          </table:table-cell>
          <table:table-cell office:value-type="string" calcext:value-type="string">
            <text:p>potassium ion transmembrane transport (GO:0071805) [0.936] | regulation of transcription, DNA-templated (GO:0006355) [0.039] | protein phosphorylation (GO:0006468) [0.002]</text:p>
          </table:table-cell>
          <table:table-cell office:value-type="float" office:value="130.16375846619" calcext:value-type="float">
            <text:p>130.16375846619</text:p>
          </table:table-cell>
          <table:table-cell office:value-type="float" office:value="-2.83267542305219" calcext:value-type="float">
            <text:p>-2.83267542305219</text:p>
          </table:table-cell>
          <table:table-cell office:value-type="float" office:value="0.368213252607663" calcext:value-type="float">
            <text:p>0.368213252607663</text:p>
          </table:table-cell>
          <table:table-cell office:value-type="float" office:value="69.5124222919019" calcext:value-type="float">
            <text:p>69.5124222919019</text:p>
          </table:table-cell>
          <table:table-cell office:value-type="float" office:value="5.42823614253226E-015" calcext:value-type="float">
            <text:p>5.42823614253226E-15</text:p>
          </table:table-cell>
          <table:table-cell office:value-type="float" office:value="0.000000000000026890150192967" calcext:value-type="float">
            <text:p>2.689015019296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999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Predicted AT-hook DNA-binding family protein [1.000]</text:p>
          </table:table-cell>
          <table:table-cell office:value-type="string" calcext:value-type="string">
            <text:p>Predicted AT-hook DNA-binding family protein</text:p>
          </table:table-cell>
          <table:table-cell office:value-type="string" calcext:value-type="string">
            <text:p>DUF296 (PF0347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7.5118473254955" calcext:value-type="float">
            <text:p>47.5118473254955</text:p>
          </table:table-cell>
          <table:table-cell office:value-type="float" office:value="-1.90687546834933" calcext:value-type="float">
            <text:p>-1.90687546834933</text:p>
          </table:table-cell>
          <table:table-cell office:value-type="float" office:value="0.346812262084874" calcext:value-type="float">
            <text:p>0.346812262084874</text:p>
          </table:table-cell>
          <table:table-cell office:value-type="float" office:value="39.9598027703064" calcext:value-type="float">
            <text:p>39.9598027703064</text:p>
          </table:table-cell>
          <table:table-cell office:value-type="float" office:value="0.0000000108662002871276" calcext:value-type="float">
            <text:p>1.08662002871276E-08</text:p>
          </table:table-cell>
          <table:table-cell office:value-type="float" office:value="0.0000000321900540539852" calcext:value-type="float">
            <text:p>3.2190054053985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44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Protein kinase superfamily protein [1.000]</text:p>
          </table:table-cell>
          <table:table-cell office:value-type="string" calcext:value-type="string">
            <text:p>Protein kinase superfamily protein | root-specific kinase 1</text:p>
          </table:table-cell>
          <table:table-cell office:value-type="string" calcext:value-type="string">
            <text:p>Pkinase_Tyr (PF07714) [0.967] | Pkinase (PF00069) [0.033]</text:p>
          </table:table-cell>
          <table:table-cell office:value-type="string" calcext:value-type="string">
            <text:p>protein kinase activity (GO:0004672) [1.000] | ATP binding (GO:0005524) [0.033]</text:p>
          </table:table-cell>
          <table:table-cell office:value-type="string" calcext:value-type="string">
            <text:p>protein phosphorylation (GO:0006468) [1.000]</text:p>
          </table:table-cell>
          <table:table-cell office:value-type="float" office:value="57.2895981047082" calcext:value-type="float">
            <text:p>57.2895981047082</text:p>
          </table:table-cell>
          <table:table-cell office:value-type="float" office:value="-1.93561822848046" calcext:value-type="float">
            <text:p>-1.93561822848046</text:p>
          </table:table-cell>
          <table:table-cell office:value-type="float" office:value="0.354283503564916" calcext:value-type="float">
            <text:p>0.354283503564916</text:p>
          </table:table-cell>
          <table:table-cell office:value-type="float" office:value="98.8554725868372" calcext:value-type="float">
            <text:p>98.8554725868372</text:p>
          </table:table-cell>
          <table:table-cell office:value-type="float" office:value="2.73889714578184E-021" calcext:value-type="float">
            <text:p>2.73889714578184E-21</text:p>
          </table:table-cell>
          <table:table-cell office:value-type="float" office:value="2.14040268523059E-020" calcext:value-type="float">
            <text:p>2.1404026852305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865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Regulator of chromosome condensation (RCC1) family protein [1.000]</text:p>
          </table:table-cell>
          <table:table-cell office:value-type="string" calcext:value-type="string">
            <text:p>Regulator of chromosome condensation (RCC1) family protein</text:p>
          </table:table-cell>
          <table:table-cell office:value-type="string" calcext:value-type="string">
            <text:p>RCC1 (PF00415) [0.980] | RCC1_2 (PF13540) [0.54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90.958108814822" calcext:value-type="float">
            <text:p>890.958108814822</text:p>
          </table:table-cell>
          <table:table-cell office:value-type="float" office:value="-4.84825292730918" calcext:value-type="float">
            <text:p>-4.84825292730918</text:p>
          </table:table-cell>
          <table:table-cell office:value-type="float" office:value="0.318649490015629" calcext:value-type="float">
            <text:p>0.318649490015629</text:p>
          </table:table-cell>
          <table:table-cell office:value-type="float" office:value="220.200722571112" calcext:value-type="float">
            <text:p>220.200722571112</text:p>
          </table:table-cell>
          <table:table-cell office:value-type="float" office:value="1.81689183640241E-047" calcext:value-type="float">
            <text:p>1.81689183640241E-47</text:p>
          </table:table-cell>
          <table:table-cell office:value-type="float" office:value="6.04600323370891E-046" calcext:value-type="float">
            <text:p>6.04600323370891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120.175113710305" calcext:value-type="float">
            <text:p>120.175113710305</text:p>
          </table:table-cell>
          <table:table-cell office:value-type="float" office:value="-4.20742745368005" calcext:value-type="float">
            <text:p>-4.20742745368005</text:p>
          </table:table-cell>
          <table:table-cell office:value-type="float" office:value="0.452814344647147" calcext:value-type="float">
            <text:p>0.452814344647147</text:p>
          </table:table-cell>
          <table:table-cell office:value-type="float" office:value="89.5819410419457" calcext:value-type="float">
            <text:p>89.5819410419457</text:p>
          </table:table-cell>
          <table:table-cell office:value-type="float" office:value="2.69369418823689E-019" calcext:value-type="float">
            <text:p>2.69369418823689E-19</text:p>
          </table:table-cell>
          <table:table-cell office:value-type="float" office:value="1.83926698328696E-018" calcext:value-type="float">
            <text:p>1.8392669832869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695.468853778379" calcext:value-type="float">
            <text:p>695.468853778379</text:p>
          </table:table-cell>
          <table:table-cell office:value-type="float" office:value="-3.98107725061241" calcext:value-type="float">
            <text:p>-3.98107725061241</text:p>
          </table:table-cell>
          <table:table-cell office:value-type="float" office:value="0.370599697014909" calcext:value-type="float">
            <text:p>0.370599697014909</text:p>
          </table:table-cell>
          <table:table-cell office:value-type="float" office:value="101.962913105776" calcext:value-type="float">
            <text:p>101.962913105776</text:p>
          </table:table-cell>
          <table:table-cell office:value-type="float" office:value="5.88022977553461E-022" calcext:value-type="float">
            <text:p>5.88022977553461E-22</text:p>
          </table:table-cell>
          <table:table-cell office:value-type="float" office:value="4.81177769373049E-021" calcext:value-type="float">
            <text:p>4.81177769373049E-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04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esponse regulator 24 [0.321] | histidine kinase 2 [0.143] | Response regulator MprA [0.089] | histidine kinase 3 [0.089] | response regulator 22 [0.071] | histidine kinase 5 [0.071] | histidine kinase 1 [0.054] | Hybrid signal transduction histidine kinase I [0.054] | Two-component system protein B [0.018] | Signal transduction histidine kinase [0.018] | Hybrid signal transduction histidine kinase A [0.018] | Autoinducer 2 sensor kinase/phosphatase LuxQ [0.018] | Hybrid signal transduction histidine kinase B [0.018] | Response regulator ArlR [0.018]</text:p>
          </table:table-cell>
          <table:table-cell office:value-type="string" calcext:value-type="string">
            <text:p>response regulator 22 | response regulator 24</text:p>
          </table:table-cell>
          <table:table-cell office:value-type="string" calcext:value-type="string">
            <text:p>Response_reg (PF00072) [1.000] | HATPase_c (PF02518) [0.071] | HisKA (PF00512) [0.018]</text:p>
          </table:table-cell>
          <table:table-cell office:value-type="string" calcext:value-type="string">
            <text:p>phosphorelay response regulator activity (GO:0000156) [1.000] | ATP binding (GO:0005524) [0.071] | phosphorelay sensor kinase activity (GO:0000155) [0.018]</text:p>
          </table:table-cell>
          <table:table-cell office:value-type="string" calcext:value-type="string">
            <text:p>phosphorelay signal transduction system (GO:0000160) [1.000] | signal transduction (GO:0007165) [0.018]</text:p>
          </table:table-cell>
          <table:table-cell office:value-type="float" office:value="54.8537472057946" calcext:value-type="float">
            <text:p>54.8537472057946</text:p>
          </table:table-cell>
          <table:table-cell office:value-type="float" office:value="-5.75038220649106" calcext:value-type="float">
            <text:p>-5.75038220649106</text:p>
          </table:table-cell>
          <table:table-cell office:value-type="float" office:value="0.707247427505154" calcext:value-type="float">
            <text:p>0.707247427505154</text:p>
          </table:table-cell>
          <table:table-cell office:value-type="float" office:value="152.656803354576" calcext:value-type="float">
            <text:p>152.656803354576</text:p>
          </table:table-cell>
          <table:table-cell office:value-type="float" office:value="7.04063693992397E-033" calcext:value-type="float">
            <text:p>7.04063693992397E-33</text:p>
          </table:table-cell>
          <table:table-cell office:value-type="float" office:value="1.12285805007862E-031" calcext:value-type="float">
            <text:p>1.12285805007862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308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Rhodanese/Cell cycle control phosphatase superfamily protein [0.708] | Receptor homology region, transmembrane domain- and RING domain-containing protein 1 [0.138] | RING/U-box superfamily protein [0.046] | sulfurtransferase 18 [0.031] | Receptor homology region, transmembrane domain- and RING domain-containing protein 2 [0.031] | sulfurtransferase protein 16 [0.015] | receptor homology region transmembrane domain ring H2 motif protein 1 [0.015] | flavonol synthase 3 [0.015]</text:p>
          </table:table-cell>
          <table:table-cell office:value-type="string" calcext:value-type="string">
            <text:p>Rhodanese/Cell cycle control phosphatase superfamily protein | sulfurtransferase 18 | receptor homology region transmembrane domain ring H2 motif protein 1</text:p>
          </table:table-cell>
          <table:table-cell office:value-type="string" calcext:value-type="string">
            <text:p>Rhodanese (PF00581) [0.785] | PA (PF02225) [0.200] | zf-RING_2 (PF13639) [0.154] | DIOX_N (PF14226) [0.015]</text:p>
          </table:table-cell>
          <table:table-cell office:value-type="string" calcext:value-type="string">
            <text:p>protein binding (GO:0005515) [0.154] | zinc ion binding (GO:0008270) [0.15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0.0975599057924" calcext:value-type="float">
            <text:p>40.0975599057924</text:p>
          </table:table-cell>
          <table:table-cell office:value-type="float" office:value="-3.78766149124194" calcext:value-type="float">
            <text:p>-3.78766149124194</text:p>
          </table:table-cell>
          <table:table-cell office:value-type="float" office:value="0.635065245577219" calcext:value-type="float">
            <text:p>0.635065245577219</text:p>
          </table:table-cell>
          <table:table-cell office:value-type="float" office:value="77.2448566394646" calcext:value-type="float">
            <text:p>77.2448566394646</text:p>
          </table:table-cell>
          <table:table-cell office:value-type="float" office:value="1.19642186648384E-016" calcext:value-type="float">
            <text:p>1.19642186648384E-16</text:p>
          </table:table-cell>
          <table:table-cell office:value-type="float" office:value="6.71997749976377E-016" calcext:value-type="float">
            <text:p>6.7199774997637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162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RmlC-like cupins superfamily protein [0.800] | 12S seed storage globulin 2 [0.050] | Glutelin type-A 1 [0.050] | 13S globulin seed storage protein 1 [0.050] | Glutelin type-A 2 [0.05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80.47487170686" calcext:value-type="float">
            <text:p>3080.47487170686</text:p>
          </table:table-cell>
          <table:table-cell office:value-type="float" office:value="-3.60281591549552" calcext:value-type="float">
            <text:p>-3.60281591549552</text:p>
          </table:table-cell>
          <table:table-cell office:value-type="float" office:value="0.383982653555193" calcext:value-type="float">
            <text:p>0.383982653555193</text:p>
          </table:table-cell>
          <table:table-cell office:value-type="float" office:value="75.7288656895077" calcext:value-type="float">
            <text:p>75.7288656895077</text:p>
          </table:table-cell>
          <table:table-cell office:value-type="float" office:value="2.52861029847513E-016" calcext:value-type="float">
            <text:p>2.52861029847513E-16</text:p>
          </table:table-cell>
          <table:table-cell office:value-type="float" office:value="1.3861603183672E-015" calcext:value-type="float">
            <text:p>1.386160318367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555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RmlC-like cupins superfamily protein [0.923] | Vicilin-like antimicrobial peptides 2-2 [0.077]</text:p>
          </table:table-cell>
          <table:table-cell office:value-type="string" calcext:value-type="string">
            <text:p>RmlC-like cupins superfamily protein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31.912320668113" calcext:value-type="float">
            <text:p>331.912320668113</text:p>
          </table:table-cell>
          <table:table-cell office:value-type="float" office:value="-3.29786022212241" calcext:value-type="float">
            <text:p>-3.29786022212241</text:p>
          </table:table-cell>
          <table:table-cell office:value-type="float" office:value="0.421234237581742" calcext:value-type="float">
            <text:p>0.421234237581742</text:p>
          </table:table-cell>
          <table:table-cell office:value-type="float" office:value="86.3806518534938" calcext:value-type="float">
            <text:p>86.3806518534938</text:p>
          </table:table-cell>
          <table:table-cell office:value-type="float" office:value="1.31150886776873E-018" calcext:value-type="float">
            <text:p>1.31150886776873E-18</text:p>
          </table:table-cell>
          <table:table-cell office:value-type="float" office:value="8.49478605829472E-018" calcext:value-type="float">
            <text:p>8.49478605829472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887</text:p>
          </table:table-cell>
          <table:table-cell office:value-type="float" office:value="21319" calcext:value-type="float">
            <text:p>21319</text:p>
          </table:table-cell>
          <table:table-cell office:value-type="string" calcext:value-type="string">
            <text:p>S-adenosyl-L-methionine-dependent methyltransferases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Methyltransf_7 (PF03492) [1.000]</text:p>
          </table:table-cell>
          <table:table-cell office:value-type="string" calcext:value-type="string">
            <text:p>methyltransferase activity (GO:000816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5.6865966591851" calcext:value-type="float">
            <text:p>35.6865966591851</text:p>
          </table:table-cell>
          <table:table-cell office:value-type="float" office:value="-5.30863050275077" calcext:value-type="float">
            <text:p>-5.30863050275077</text:p>
          </table:table-cell>
          <table:table-cell office:value-type="float" office:value="0.790376563359364" calcext:value-type="float">
            <text:p>0.790376563359364</text:p>
          </table:table-cell>
          <table:table-cell office:value-type="float" office:value="78.9660774425951" calcext:value-type="float">
            <text:p>78.9660774425951</text:p>
          </table:table-cell>
          <table:table-cell office:value-type="float" office:value="5.11438486162319E-017" calcext:value-type="float">
            <text:p>5.11438486162319E-17</text:p>
          </table:table-cell>
          <table:table-cell office:value-type="float" office:value="2.95677428584461E-016" calcext:value-type="float">
            <text:p>2.9567742858446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02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sequence-specific DNA binding transcription factors [1.000]</text:p>
          </table:table-cell>
          <table:table-cell office:value-type="string" calcext:value-type="string">
            <text:p>sequence-specific DNA binding transcription factors</text:p>
          </table:table-cell>
          <table:table-cell office:value-type="string" calcext:value-type="string">
            <text:p>Myb_DNA-bind_4 (PF13837) [0.96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8.9317054167573" calcext:value-type="float">
            <text:p>58.9317054167573</text:p>
          </table:table-cell>
          <table:table-cell office:value-type="float" office:value="-5.82023080442186" calcext:value-type="float">
            <text:p>-5.82023080442186</text:p>
          </table:table-cell>
          <table:table-cell office:value-type="float" office:value="0.716868960318318" calcext:value-type="float">
            <text:p>0.716868960318318</text:p>
          </table:table-cell>
          <table:table-cell office:value-type="float" office:value="146.672987871968" calcext:value-type="float">
            <text:p>146.672987871968</text:p>
          </table:table-cell>
          <table:table-cell office:value-type="float" office:value="1.37534534202218E-031" calcext:value-type="float">
            <text:p>1.37534534202218E-31</text:p>
          </table:table-cell>
          <table:table-cell office:value-type="float" office:value="2.03676059702364E-030" calcext:value-type="float">
            <text:p>2.0367605970236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958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serine carboxypeptidase-like 46 [0.667] | serine carboxypeptidase-like 45 [0.267] | serine carboxypeptidase-like 44 [0.06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Peptidase_S10 (PF00450) [1.000]</text:p>
          </table:table-cell>
          <table:table-cell office:value-type="string" calcext:value-type="string">
            <text:p>serine-type carboxypeptidase activity (GO:0004185) [1.000]</text:p>
          </table:table-cell>
          <table:table-cell office:value-type="string" calcext:value-type="string">
            <text:p>proteolysis (GO:0006508) [1.000]</text:p>
          </table:table-cell>
          <table:table-cell office:value-type="float" office:value="86.0076616785899" calcext:value-type="float">
            <text:p>86.0076616785899</text:p>
          </table:table-cell>
          <table:table-cell office:value-type="float" office:value="-2.75214434756523" calcext:value-type="float">
            <text:p>-2.75214434756523</text:p>
          </table:table-cell>
          <table:table-cell office:value-type="float" office:value="0.316597731363537" calcext:value-type="float">
            <text:p>0.316597731363537</text:p>
          </table:table-cell>
          <table:table-cell office:value-type="float" office:value="240.332177168133" calcext:value-type="float">
            <text:p>240.332177168133</text:p>
          </table:table-cell>
          <table:table-cell office:value-type="float" office:value="8.06626993997311E-052" calcext:value-type="float">
            <text:p>8.06626993997311E-52</text:p>
          </table:table-cell>
          <table:table-cell office:value-type="float" office:value="3.17499111635512E-050" calcext:value-type="float">
            <text:p>3.17499111635512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7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tilase family protein [0.573] | Subtilisin-like serine endopeptidase family protein [0.232] | subtilase family protein [0.159] | subtilase 4.12 [0.024] | subtilase 4.13 [0.004] | subtilase 3.12 [0.004] | ubiquitin-conjugating enzyme 32 [0.004]</text:p>
          </table:table-cell>
          <table:table-cell office:value-type="string" calcext:value-type="string">
            <text:p>Subtilase family protein | Subtilisin-like serine endopeptidase family protein | subtilase family protein | subtilase 4.13 | subtilase 3.12 | subtilase 4.12 | xylem serine peptidase 1</text:p>
          </table:table-cell>
          <table:table-cell office:value-type="string" calcext:value-type="string">
            <text:p>Peptidase_S8 (PF00082) [0.994] | Inhibitor_I9 (PF05922) [0.888] | PA (PF02225) [0.601] | UQ_con (PF00179) [0.004] | Ribosomal_L11 (PF00298) [0.002] | Ank_2 (PF12796) [0.002] | Ank (PF00023) [0.002] | Phi_1 (PF04674) [0.002] | Ribosomal_L11_N (PF03946) [0.002] | mTERF (PF02536) [0.002] | RVT_2 (PF07727) [0.002] | HI0933_like (PF03486) [0.002] | Sin_N (PF04801) [0.002] | BTB (PF00651) [0.002] | Nucleoside_tran (PF01733) [0.002]</text:p>
          </table:table-cell>
          <table:table-cell office:value-type="string" calcext:value-type="string">
            <text:p>serine-type endopeptidase activity (GO:0004252) [0.994] | identical protein binding (GO:0042802) [0.888] | protein binding (GO:0005515) [0.004] | acid-amino acid ligase activity (GO:0016881) [0.004] | DNA-directed RNA polymerase activity (GO:0003899) [0.002] | structural constituent of ribosome (GO:0003735) [0.002] | nucleoside transmembrane transporter activity (GO:0005337) [0.002]</text:p>
          </table:table-cell>
          <table:table-cell office:value-type="string" calcext:value-type="string">
            <text:p>proteolysis (GO:0006508) [0.994] | negative regulation of catalytic activity (GO:0043086) [0.888] | translation (GO:0006412) [0.002] | transport (GO:0006810) [0.002] | transcription, DNA-templated (GO:0006351) [0.002]</text:p>
          </table:table-cell>
          <table:table-cell office:value-type="float" office:value="331.587286232961" calcext:value-type="float">
            <text:p>331.587286232961</text:p>
          </table:table-cell>
          <table:table-cell office:value-type="float" office:value="-2.15751999964099" calcext:value-type="float">
            <text:p>-2.15751999964099</text:p>
          </table:table-cell>
          <table:table-cell office:value-type="float" office:value="0.265140341195179" calcext:value-type="float">
            <text:p>0.265140341195179</text:p>
          </table:table-cell>
          <table:table-cell office:value-type="float" office:value="76.6264976884506" calcext:value-type="float">
            <text:p>76.6264976884506</text:p>
          </table:table-cell>
          <table:table-cell office:value-type="float" office:value="1.62352013204448E-016" calcext:value-type="float">
            <text:p>1.62352013204448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8.576238001094" calcext:value-type="float">
            <text:p>138.576238001094</text:p>
          </table:table-cell>
          <table:table-cell table:style-name="ce3" office:value-type="float" office:value="-5.65634882254497" calcext:value-type="float">
            <text:p>-5.65634882254497</text:p>
          </table:table-cell>
          <table:table-cell table:style-name="ce3" office:value-type="float" office:value="0.667518832233253" calcext:value-type="float">
            <text:p>0.667518832233253</text:p>
          </table:table-cell>
          <table:table-cell table:style-name="ce3" office:value-type="float" office:value="131.284885869096" calcext:value-type="float">
            <text:p>131.284885869096</text:p>
          </table:table-cell>
          <table:table-cell table:style-name="ce3" office:value-type="float" office:value="2.85869433506013E-028" calcext:value-type="float">
            <text:p>2.85869433506013E-28</text:p>
          </table:table-cell>
          <table:table-cell table:style-name="ce3" office:value-type="float" office:value="3.47601778741501E-027" calcext:value-type="float">
            <text:p>3.47601778741501E-27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25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3574.59359047276" calcext:value-type="float">
            <text:p>3574.59359047276</text:p>
          </table:table-cell>
          <table:table-cell table:style-name="ce3" office:value-type="float" office:value="-5.15834389864337" calcext:value-type="float">
            <text:p>-5.15834389864337</text:p>
          </table:table-cell>
          <table:table-cell table:style-name="ce3" office:value-type="float" office:value="0.444884820722678" calcext:value-type="float">
            <text:p>0.444884820722678</text:p>
          </table:table-cell>
          <table:table-cell table:style-name="ce3" office:value-type="float" office:value="283.857290053968" calcext:value-type="float">
            <text:p>283.857290053968</text:p>
          </table:table-cell>
          <table:table-cell table:style-name="ce3" office:value-type="float" office:value="3.09873686742256E-061" calcext:value-type="float">
            <text:p>3.09873686742256E-61</text:p>
          </table:table-cell>
          <table:table-cell table:style-name="ce3" office:value-type="float" office:value="1.72326540995477E-059" calcext:value-type="float">
            <text:p>1.72326540995477E-59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2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626.328592030212" calcext:value-type="float">
            <text:p>626.328592030212</text:p>
          </table:table-cell>
          <table:table-cell table:style-name="ce3" office:value-type="float" office:value="-5.90960692913861" calcext:value-type="float">
            <text:p>-5.90960692913861</text:p>
          </table:table-cell>
          <table:table-cell table:style-name="ce3" office:value-type="float" office:value="0.464505210601534" calcext:value-type="float">
            <text:p>0.464505210601534</text:p>
          </table:table-cell>
          <table:table-cell table:style-name="ce3" office:value-type="float" office:value="314.783793643446" calcext:value-type="float">
            <text:p>314.783793643446</text:p>
          </table:table-cell>
          <table:table-cell table:style-name="ce3" office:value-type="float" office:value="6.2789511284194E-068" calcext:value-type="float">
            <text:p>6.2789511284194E-68</text:p>
          </table:table-cell>
          <table:table-cell table:style-name="ce3" office:value-type="float" office:value="4.41390642605607E-066" calcext:value-type="float">
            <text:p>4.41390642605607E-66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7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418.67144055541" calcext:value-type="float">
            <text:p>1418.67144055541</text:p>
          </table:table-cell>
          <table:table-cell table:style-name="ce3" office:value-type="float" office:value="-7.34613379176714" calcext:value-type="float">
            <text:p>-7.34613379176714</text:p>
          </table:table-cell>
          <table:table-cell table:style-name="ce3" office:value-type="float" office:value="0.472833607159856" calcext:value-type="float">
            <text:p>0.472833607159856</text:p>
          </table:table-cell>
          <table:table-cell table:style-name="ce3" office:value-type="float" office:value="363.936584062126" calcext:value-type="float">
            <text:p>363.936584062126</text:p>
          </table:table-cell>
          <table:table-cell table:style-name="ce3" office:value-type="float" office:value="1.43158207869486E-078" calcext:value-type="float">
            <text:p>1.43158207869486E-78</text:p>
          </table:table-cell>
          <table:table-cell table:style-name="ce3" office:value-type="float" office:value="1.40626370568738E-076" calcext:value-type="float">
            <text:p>1.40626370568738E-76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7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570.8819243503" calcext:value-type="float">
            <text:p>13570.8819243503</text:p>
          </table:table-cell>
          <table:table-cell table:style-name="ce3" office:value-type="float" office:value="-7.47531163503688" calcext:value-type="float">
            <text:p>-7.47531163503688</text:p>
          </table:table-cell>
          <table:table-cell table:style-name="ce3" office:value-type="float" office:value="0.454046614246642" calcext:value-type="float">
            <text:p>0.454046614246642</text:p>
          </table:table-cell>
          <table:table-cell table:style-name="ce3" office:value-type="float" office:value="373.505914477804" calcext:value-type="float">
            <text:p>373.505914477804</text:p>
          </table:table-cell>
          <table:table-cell table:style-name="ce3" office:value-type="float" office:value="1.21190370310615E-080" calcext:value-type="float">
            <text:p>1.21190370310615E-80</text:p>
          </table:table-cell>
          <table:table-cell table:style-name="ce3" office:value-type="float" office:value="1.25341488741944E-078" calcext:value-type="float">
            <text:p>1.25341488741944E-78</text:p>
          </table:table-cell>
          <table:table-cell table:style-name="ce3" table:number-columns-repeated="1011"/>
        </table:table-row>
        <table:table-row table:style-name="ro1">
          <table:table-cell table:style-name="ce4" office:value-type="string" calcext:value-type="string">
            <text:p>Pn16.19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8310877301404" calcext:value-type="float">
            <text:p>14.8310877301404</text:p>
          </table:table-cell>
          <table:table-cell table:style-name="ce4" office:value-type="float" office:value="-7.5435353200047" calcext:value-type="float">
            <text:p>-7.5435353200047</text:p>
          </table:table-cell>
          <table:table-cell table:style-name="ce4" office:value-type="float" office:value="1.37813343220992" calcext:value-type="float">
            <text:p>1.37813343220992</text:p>
          </table:table-cell>
          <table:table-cell table:style-name="ce4" office:value-type="float" office:value="67.7336977639388" calcext:value-type="float">
            <text:p>67.7336977639388</text:p>
          </table:table-cell>
          <table:table-cell table:style-name="ce4" office:value-type="float" office:value="0.0000000000000130446475504243" calcext:value-type="float">
            <text:p>1.30446475504243E-14</text:p>
          </table:table-cell>
          <table:table-cell table:style-name="ce4" office:value-type="float" office:value="0.0000000000000628888441163297" calcext:value-type="float">
            <text:p>6.28888441163297E-14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.237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678.030777519854" calcext:value-type="float">
            <text:p>678.030777519854</text:p>
          </table:table-cell>
          <table:table-cell table:style-name="ce4" office:value-type="float" office:value="-9.12397376436746" calcext:value-type="float">
            <text:p>-9.12397376436746</text:p>
          </table:table-cell>
          <table:table-cell table:style-name="ce4" office:value-type="float" office:value="0.677586858613664" calcext:value-type="float">
            <text:p>0.677586858613664</text:p>
          </table:table-cell>
          <table:table-cell table:style-name="ce4" office:value-type="float" office:value="336.259286257549" calcext:value-type="float">
            <text:p>336.259286257549</text:p>
          </table:table-cell>
          <table:table-cell table:style-name="ce4" office:value-type="float" office:value="1.40859707939835E-072" calcext:value-type="float">
            <text:p>1.40859707939835E-72</text:p>
          </table:table-cell>
          <table:table-cell table:style-name="ce4" office:value-type="float" office:value="1.14805765583572E-070" calcext:value-type="float">
            <text:p>1.14805765583572E-70</text:p>
          </table:table-cell>
          <table:table-cell table:style-name="ce4" table:number-columns-repeated="1011"/>
        </table:table-row>
        <table:table-row table:style-name="ro1">
          <table:table-cell table:style-name="ce11" office:value-type="string" calcext:value-type="string">
            <text:p>Pn2.237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11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11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11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11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11" office:value-type="float" office:value="546.558372414858" calcext:value-type="float">
            <text:p>546.558372414858</text:p>
          </table:table-cell>
          <table:table-cell table:style-name="ce11" office:value-type="float" office:value="-12.6899959648926" calcext:value-type="float">
            <text:p>-12.6899959648926</text:p>
          </table:table-cell>
          <table:table-cell table:style-name="ce11" office:value-type="float" office:value="1.22325926765079" calcext:value-type="float">
            <text:p>1.22325926765079</text:p>
          </table:table-cell>
          <table:table-cell table:style-name="ce11" office:value-type="float" office:value="606.869069868424" calcext:value-type="float">
            <text:p>606.869069868424</text:p>
          </table:table-cell>
          <table:table-cell table:style-name="ce11" office:value-type="float" office:value="3.26781373038075E-131" calcext:value-type="float">
            <text:p>3.26781373038075E-131</text:p>
          </table:table-cell>
          <table:table-cell table:style-name="ce11" office:value-type="float" office:value="9.73635362449205E-129" calcext:value-type="float">
            <text:p>9.73635362449205E-129</text:p>
          </table:table-cell>
          <table:table-cell table:style-name="ce11" table:number-columns-repeated="1011"/>
        </table:table-row>
        <table:table-row table:style-name="ro1">
          <table:table-cell table:style-name="ce4" office:value-type="string" calcext:value-type="string">
            <text:p>Pn23.25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6193542020262" calcext:value-type="float">
            <text:p>14.6193542020262</text:p>
          </table:table-cell>
          <table:table-cell table:style-name="ce4" office:value-type="float" office:value="-7.53809376940202" calcext:value-type="float">
            <text:p>-7.53809376940202</text:p>
          </table:table-cell>
          <table:table-cell table:style-name="ce4" office:value-type="float" office:value="1.36575864364787" calcext:value-type="float">
            <text:p>1.36575864364787</text:p>
          </table:table-cell>
          <table:table-cell table:style-name="ce4" office:value-type="float" office:value="63.2944119568941" calcext:value-type="float">
            <text:p>63.2944119568941</text:p>
          </table:table-cell>
          <table:table-cell table:style-name="ce4" office:value-type="float" office:value="0.000000000000116177398367242" calcext:value-type="float">
            <text:p>1.16177398367242E-13</text:p>
          </table:table-cell>
          <table:table-cell table:style-name="ce4" office:value-type="float" office:value="0.000000000000523205320574795" calcext:value-type="float">
            <text:p>5.23205320574795E-13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6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90.949328085917" calcext:value-type="float">
            <text:p>290.949328085917</text:p>
          </table:table-cell>
          <table:table-cell table:style-name="ce4" office:value-type="float" office:value="-3.42447366141712" calcext:value-type="float">
            <text:p>-3.42447366141712</text:p>
          </table:table-cell>
          <table:table-cell table:style-name="ce4" office:value-type="float" office:value="0.324861133204364" calcext:value-type="float">
            <text:p>0.324861133204364</text:p>
          </table:table-cell>
          <table:table-cell table:style-name="ce4" office:value-type="float" office:value="166.124784054184" calcext:value-type="float">
            <text:p>166.124784054184</text:p>
          </table:table-cell>
          <table:table-cell table:style-name="ce4" office:value-type="float" office:value="8.73393240190172E-036" calcext:value-type="float">
            <text:p>8.73393240190172E-36</text:p>
          </table:table-cell>
          <table:table-cell table:style-name="ce4" office:value-type="float" office:value="1.65100680151915E-034" calcext:value-type="float">
            <text:p>1.65100680151915E-34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6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328.09201035727" calcext:value-type="float">
            <text:p>2328.09201035727</text:p>
          </table:table-cell>
          <table:table-cell table:style-name="ce4" office:value-type="float" office:value="-4.56527602179159" calcext:value-type="float">
            <text:p>-4.56527602179159</text:p>
          </table:table-cell>
          <table:table-cell table:style-name="ce4" office:value-type="float" office:value="0.377552914076014" calcext:value-type="float">
            <text:p>0.377552914076014</text:p>
          </table:table-cell>
          <table:table-cell table:style-name="ce4" office:value-type="float" office:value="204.932362899785" calcext:value-type="float">
            <text:p>204.932362899785</text:p>
          </table:table-cell>
          <table:table-cell table:style-name="ce4" office:value-type="float" office:value="3.62536770056488E-044" calcext:value-type="float">
            <text:p>3.62536770056488E-44</text:p>
          </table:table-cell>
          <table:table-cell table:style-name="ce4" office:value-type="float" office:value="1.02840663838849E-042" calcext:value-type="float">
            <text:p>1.02840663838849E-42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7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85.178585835937" calcext:value-type="float">
            <text:p>185.178585835937</text:p>
          </table:table-cell>
          <table:table-cell table:style-name="ce4" office:value-type="float" office:value="-6.40025759943401" calcext:value-type="float">
            <text:p>-6.40025759943401</text:p>
          </table:table-cell>
          <table:table-cell table:style-name="ce4" office:value-type="float" office:value="0.618739343849986" calcext:value-type="float">
            <text:p>0.618739343849986</text:p>
          </table:table-cell>
          <table:table-cell table:style-name="ce4" office:value-type="float" office:value="184.88259755003" calcext:value-type="float">
            <text:p>184.88259755003</text:p>
          </table:table-cell>
          <table:table-cell table:style-name="ce4" office:value-type="float" office:value="7.77987074241299E-040" calcext:value-type="float">
            <text:p>7.77987074241299E-40</text:p>
          </table:table-cell>
          <table:table-cell table:style-name="ce4" office:value-type="float" office:value="1.83446742505849E-038" calcext:value-type="float">
            <text:p>1.83446742505849E-38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342.125430894931" calcext:value-type="float">
            <text:p>342.125430894931</text:p>
          </table:table-cell>
          <table:table-cell table:style-name="ce4" office:value-type="float" office:value="-5.00546895243038" calcext:value-type="float">
            <text:p>-5.00546895243038</text:p>
          </table:table-cell>
          <table:table-cell table:style-name="ce4" office:value-type="float" office:value="0.444751822908113" calcext:value-type="float">
            <text:p>0.444751822908113</text:p>
          </table:table-cell>
          <table:table-cell table:style-name="ce4" office:value-type="float" office:value="156.073406972915" calcext:value-type="float">
            <text:p>156.073406972915</text:p>
          </table:table-cell>
          <table:table-cell table:style-name="ce4" office:value-type="float" office:value="1.28958856664117E-033" calcext:value-type="float">
            <text:p>1.28958856664117E-33</text:p>
          </table:table-cell>
          <table:table-cell table:style-name="ce4" office:value-type="float" office:value="2.14645170600024E-032" calcext:value-type="float">
            <text:p>2.14645170600024E-32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10.166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hioredoxin superfamily protein [0.378] | thioredoxin H-type 1 [0.344] | thioredoxin H-type 9 [0.133] | thioredoxin H-type 5 [0.089] | Thioredoxin H9 [0.022] | thioredoxin 3 [0.022] | thioredoxin 2 [0.011]</text:p>
          </table:table-cell>
          <table:table-cell office:value-type="string" calcext:value-type="string">
            <text:p>thioredoxin H-type 5 | thioredoxin H-type 1 | thioredoxin H-type 9 | Thioredoxin superfamily protein</text:p>
          </table:table-cell>
          <table:table-cell office:value-type="string" calcext:value-type="string">
            <text:p>Thioredoxin (PF00085) [1.000] | DUF2763 (PF10961) [0.011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cell redox homeostasis (GO:0045454) [1.000]</text:p>
          </table:table-cell>
          <table:table-cell office:value-type="float" office:value="25.0959587203178" calcext:value-type="float">
            <text:p>25.0959587203178</text:p>
          </table:table-cell>
          <table:table-cell office:value-type="float" office:value="-2.30375395111265" calcext:value-type="float">
            <text:p>-2.30375395111265</text:p>
          </table:table-cell>
          <table:table-cell office:value-type="float" office:value="0.48287249022522" calcext:value-type="float">
            <text:p>0.48287249022522</text:p>
          </table:table-cell>
          <table:table-cell office:value-type="float" office:value="87.1804026700179" calcext:value-type="float">
            <text:p>87.1804026700179</text:p>
          </table:table-cell>
          <table:table-cell office:value-type="float" office:value="8.83210337030737E-019" calcext:value-type="float">
            <text:p>8.83210337030737E-19</text:p>
          </table:table-cell>
          <table:table-cell office:value-type="float" office:value="5.79236633571616E-018" calcext:value-type="float">
            <text:p>5.7923663357161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Trans-cinnamate 4-monooxygenase [0.983] | cytochrome P450, family 98, subfamily A, polypeptide 3 [0.017]</text:p>
          </table:table-cell>
          <table:table-cell office:value-type="string" calcext:value-type="string">
            <text:p>cinnamate-4-hydroxylase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84.7319470220143" calcext:value-type="float">
            <text:p>84.7319470220143</text:p>
          </table:table-cell>
          <table:table-cell office:value-type="float" office:value="-5.05185925996135" calcext:value-type="float">
            <text:p>-5.05185925996135</text:p>
          </table:table-cell>
          <table:table-cell office:value-type="float" office:value="0.612748401469512" calcext:value-type="float">
            <text:p>0.612748401469512</text:p>
          </table:table-cell>
          <table:table-cell office:value-type="float" office:value="74.0937016457351" calcext:value-type="float">
            <text:p>74.0937016457351</text:p>
          </table:table-cell>
          <table:table-cell office:value-type="float" office:value="5.66676167151006E-016" calcext:value-type="float">
            <text:p>5.66676167151006E-16</text:p>
          </table:table-cell>
          <table:table-cell office:value-type="float" office:value="3.02572522669402E-015" calcext:value-type="float">
            <text:p>3.0257252266940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988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Transmembrane protein 19 [0.553] | Tudor domain-containing protein 3 [0.255]</text:p>
          </table:table-cell>
          <table:table-cell office:value-type="string" calcext:value-type="string">
            <text:p>Domain of unknown function (DUF1767) | Protein of unknown function DUF92, transmembrane</text:p>
          </table:table-cell>
          <table:table-cell office:value-type="string" calcext:value-type="string">
            <text:p>DUF92 (PF01940) [0.574] | DUF1767 (PF08585) [0.42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68.195455741145" calcext:value-type="float">
            <text:p>968.195455741145</text:p>
          </table:table-cell>
          <table:table-cell office:value-type="float" office:value="-1.07068251376719" calcext:value-type="float">
            <text:p>-1.07068251376719</text:p>
          </table:table-cell>
          <table:table-cell office:value-type="float" office:value="0.277408945278171" calcext:value-type="float">
            <text:p>0.277408945278171</text:p>
          </table:table-cell>
          <table:table-cell office:value-type="float" office:value="24.8572085123441" calcext:value-type="float">
            <text:p>24.8572085123441</text:p>
          </table:table-cell>
          <table:table-cell office:value-type="float" office:value="0.0000165391712061092" calcext:value-type="float">
            <text:p>1.65391712061092E-05</text:p>
          </table:table-cell>
          <table:table-cell office:value-type="float" office:value="0.0000356573371939263" calcext:value-type="float">
            <text:p>3.56573371939263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8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Transmembrane protein 45B [0.029]</text:p>
          </table:table-cell>
          <table:table-cell office:value-type="string" calcext:value-type="string">
            <text:p>Family of unknown function (DUF716) </text:p>
          </table:table-cell>
          <table:table-cell office:value-type="string" calcext:value-type="string">
            <text:p>DUF716 (PF0481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0373465264817" calcext:value-type="float">
            <text:p>20.0373465264817</text:p>
          </table:table-cell>
          <table:table-cell office:value-type="float" office:value="-2.09233381870998" calcext:value-type="float">
            <text:p>-2.09233381870998</text:p>
          </table:table-cell>
          <table:table-cell office:value-type="float" office:value="0.472160703839598" calcext:value-type="float">
            <text:p>0.472160703839598</text:p>
          </table:table-cell>
          <table:table-cell office:value-type="float" office:value="43.2506428498177" calcext:value-type="float">
            <text:p>43.2506428498177</text:p>
          </table:table-cell>
          <table:table-cell office:value-type="float" office:value="0.0000000021771722580516" calcext:value-type="float">
            <text:p>2.1771722580516E-09</text:p>
          </table:table-cell>
          <table:table-cell office:value-type="float" office:value="0.00000000687037805216675" calcext:value-type="float">
            <text:p>6.87037805216675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47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yrosine transaminase family protein [1.000]</text:p>
          </table:table-cell>
          <table:table-cell office:value-type="string" calcext:value-type="string">
            <text:p>Tyrosine transaminase 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5.0832031267249" calcext:value-type="float">
            <text:p>15.0832031267249</text:p>
          </table:table-cell>
          <table:table-cell office:value-type="float" office:value="-3.87502052864579" calcext:value-type="float">
            <text:p>-3.87502052864579</text:p>
          </table:table-cell>
          <table:table-cell office:value-type="float" office:value="0.813377736174513" calcext:value-type="float">
            <text:p>0.813377736174513</text:p>
          </table:table-cell>
          <table:table-cell office:value-type="float" office:value="32.2874281389626" calcext:value-type="float">
            <text:p>32.2874281389626</text:p>
          </table:table-cell>
          <table:table-cell office:value-type="float" office:value="0.000000455204057178873" calcext:value-type="float">
            <text:p>4.55204057178873E-07</text:p>
          </table:table-cell>
          <table:table-cell office:value-type="float" office:value="0.00000115529642120678" calcext:value-type="float">
            <text:p>1.15529642120678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DP-Glycosyltransferase superfamily protein [0.996] | Disease resistance protein (TIR-NBS-LRR class) family [0.004]</text:p>
          </table:table-cell>
          <table:table-cell office:value-type="string" calcext:value-type="string">
            <text:p>UDP-glucosyl transferase 85A3 | UDP-Glycosyltransferase superfamily protein | UDP-glucosyl transferase 85A5 | UDP-glucosyl transferase 85A2 | UDP-glucosyl transferase 85A7 | UDP-glucosyl transferase 85A4</text:p>
          </table:table-cell>
          <table:table-cell office:value-type="string" calcext:value-type="string">
            <text:p>UDPGT (PF00201) [0.925] | PPR (PF01535) [0.008] | TIR (PF01582) [0.008]</text:p>
          </table:table-cell>
          <table:table-cell office:value-type="string" calcext:value-type="string">
            <text:p>transferase activity, transferring hexosyl groups (GO:0016758) [0.925] | protein binding (GO:0005515) [0.008]</text:p>
          </table:table-cell>
          <table:table-cell office:value-type="string" calcext:value-type="string">
            <text:p>metabolic process (GO:0008152) [0.925] | signal transduction (GO:0007165) [0.008]</text:p>
          </table:table-cell>
          <table:table-cell office:value-type="float" office:value="19.553363879365" calcext:value-type="float">
            <text:p>19.553363879365</text:p>
          </table:table-cell>
          <table:table-cell office:value-type="float" office:value="-1.06224874632918" calcext:value-type="float">
            <text:p>-1.06224874632918</text:p>
          </table:table-cell>
          <table:table-cell office:value-type="float" office:value="0.449119758463602" calcext:value-type="float">
            <text:p>0.449119758463602</text:p>
          </table:table-cell>
          <table:table-cell office:value-type="float" office:value="61.8110336160453" calcext:value-type="float">
            <text:p>61.8110336160453</text:p>
          </table:table-cell>
          <table:table-cell office:value-type="float" office:value="0.000000000000241124170768736" calcext:value-type="float">
            <text:p>2.41124170768736E-13</text:p>
          </table:table-cell>
          <table:table-cell office:value-type="float" office:value="0.00000000000106032415627851" calcext:value-type="float">
            <text:p>1.0603241562785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536</text:p>
          </table:table-cell>
          <table:table-cell office:value-type="float" office:value="36699" calcext:value-type="float">
            <text:p>3669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210.25605441833" calcext:value-type="float">
            <text:p>1210.25605441833</text:p>
          </table:table-cell>
          <table:table-cell office:value-type="float" office:value="-12.2012475255977" calcext:value-type="float">
            <text:p>-12.2012475255977</text:p>
          </table:table-cell>
          <table:table-cell office:value-type="float" office:value="1.17333795932296" calcext:value-type="float">
            <text:p>1.17333795932296</text:p>
          </table:table-cell>
          <table:table-cell office:value-type="float" office:value="298.580441288132" calcext:value-type="float">
            <text:p>298.580441288132</text:p>
          </table:table-cell>
          <table:table-cell office:value-type="float" office:value="2.01836173834338E-064" calcext:value-type="float">
            <text:p>2.01836173834338E-64</text:p>
          </table:table-cell>
          <table:table-cell office:value-type="float" office:value="1.2507726530037E-062" calcext:value-type="float">
            <text:p>1.2507726530037E-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789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6.6319576922458" calcext:value-type="float">
            <text:p>26.6319576922458</text:p>
          </table:table-cell>
          <table:table-cell office:value-type="float" office:value="-4.79261334502541" calcext:value-type="float">
            <text:p>-4.79261334502541</text:p>
          </table:table-cell>
          <table:table-cell office:value-type="float" office:value="0.846135353795369" calcext:value-type="float">
            <text:p>0.846135353795369</text:p>
          </table:table-cell>
          <table:table-cell office:value-type="float" office:value="61.7505121974137" calcext:value-type="float">
            <text:p>61.7505121974137</text:p>
          </table:table-cell>
          <table:table-cell office:value-type="float" office:value="0.00000000000024841433786392" calcext:value-type="float">
            <text:p>2.4841433786392E-13</text:p>
          </table:table-cell>
          <table:table-cell office:value-type="float" office:value="0.00000000000109152857315146" calcext:value-type="float">
            <text:p>1.0915285731514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800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76.958990171936" calcext:value-type="float">
            <text:p>176.958990171936</text:p>
          </table:table-cell>
          <table:table-cell office:value-type="float" office:value="-4.62106633202711" calcext:value-type="float">
            <text:p>-4.62106633202711</text:p>
          </table:table-cell>
          <table:table-cell office:value-type="float" office:value="0.420550145822198" calcext:value-type="float">
            <text:p>0.420550145822198</text:p>
          </table:table-cell>
          <table:table-cell office:value-type="float" office:value="137.840272244489" calcext:value-type="float">
            <text:p>137.840272244489</text:p>
          </table:table-cell>
          <table:table-cell office:value-type="float" office:value="1.10435939532553E-029" calcext:value-type="float">
            <text:p>1.10435939532553E-29</text:p>
          </table:table-cell>
          <table:table-cell office:value-type="float" office:value="1.46607049854517E-028" calcext:value-type="float">
            <text:p>1.4660704985451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847</text:p>
          </table:table-cell>
          <table:table-cell office:value-type="float" office:value="8488" calcext:value-type="float">
            <text:p>848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88.748069709015" calcext:value-type="float">
            <text:p>388.748069709015</text:p>
          </table:table-cell>
          <table:table-cell office:value-type="float" office:value="-5.19809475166958" calcext:value-type="float">
            <text:p>-5.19809475166958</text:p>
          </table:table-cell>
          <table:table-cell office:value-type="float" office:value="0.342381920249432" calcext:value-type="float">
            <text:p>0.342381920249432</text:p>
          </table:table-cell>
          <table:table-cell office:value-type="float" office:value="290.443585885414" calcext:value-type="float">
            <text:p>290.443585885414</text:p>
          </table:table-cell>
          <table:table-cell office:value-type="float" office:value="1.16395251381003E-062" calcext:value-type="float">
            <text:p>1.16395251381003E-62</text:p>
          </table:table-cell>
          <table:table-cell office:value-type="float" office:value="6.78318958501468E-061" calcext:value-type="float">
            <text:p>6.7831895850146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207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1.799712748539" calcext:value-type="float">
            <text:p>251.799712748539</text:p>
          </table:table-cell>
          <table:table-cell office:value-type="float" office:value="-1.06174972750407" calcext:value-type="float">
            <text:p>-1.06174972750407</text:p>
          </table:table-cell>
          <table:table-cell office:value-type="float" office:value="0.47453352412739" calcext:value-type="float">
            <text:p>0.47453352412739</text:p>
          </table:table-cell>
          <table:table-cell office:value-type="float" office:value="16.3044714117779" calcext:value-type="float">
            <text:p>16.3044714117779</text:p>
          </table:table-cell>
          <table:table-cell office:value-type="float" office:value="0.000982095659125" calcext:value-type="float">
            <text:p>0.000982095659125</text:p>
          </table:table-cell>
          <table:table-cell office:value-type="float" office:value="0.001721920643182" calcext:value-type="float">
            <text:p>0.0017219206431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, DUF584</text:p>
          </table:table-cell>
          <table:table-cell office:value-type="string" calcext:value-type="string">
            <text:p>Senescence_reg (PF04520) [0.99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07.191402121313" calcext:value-type="float">
            <text:p>507.191402121313</text:p>
          </table:table-cell>
          <table:table-cell office:value-type="float" office:value="-2.36497596158607" calcext:value-type="float">
            <text:p>-2.36497596158607</text:p>
          </table:table-cell>
          <table:table-cell office:value-type="float" office:value="0.354301254773164" calcext:value-type="float">
            <text:p>0.354301254773164</text:p>
          </table:table-cell>
          <table:table-cell office:value-type="float" office:value="83.7652507586504" calcext:value-type="float">
            <text:p>83.7652507586504</text:p>
          </table:table-cell>
          <table:table-cell office:value-type="float" office:value="4.77720388729254E-018" calcext:value-type="float">
            <text:p>4.77720388729254E-18</text:p>
          </table:table-cell>
          <table:table-cell office:value-type="float" office:value="2.97393666651849E-017" calcext:value-type="float">
            <text:p>2.97393666651849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63</text:p>
          </table:table-cell>
          <table:table-cell office:value-type="float" office:value="15983" calcext:value-type="float">
            <text:p>15983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153334271883" calcext:value-type="float">
            <text:p>16.4153334271883</text:p>
          </table:table-cell>
          <table:table-cell office:value-type="float" office:value="-7.48950822484258" calcext:value-type="float">
            <text:p>-7.48950822484258</text:p>
          </table:table-cell>
          <table:table-cell office:value-type="float" office:value="1.26697718405037" calcext:value-type="float">
            <text:p>1.26697718405037</text:p>
          </table:table-cell>
          <table:table-cell office:value-type="float" office:value="76.5243281181199" calcext:value-type="float">
            <text:p>76.5243281181199</text:p>
          </table:table-cell>
          <table:table-cell office:value-type="float" office:value="1.70750144317304E-016" calcext:value-type="float">
            <text:p>1.70750144317304E-16</text:p>
          </table:table-cell>
          <table:table-cell office:value-type="float" office:value="9.47465341987605E-016" calcext:value-type="float">
            <text:p>9.4746534198760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72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 3339)</text:p>
          </table:table-cell>
          <table:table-cell office:value-type="string" calcext:value-type="string">
            <text:p>DUF3339 (PF11820) [1.000] | DUF621 (PF04789) [0.00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7.1195910021595" calcext:value-type="float">
            <text:p>17.1195910021595</text:p>
          </table:table-cell>
          <table:table-cell office:value-type="float" office:value="-2.37490498633183" calcext:value-type="float">
            <text:p>-2.37490498633183</text:p>
          </table:table-cell>
          <table:table-cell office:value-type="float" office:value="0.773868236744852" calcext:value-type="float">
            <text:p>0.773868236744852</text:p>
          </table:table-cell>
          <table:table-cell office:value-type="float" office:value="47.880898151337" calcext:value-type="float">
            <text:p>47.880898151337</text:p>
          </table:table-cell>
          <table:table-cell office:value-type="float" office:value="0.000000000225744997132228" calcext:value-type="float">
            <text:p>2.25744997132228E-10</text:p>
          </table:table-cell>
          <table:table-cell office:value-type="float" office:value="0.000000000776829388173391" calcext:value-type="float">
            <text:p>7.76829388173391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860</text:p>
          </table:table-cell>
          <table:table-cell office:value-type="float" office:value="14186" calcext:value-type="float">
            <text:p>1418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5.6713630653526" calcext:value-type="float">
            <text:p>65.6713630653526</text:p>
          </table:table-cell>
          <table:table-cell office:value-type="float" office:value="-6.46347012777799" calcext:value-type="float">
            <text:p>-6.46347012777799</text:p>
          </table:table-cell>
          <table:table-cell office:value-type="float" office:value="1.00058609333427" calcext:value-type="float">
            <text:p>1.00058609333427</text:p>
          </table:table-cell>
          <table:table-cell office:value-type="float" office:value="90.7786986768666" calcext:value-type="float">
            <text:p>90.7786986768666</text:p>
          </table:table-cell>
          <table:table-cell office:value-type="float" office:value="1.49037491025816E-019" calcext:value-type="float">
            <text:p>1.49037491025816E-19</text:p>
          </table:table-cell>
          <table:table-cell office:value-type="float" office:value="1.03667234404011E-018" calcext:value-type="float">
            <text:p>1.0366723440401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54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4.8829909955884" calcext:value-type="float">
            <text:p>64.8829909955884</text:p>
          </table:table-cell>
          <table:table-cell office:value-type="float" office:value="-1.36034709846178" calcext:value-type="float">
            <text:p>-1.36034709846178</text:p>
          </table:table-cell>
          <table:table-cell office:value-type="float" office:value="0.291907080842295" calcext:value-type="float">
            <text:p>0.291907080842295</text:p>
          </table:table-cell>
          <table:table-cell office:value-type="float" office:value="42.0422560150382" calcext:value-type="float">
            <text:p>42.0422560150382</text:p>
          </table:table-cell>
          <table:table-cell office:value-type="float" office:value="0.00000000393013528927795" calcext:value-type="float">
            <text:p>3.93013528927795E-09</text:p>
          </table:table-cell>
          <table:table-cell office:value-type="float" office:value="0.0000000121331768794768" calcext:value-type="float">
            <text:p>1.21331768794768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9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5.1649366243887" calcext:value-type="float">
            <text:p>15.1649366243887</text:p>
          </table:table-cell>
          <table:table-cell office:value-type="float" office:value="-5.3923399537757" calcext:value-type="float">
            <text:p>-5.3923399537757</text:p>
          </table:table-cell>
          <table:table-cell office:value-type="float" office:value="1.16933473172202" calcext:value-type="float">
            <text:p>1.16933473172202</text:p>
          </table:table-cell>
          <table:table-cell office:value-type="float" office:value="39.0185352056649" calcext:value-type="float">
            <text:p>39.0185352056649</text:p>
          </table:table-cell>
          <table:table-cell office:value-type="float" office:value="0.0000000172004314077506" calcext:value-type="float">
            <text:p>1.72004314077506E-08</text:p>
          </table:table-cell>
          <table:table-cell office:value-type="float" office:value="0.0000000501488827058972" calcext:value-type="float">
            <text:p>5.0148882705897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824</text:p>
          </table:table-cell>
          <table:table-cell office:value-type="float" office:value="11807" calcext:value-type="float">
            <text:p>11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DUF868 (PF0591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5.0197061438639" calcext:value-type="float">
            <text:p>35.0197061438639</text:p>
          </table:table-cell>
          <table:table-cell office:value-type="float" office:value="-7.5397566487668" calcext:value-type="float">
            <text:p>-7.5397566487668</text:p>
          </table:table-cell>
          <table:table-cell office:value-type="float" office:value="1.21285265208478" calcext:value-type="float">
            <text:p>1.21285265208478</text:p>
          </table:table-cell>
          <table:table-cell office:value-type="float" office:value="202.158971570866" calcext:value-type="float">
            <text:p>202.158971570866</text:p>
          </table:table-cell>
          <table:table-cell office:value-type="float" office:value="1.44097426892871E-043" calcext:value-type="float">
            <text:p>1.44097426892871E-43</text:p>
          </table:table-cell>
          <table:table-cell office:value-type="float" office:value="3.98215186480975E-042" calcext:value-type="float">
            <text:p>3.98215186480975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13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9.7201493050369" calcext:value-type="float">
            <text:p>39.7201493050369</text:p>
          </table:table-cell>
          <table:table-cell office:value-type="float" office:value="-2.42367897947209" calcext:value-type="float">
            <text:p>-2.42367897947209</text:p>
          </table:table-cell>
          <table:table-cell office:value-type="float" office:value="0.37785500117049" calcext:value-type="float">
            <text:p>0.37785500117049</text:p>
          </table:table-cell>
          <table:table-cell office:value-type="float" office:value="48.7936634005849" calcext:value-type="float">
            <text:p>48.7936634005849</text:p>
          </table:table-cell>
          <table:table-cell office:value-type="float" office:value="0.000000000144329219264234" calcext:value-type="float">
            <text:p>1.44329219264234E-10</text:p>
          </table:table-cell>
          <table:table-cell office:value-type="float" office:value="0.000000000506424237614873" calcext:value-type="float">
            <text:p>5.06424237614873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529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.4030965521453" calcext:value-type="float">
            <text:p>25.4030965521453</text:p>
          </table:table-cell>
          <table:table-cell office:value-type="float" office:value="-1.518405862766" calcext:value-type="float">
            <text:p>-1.518405862766</text:p>
          </table:table-cell>
          <table:table-cell office:value-type="float" office:value="0.405726859423176" calcext:value-type="float">
            <text:p>0.405726859423176</text:p>
          </table:table-cell>
          <table:table-cell office:value-type="float" office:value="22.0388242733407" calcext:value-type="float">
            <text:p>22.0388242733407</text:p>
          </table:table-cell>
          <table:table-cell office:value-type="float" office:value="0.0000640289465810477" calcext:value-type="float">
            <text:p>6.40289465810477E-05</text:p>
          </table:table-cell>
          <table:table-cell office:value-type="float" office:value="0.000129270432" calcext:value-type="float">
            <text:p>0.000129270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96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.099942463856" calcext:value-type="float">
            <text:p>200.099942463856</text:p>
          </table:table-cell>
          <table:table-cell office:value-type="float" office:value="-10.0550184925999" calcext:value-type="float">
            <text:p>-10.0550184925999</text:p>
          </table:table-cell>
          <table:table-cell office:value-type="float" office:value="1.20568717606631" calcext:value-type="float">
            <text:p>1.20568717606631</text:p>
          </table:table-cell>
          <table:table-cell office:value-type="float" office:value="594.170486729414" calcext:value-type="float">
            <text:p>594.170486729414</text:p>
          </table:table-cell>
          <table:table-cell office:value-type="float" office:value="1.84987694864345E-128" calcext:value-type="float">
            <text:p>1.84987694864345E-128</text:p>
          </table:table-cell>
          <table:table-cell office:value-type="float" office:value="5.33499768714545E-126" calcext:value-type="float">
            <text:p>5.33499768714545E-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20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3511)</text:p>
          </table:table-cell>
          <table:table-cell office:value-type="string" calcext:value-type="string">
            <text:p>DUF3511 (PF1202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90.387114051579" calcext:value-type="float">
            <text:p>490.387114051579</text:p>
          </table:table-cell>
          <table:table-cell office:value-type="float" office:value="-1.5159478535468" calcext:value-type="float">
            <text:p>-1.5159478535468</text:p>
          </table:table-cell>
          <table:table-cell office:value-type="float" office:value="0.292621390816571" calcext:value-type="float">
            <text:p>0.292621390816571</text:p>
          </table:table-cell>
          <table:table-cell office:value-type="float" office:value="63.5264998549687" calcext:value-type="float">
            <text:p>63.5264998549687</text:p>
          </table:table-cell>
          <table:table-cell office:value-type="float" office:value="0.000000000000103632320584012" calcext:value-type="float">
            <text:p>1.03632320584012E-13</text:p>
          </table:table-cell>
          <table:table-cell office:value-type="float" office:value="0.000000000000468678940799627" calcext:value-type="float">
            <text:p>4.6867894079962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3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1.6160210033146" calcext:value-type="float">
            <text:p>31.6160210033146</text:p>
          </table:table-cell>
          <table:table-cell office:value-type="float" office:value="-2.28837924905027" calcext:value-type="float">
            <text:p>-2.28837924905027</text:p>
          </table:table-cell>
          <table:table-cell office:value-type="float" office:value="0.408643669505592" calcext:value-type="float">
            <text:p>0.408643669505592</text:p>
          </table:table-cell>
          <table:table-cell office:value-type="float" office:value="93.0842640528001" calcext:value-type="float">
            <text:p>93.0842640528001</text:p>
          </table:table-cell>
          <table:table-cell office:value-type="float" office:value="4.76408750392577E-020" calcext:value-type="float">
            <text:p>4.76408750392577E-20</text:p>
          </table:table-cell>
          <table:table-cell office:value-type="float" office:value="3.41898702826002E-019" calcext:value-type="float">
            <text:p>3.4189870282600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43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581)</text:p>
          </table:table-cell>
          <table:table-cell office:value-type="string" calcext:value-type="string">
            <text:p>DUF581 (PF0457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31.672512638375" calcext:value-type="float">
            <text:p>131.672512638375</text:p>
          </table:table-cell>
          <table:table-cell office:value-type="float" office:value="-3.27993355209285" calcext:value-type="float">
            <text:p>-3.27993355209285</text:p>
          </table:table-cell>
          <table:table-cell office:value-type="float" office:value="0.446358931641303" calcext:value-type="float">
            <text:p>0.446358931641303</text:p>
          </table:table-cell>
          <table:table-cell office:value-type="float" office:value="123.522718948832" calcext:value-type="float">
            <text:p>123.522718948832</text:p>
          </table:table-cell>
          <table:table-cell office:value-type="float" office:value="1.34483822259207E-026" calcext:value-type="float">
            <text:p>1.34483822259207E-26</text:p>
          </table:table-cell>
          <table:table-cell office:value-type="float" office:value="1.47932204485127E-025" calcext:value-type="float">
            <text:p>1.4793220448512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4.6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4952081482026" calcext:value-type="float">
            <text:p>37.4952081482026</text:p>
          </table:table-cell>
          <table:table-cell office:value-type="float" office:value="-2.89015505255787" calcext:value-type="float">
            <text:p>-2.89015505255787</text:p>
          </table:table-cell>
          <table:table-cell office:value-type="float" office:value="0.432981553886527" calcext:value-type="float">
            <text:p>0.432981553886527</text:p>
          </table:table-cell>
          <table:table-cell office:value-type="float" office:value="57.3352992139994" calcext:value-type="float">
            <text:p>57.3352992139994</text:p>
          </table:table-cell>
          <table:table-cell office:value-type="float" office:value="0.00000000000217938930973055" calcext:value-type="float">
            <text:p>2.17938930973055E-12</text:p>
          </table:table-cell>
          <table:table-cell office:value-type="float" office:value="0.00000000000891694480218056" calcext:value-type="float">
            <text:p>8.9169448021805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540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0.9536463727719" calcext:value-type="float">
            <text:p>60.9536463727719</text:p>
          </table:table-cell>
          <table:table-cell office:value-type="float" office:value="-4.49918162365393" calcext:value-type="float">
            <text:p>-4.49918162365393</text:p>
          </table:table-cell>
          <table:table-cell office:value-type="float" office:value="0.482196551051907" calcext:value-type="float">
            <text:p>0.482196551051907</text:p>
          </table:table-cell>
          <table:table-cell office:value-type="float" office:value="161.353606756732" calcext:value-type="float">
            <text:p>161.353606756732</text:p>
          </table:table-cell>
          <table:table-cell office:value-type="float" office:value="9.35418294225903E-035" calcext:value-type="float">
            <text:p>9.35418294225903E-35</text:p>
          </table:table-cell>
          <table:table-cell office:value-type="float" office:value="1.66473374435219E-033" calcext:value-type="float">
            <text:p>1.6647337443521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2.627799315628" calcext:value-type="float">
            <text:p>92.627799315628</text:p>
          </table:table-cell>
          <table:table-cell office:value-type="float" office:value="-3.26051027372175" calcext:value-type="float">
            <text:p>-3.26051027372175</text:p>
          </table:table-cell>
          <table:table-cell office:value-type="float" office:value="0.445468003858106" calcext:value-type="float">
            <text:p>0.445468003858106</text:p>
          </table:table-cell>
          <table:table-cell office:value-type="float" office:value="93.7417111087126" calcext:value-type="float">
            <text:p>93.7417111087126</text:p>
          </table:table-cell>
          <table:table-cell office:value-type="float" office:value="3.44122843168668E-020" calcext:value-type="float">
            <text:p>3.44122843168668E-20</text:p>
          </table:table-cell>
          <table:table-cell office:value-type="float" office:value="2.4946965378921E-019" calcext:value-type="float">
            <text:p>2.4946965378921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7.3737777703196" calcext:value-type="float">
            <text:p>87.3737777703196</text:p>
          </table:table-cell>
          <table:table-cell office:value-type="float" office:value="-3.4042705138534" calcext:value-type="float">
            <text:p>-3.4042705138534</text:p>
          </table:table-cell>
          <table:table-cell office:value-type="float" office:value="0.460678595375111" calcext:value-type="float">
            <text:p>0.460678595375111</text:p>
          </table:table-cell>
          <table:table-cell office:value-type="float" office:value="150.049042927513" calcext:value-type="float">
            <text:p>150.049042927513</text:p>
          </table:table-cell>
          <table:table-cell office:value-type="float" office:value="2.57150251969956E-032" calcext:value-type="float">
            <text:p>2.57150251969956E-32</text:p>
          </table:table-cell>
          <table:table-cell office:value-type="float" office:value="3.95392680660571E-031" calcext:value-type="float">
            <text:p>3.953926806605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.4010716490477" calcext:value-type="float">
            <text:p>26.4010716490477</text:p>
          </table:table-cell>
          <table:table-cell office:value-type="float" office:value="-4.43514301861761" calcext:value-type="float">
            <text:p>-4.43514301861761</text:p>
          </table:table-cell>
          <table:table-cell office:value-type="float" office:value="0.723213557154829" calcext:value-type="float">
            <text:p>0.723213557154829</text:p>
          </table:table-cell>
          <table:table-cell office:value-type="float" office:value="70.9048126329035" calcext:value-type="float">
            <text:p>70.9048126329035</text:p>
          </table:table-cell>
          <table:table-cell office:value-type="float" office:value="2.7320831458682E-015" calcext:value-type="float">
            <text:p>2.7320831458682E-15</text:p>
          </table:table-cell>
          <table:table-cell office:value-type="float" office:value="0.0000000000000138217047939514" calcext:value-type="float">
            <text:p>1.38217047939514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51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xyloglucan endotransglucosylase/hydrolase 32 [1.000]</text:p>
          </table:table-cell>
          <table:table-cell office:value-type="string" calcext:value-type="string">
            <text:p>xyloglucan endotransglucosylase/hydrolase 32 | xyloglucan endo-transglycosylase-related 8</text:p>
          </table:table-cell>
          <table:table-cell office:value-type="string" calcext:value-type="string">
            <text:p>Glyco_hydro_16 (PF00722) [1.000] | XET_C (PF06955) [1.000]</text:p>
          </table:table-cell>
          <table:table-cell office:value-type="string" calcext:value-type="string">
            <text:p>xyloglucan:xyloglucosyl transferase activity (GO:0016762) [1.000] | hydrolase activity, hydrolyzing O-glycosyl compounds (GO:0004553) [1.000]</text:p>
          </table:table-cell>
          <table:table-cell office:value-type="string" calcext:value-type="string">
            <text:p>carbohydrate metabolic process (GO:0005975) [1.000] | cellular glucan metabolic process (GO:0006073) [1.000]</text:p>
          </table:table-cell>
          <table:table-cell office:value-type="float" office:value="35.8227536470807" calcext:value-type="float">
            <text:p>35.8227536470807</text:p>
          </table:table-cell>
          <table:table-cell office:value-type="float" office:value="-4.26769640560122" calcext:value-type="float">
            <text:p>-4.26769640560122</text:p>
          </table:table-cell>
          <table:table-cell office:value-type="float" office:value="0.593505298327285" calcext:value-type="float">
            <text:p>0.593505298327285</text:p>
          </table:table-cell>
          <table:table-cell office:value-type="float" office:value="98.8571333199967" calcext:value-type="float">
            <text:p>98.8571333199967</text:p>
          </table:table-cell>
          <table:table-cell office:value-type="float" office:value="2.73664633658744E-021" calcext:value-type="float">
            <text:p>2.73664633658744E-21</text:p>
          </table:table-cell>
          <table:table-cell office:value-type="float" office:value="2.13901526551544E-020" calcext:value-type="float">
            <text:p>2.13901526551544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61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zinc finger protein 4 [0.350] | C2H2-like zinc finger protein [0.200] | zinc-finger protein 1 [0.150] | zinc finger protein 3 [0.100] | zinc finger protein 2 [0.050] | zinc finger protein 7 [0.050] | C2H2 and C2HC zinc fingers superfamily protein [0.050]</text:p>
          </table:table-cell>
          <table:table-cell office:value-type="string" calcext:value-type="string">
            <text:p>C2H2-like zinc finger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0.1172740670896" calcext:value-type="float">
            <text:p>20.1172740670896</text:p>
          </table:table-cell>
          <table:table-cell office:value-type="float" office:value="-4.19536213135571" calcext:value-type="float">
            <text:p>-4.19536213135571</text:p>
          </table:table-cell>
          <table:table-cell office:value-type="float" office:value="0.682331702313606" calcext:value-type="float">
            <text:p>0.682331702313606</text:p>
          </table:table-cell>
          <table:table-cell office:value-type="float" office:value="77.9653041628112" calcext:value-type="float">
            <text:p>77.9653041628112</text:p>
          </table:table-cell>
          <table:table-cell office:value-type="float" office:value="8.3831454923182E-017" calcext:value-type="float">
            <text:p>8.3831454923182E-17</text:p>
          </table:table-cell>
          <table:table-cell office:value-type="float" office:value="4.76811271427808E-016" calcext:value-type="float">
            <text:p>4.76811271427808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28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Zinc finger protein CONSTANS-LIKE 1 [0.506] | B-box zinc finger family protein [0.224] | Zinc finger protein CONSTANS-LIKE 3 [0.094] | Zinc finger protein CONSTANS-LIKE 4 [0.059] | Zinc finger protein CONSTANS-LIKE 2 [0.059] | Zinc finger protein CONSTANS [0.047]</text:p>
          </table:table-cell>
          <table:table-cell office:value-type="string" calcext:value-type="string">
            <text:p>B-box zinc finger family protein | light-regulated zinc finger protein 1 | salt tolerance homologue</text:p>
          </table:table-cell>
          <table:table-cell office:value-type="string" calcext:value-type="string">
            <text:p>zf-B_box (PF00643) [0.941]</text:p>
          </table:table-cell>
          <table:table-cell office:value-type="string" calcext:value-type="string">
            <text:p>zinc ion binding (GO:0008270) [0.94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.6526345357355" calcext:value-type="float">
            <text:p>28.6526345357355</text:p>
          </table:table-cell>
          <table:table-cell office:value-type="float" office:value="-3.76659560616045" calcext:value-type="float">
            <text:p>-3.76659560616045</text:p>
          </table:table-cell>
          <table:table-cell office:value-type="float" office:value="0.534923781070096" calcext:value-type="float">
            <text:p>0.534923781070096</text:p>
          </table:table-cell>
          <table:table-cell office:value-type="float" office:value="86.6508077976498" calcext:value-type="float">
            <text:p>86.6508077976498</text:p>
          </table:table-cell>
          <table:table-cell office:value-type="float" office:value="1.14754711608223E-018" calcext:value-type="float">
            <text:p>1.14754711608223E-18</text:p>
          </table:table-cell>
          <table:table-cell office:value-type="float" office:value="7.46179285338045E-018" calcext:value-type="float">
            <text:p>7.46179285338045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666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Zinc-binding dehydrogenase family protein [1.000]</text:p>
          </table:table-cell>
          <table:table-cell office:value-type="string" calcext:value-type="string">
            <text:p>Zinc-binding dehydrogenase family protein</text:p>
          </table:table-cell>
          <table:table-cell office:value-type="string" calcext:value-type="string">
            <text:p>ADH_zinc_N (PF00107) [1.000] | Glyco_hydro_28 (PF00295) [0.048]</text:p>
          </table:table-cell>
          <table:table-cell office:value-type="string" calcext:value-type="string">
            <text:p>oxidoreductase activity (GO:0016491) [1.000] | zinc ion binding (GO:0008270) [1.000] | polygalacturonase activity (GO:0004650) [0.048]</text:p>
          </table:table-cell>
          <table:table-cell office:value-type="string" calcext:value-type="string">
            <text:p>oxidation-reduction process (GO:0055114) [1.000] | carbohydrate metabolic process (GO:0005975) [0.048]</text:p>
          </table:table-cell>
          <table:table-cell office:value-type="float" office:value="693.947088759089" calcext:value-type="float">
            <text:p>693.947088759089</text:p>
          </table:table-cell>
          <table:table-cell office:value-type="float" office:value="-1.0594224144388" calcext:value-type="float">
            <text:p>-1.0594224144388</text:p>
          </table:table-cell>
          <table:table-cell office:value-type="float" office:value="0.374432033304404" calcext:value-type="float">
            <text:p>0.374432033304404</text:p>
          </table:table-cell>
          <table:table-cell office:value-type="float" office:value="21.7943127906184" calcext:value-type="float">
            <text:p>21.7943127906184</text:p>
          </table:table-cell>
          <table:table-cell office:value-type="float" office:value="0.0000719853795518714" calcext:value-type="float">
            <text:p>7.19853795518714E-05</text:p>
          </table:table-cell>
          <table:table-cell office:value-type="float" office:value="0.000144413726302" calcext:value-type="float">
            <text:p>0.000144413726302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upAnot.A2:upAnot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7:58:23.020957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1T17:59:39.321403334</dc:date>
    <meta:editing-duration>PT39M35S</meta:editing-duration>
    <meta:editing-cycles>4</meta:editing-cycles>
    <meta:document-statistic meta:table-count="1" meta:cell-count="2638" meta:object-count="0"/>
  </office:meta>
</office:document-meta>
</file>